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99cm" style:rel-column-width="6935*"/>
    </style:style>
    <style:style style:name="Tabela1.B" style:family="table-column">
      <style:table-column-properties style:column-width="5.001cm" style:rel-column-width="19276*"/>
    </style:style>
    <style:style style:name="Tabela1.C" style:family="table-column">
      <style:table-column-properties style:column-width="3.512cm" style:rel-column-width="13538*"/>
    </style:style>
    <style:style style:name="Tabela1.D" style:family="table-column">
      <style:table-column-properties style:column-width="2cm" style:rel-column-width="7710*"/>
    </style:style>
    <style:style style:name="Tabela1.E" style:family="table-column">
      <style:table-column-properties style:column-width="2.088cm" style:rel-column-width="8050*"/>
    </style:style>
    <style:style style:name="Tabela1.F" style:family="table-column">
      <style:table-column-properties style:column-width="2.6cm" style:rel-column-width="10026*"/>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color="#000000" loext:opacity="100%"/>
    </style:style>
    <style:style style:name="P2"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0cfdd3" officeooo:paragraph-rsid="000cfdd3" style:font-size-asian="10.5pt" style:font-weight-asian="bold" style:font-size-complex="12pt"/>
    </style:style>
    <style:style style:name="P3" style:family="paragraph" style:parent-style-name="Standard">
      <style:paragraph-properties fo:margin-left="0.318cm" fo:margin-right="0cm" fo:text-align="start" style:justify-single-word="false" fo:text-indent="0.635cm" style:auto-text-indent="false"/>
      <style:text-properties fo:color="#000000" loext:opacity="100%" style:font-name="Liberation Serif" fo:font-size="12pt" fo:language="pl" fo:country="PL" fo:font-weight="bold" officeooo:rsid="001ad964" officeooo:paragraph-rsid="000cfdd3" style:font-size-asian="10.5pt" style:font-weight-asian="bold" style:font-name-complex="Arial" style:font-size-complex="12pt"/>
    </style:style>
    <style:style style:name="P4" style:family="paragraph" style:parent-style-name="Standard">
      <style:paragraph-properties fo:margin-left="0.318cm" fo:margin-right="0cm" fo:text-align="center" style:justify-single-word="false" fo:text-indent="0.635cm" style:auto-text-indent="false"/>
      <style:text-properties fo:color="#000000" loext:opacity="100%" style:font-name="Liberation Serif" fo:font-size="12pt" fo:language="pl" fo:country="PL" fo:font-weight="normal" officeooo:rsid="001ad964" officeooo:paragraph-rsid="000cfdd3" style:font-size-asian="10.5pt" style:font-weight-asian="normal" style:font-name-complex="Arial" style:font-size-complex="12pt" style:font-weight-complex="normal"/>
    </style:style>
    <style:style style:name="P5" style:family="paragraph" style:parent-style-name="Standard">
      <style:paragraph-properties fo:margin-left="0.318cm" fo:margin-right="0cm" fo:text-indent="0.635cm" style:auto-text-indent="false"/>
      <style:text-properties fo:language="pl" fo:country="PL" fo:font-weight="bold" officeooo:paragraph-rsid="000cfdd3" style:font-weight-asian="bold"/>
    </style:style>
    <style:style style:name="P6" style:family="paragraph" style:parent-style-name="Footer">
      <style:paragraph-properties fo:margin-left="0.318cm" fo:margin-right="0cm" fo:text-align="start" style:justify-single-word="false" fo:text-indent="0.635cm" style:auto-text-indent="false"/>
      <style:text-properties fo:color="#000000" loext:opacity="100%" style:font-name="ZapfHumnstPL" fo:font-size="7.5pt" fo:language="en" fo:country="US" fo:font-weight="normal" officeooo:rsid="001ad964" officeooo:paragraph-rsid="000cfdd3" style:font-size-asian="7.5pt" style:language-asian="none" style:country-asian="none" style:font-weight-asian="normal" style:font-name-complex="Arial" style:font-size-complex="7.5pt" style:font-weight-complex="normal"/>
    </style:style>
    <style:style style:name="P7" style:family="paragraph" style:parent-style-name="Header">
      <style:paragraph-properties fo:margin-top="0cm" fo:margin-bottom="0.071cm" style:contextual-spacing="false"/>
      <style:text-properties fo:color="#8b0002" loext:opacity="100%" style:font-name="ZapfHumnstPL" fo:font-size="10pt" officeooo:paragraph-rsid="000cfdd3" style:font-size-asian="10pt" style:font-name-complex="ZapfHumnstPL" style:font-size-complex="10pt"/>
    </style:style>
    <style:style style:name="P8" style:family="paragraph" style:parent-style-name="Header">
      <style:paragraph-properties fo:margin-top="0cm" fo:margin-bottom="0.071cm" style:contextual-spacing="false"/>
      <style:text-properties officeooo:paragraph-rsid="000cfdd3"/>
    </style:style>
    <style:style style:name="P9" style:family="paragraph" style:parent-style-name="Standard">
      <style:text-properties officeooo:paragraph-rsid="000c32e3"/>
    </style:style>
    <style:style style:name="P10" style:family="paragraph" style:parent-style-name="Standard">
      <style:paragraph-properties fo:text-align="center" style:justify-single-word="false"/>
      <style:text-properties fo:color="#000000" loext:opacity="100%" fo:language="pl" fo:country="PL" officeooo:paragraph-rsid="000cfdd3"/>
    </style:style>
    <style:style style:name="P11" style:family="paragraph" style:parent-style-name="Standard">
      <style:paragraph-properties fo:text-align="center" style:justify-single-word="false"/>
      <style:text-properties fo:color="#000000" loext:opacity="100%" fo:font-size="18pt" fo:language="pl" fo:country="PL" officeooo:rsid="000cfdd3" officeooo:paragraph-rsid="000cfdd3" style:font-size-asian="18pt" style:font-size-complex="18pt"/>
    </style:style>
    <style:style style:name="P12" style:family="paragraph" style:parent-style-name="Standard">
      <style:paragraph-properties fo:text-align="center" style:justify-single-word="false"/>
      <style:text-properties fo:color="#000000" loext:opacity="100%" style:font-name="Arial" fo:font-size="12pt" fo:language="pl" fo:country="PL" fo:font-weight="bold" officeooo:rsid="001ad964" officeooo:paragraph-rsid="000cfdd3" style:font-size-asian="10.5pt" style:font-weight-asian="bold" style:font-name-complex="Arial" style:font-size-complex="12pt"/>
    </style:style>
    <style:style style:name="P13" style:family="paragraph" style:parent-style-name="Standard">
      <style:paragraph-properties fo:text-align="center" style:justify-single-word="false"/>
      <style:text-properties fo:color="#000000" loext:opacity="100%" style:font-name="Arial" fo:font-size="12pt" fo:language="pl" fo:country="PL" fo:font-weight="bold" officeooo:rsid="000cfdd3" officeooo:paragraph-rsid="000cfdd3" style:font-size-asian="10.5pt" style:font-weight-asian="bold" style:font-name-complex="Arial" style:font-size-complex="12pt"/>
    </style:style>
    <style:style style:name="P14" style:family="paragraph" style:parent-style-name="Standard">
      <style:paragraph-properties fo:text-align="center" style:justify-single-word="false"/>
      <style:text-properties fo:color="#000000" loext:opacity="100%" style:font-name="Arial" fo:font-size="16pt" fo:language="pl" fo:country="PL" fo:font-weight="bold" officeooo:rsid="000cfdd3" officeooo:paragraph-rsid="000cfdd3" style:font-size-asian="14pt" style:font-weight-asian="bold" style:font-name-complex="Arial" style:font-size-complex="16pt"/>
    </style:style>
    <style:style style:name="P15" style:family="paragraph" style:parent-style-name="Standard">
      <style:text-properties fo:color="#8b0002" loext:opacity="100%" style:font-name="ZapfHumnstPL" fo:font-size="12pt" fo:language="pl" fo:country="PL" officeooo:paragraph-rsid="000c32e3" style:font-size-asian="12pt" style:font-name-complex="ZapfHumnstPL" style:font-size-complex="12pt"/>
    </style:style>
    <style:style style:name="P16" style:family="paragraph" style:parent-style-name="Standard">
      <style:paragraph-properties fo:margin-left="0cm" fo:margin-right="0cm" fo:text-indent="0.953cm" style:auto-text-indent="false"/>
      <style:text-properties fo:language="pl" fo:country="PL" fo:font-weight="bold" officeooo:paragraph-rsid="000cfdd3" style:font-weight-asian="bold"/>
    </style:style>
    <style:style style:name="P17" style:family="paragraph" style:parent-style-name="Text_20_body">
      <style:text-properties officeooo:paragraph-rsid="00101f13"/>
    </style:style>
    <style:style style:name="P18" style:family="paragraph" style:parent-style-name="Text_20_body">
      <style:text-properties officeooo:paragraph-rsid="00113c68"/>
    </style:style>
    <style:style style:name="P19" style:family="paragraph" style:parent-style-name="Text_20_body">
      <style:text-properties officeooo:paragraph-rsid="001ff3cd"/>
    </style:style>
    <style:style style:name="P20" style:family="paragraph" style:parent-style-name="Text_20_body">
      <style:text-properties officeooo:rsid="001ffc49" officeooo:paragraph-rsid="001ffc49"/>
    </style:style>
    <style:style style:name="P21" style:family="paragraph" style:parent-style-name="Text_20_body">
      <style:text-properties officeooo:rsid="0020855d" officeooo:paragraph-rsid="0020855d"/>
    </style:style>
    <style:style style:name="P22" style:family="paragraph" style:parent-style-name="Text_20_body">
      <style:text-properties officeooo:rsid="001ff3cd" officeooo:paragraph-rsid="001ff3cd"/>
    </style:style>
    <style:style style:name="P23" style:family="paragraph" style:parent-style-name="Text_20_body">
      <style:text-properties style:font-name="Liberation Serif" fo:font-size="12pt" fo:font-weight="bold" officeooo:rsid="0026d5a5" officeooo:paragraph-rsid="0026d5a5" style:font-size-asian="10.5pt" style:font-weight-asian="bold" style:font-size-complex="12pt" style:font-weight-complex="bold"/>
    </style:style>
    <style:style style:name="P24" style:family="paragraph" style:parent-style-name="Text_20_body">
      <style:text-properties officeooo:paragraph-rsid="00352f60"/>
    </style:style>
    <style:style style:name="P25" style:family="paragraph" style:parent-style-name="Text_20_body">
      <style:text-properties officeooo:paragraph-rsid="0036ec16"/>
    </style:style>
    <style:style style:name="P26" style:family="paragraph" style:parent-style-name="Text_20_body">
      <style:text-properties officeooo:rsid="00358463" officeooo:paragraph-rsid="00358463"/>
    </style:style>
    <style:style style:name="P27" style:family="paragraph" style:parent-style-name="Text_20_body">
      <style:text-properties officeooo:rsid="0036ec16" officeooo:paragraph-rsid="0036ec16"/>
    </style:style>
    <style:style style:name="P28" style:family="paragraph" style:parent-style-name="Text_20_body">
      <style:text-properties officeooo:paragraph-rsid="0053446f"/>
    </style:style>
    <style:style style:name="P29" style:family="paragraph" style:parent-style-name="Text_20_body">
      <style:text-properties officeooo:paragraph-rsid="0060aaac"/>
    </style:style>
    <style:style style:name="P30" style:family="paragraph" style:parent-style-name="Text_20_body">
      <style:text-properties officeooo:rsid="0061d5f9" officeooo:paragraph-rsid="00113c68"/>
    </style:style>
    <style:style style:name="P31" style:family="paragraph" style:parent-style-name="Text_20_body">
      <style:text-properties officeooo:paragraph-rsid="0063c0d8"/>
    </style:style>
    <style:style style:name="P32" style:family="paragraph" style:parent-style-name="Text_20_body">
      <style:text-properties officeooo:rsid="0063c0d8" officeooo:paragraph-rsid="0063c0d8"/>
    </style:style>
    <style:style style:name="P33" style:family="paragraph" style:parent-style-name="Bibliography_20_1">
      <style:paragraph-properties>
        <style:tab-stops/>
      </style:paragraph-properties>
    </style:style>
    <style:style style:name="P34" style:family="paragraph" style:parent-style-name="Bibliography_20_Heading">
      <style:paragraph-properties fo:break-before="page"/>
    </style:style>
    <style:style style:name="P35"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6pt" fo:language="pl" fo:country="PL" fo:font-weight="normal" officeooo:rsid="001ad964" officeooo:paragraph-rsid="000cfdd3" style:font-size-asian="5.25pt" style:font-weight-asian="normal" style:font-name-complex="Arial" style:font-size-complex="6pt" style:font-weight-complex="normal"/>
    </style:style>
    <style:style style:name="P36"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7pt" fo:language="pl" fo:country="PL" fo:font-weight="normal" officeooo:rsid="001ad964" officeooo:paragraph-rsid="000cfdd3" style:font-size-asian="6.09999990463257pt" style:font-weight-asian="normal" style:font-name-complex="Arial" style:font-size-complex="7pt" style:font-weight-complex="normal"/>
    </style:style>
    <style:style style:name="P37" style:family="paragraph" style:parent-style-name="Table_20_Contents">
      <style:paragraph-properties fo:text-align="justify" style:justify-single-word="false"/>
      <style:text-properties officeooo:rsid="0063c0d8" officeooo:paragraph-rsid="0063c0d8"/>
    </style:style>
    <style:style style:name="P38" style:family="paragraph" style:parent-style-name="Table_20_Contents">
      <style:paragraph-properties fo:text-align="center" style:justify-single-word="false"/>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Heading">
      <style:paragraph-properties fo:break-before="page"/>
    </style:style>
    <style:style style:name="P43" style:family="paragraph" style:parent-style-name="Footer">
      <style:paragraph-properties fo:text-align="end" style:justify-single-word="false"/>
    </style:style>
    <style:style style:name="P44" style:family="paragraph" style:parent-style-name="Heading_20_1">
      <style:text-properties officeooo:rsid="00101f13" officeooo:paragraph-rsid="00101f13"/>
    </style:style>
    <style:style style:name="P45" style:family="paragraph" style:parent-style-name="Heading_20_1">
      <style:paragraph-properties fo:break-before="page"/>
      <style:text-properties officeooo:rsid="00101f13" officeooo:paragraph-rsid="00101f13"/>
    </style:style>
    <style:style style:name="P46" style:family="paragraph" style:parent-style-name="Heading_20_2">
      <style:text-properties officeooo:paragraph-rsid="00101f13"/>
    </style:style>
    <style:style style:name="P47" style:family="paragraph" style:parent-style-name="Heading_20_2">
      <style:text-properties officeooo:rsid="00101f13" officeooo:paragraph-rsid="00101f13"/>
    </style:style>
    <style:style style:name="P48" style:family="paragraph" style:parent-style-name="Heading_20_2">
      <style:text-properties officeooo:rsid="00101f13" officeooo:paragraph-rsid="00113c68"/>
    </style:style>
    <style:style style:name="P49" style:family="paragraph" style:parent-style-name="Heading_20_2">
      <style:text-properties officeooo:rsid="00113c68" officeooo:paragraph-rsid="00113c68"/>
    </style:style>
    <style:style style:name="P50" style:family="paragraph" style:parent-style-name="Heading_20_2">
      <style:text-properties officeooo:paragraph-rsid="00113c68"/>
    </style:style>
    <style:style style:name="P51" style:family="paragraph" style:parent-style-name="Heading_20_3">
      <style:text-properties officeooo:rsid="00113c68" officeooo:paragraph-rsid="00113c68"/>
    </style:style>
    <style:style style:name="P52" style:family="paragraph" style:parent-style-name="Standard" style:master-page-name="First_20_Page">
      <style:paragraph-properties style:page-number="auto"/>
      <style:text-properties officeooo:paragraph-rsid="000c32e3"/>
    </style:style>
    <style:style style:name="P53" style:family="paragraph" style:parent-style-name="Standard" style:master-page-name="First_20_Page">
      <style:paragraph-properties style:page-number="auto" fo:break-before="page"/>
    </style:style>
    <style:style style:name="P54" style:family="paragraph" style:parent-style-name="Standard">
      <style:paragraph-properties fo:margin-left="0.318cm" fo:margin-right="0cm" fo:text-align="center" style:justify-single-word="false" fo:text-indent="0cm" style:auto-text-indent="false"/>
      <style:text-properties fo:color="#000000" loext:opacity="100%" style:font-name="Liberation Serif" fo:font-size="8pt" fo:language="pl" fo:country="PL" fo:font-weight="normal" officeooo:rsid="001ad964" officeooo:paragraph-rsid="000cfdd3" style:font-size-asian="7pt" style:font-weight-asian="normal" style:font-name-complex="Arial" style:font-size-complex="8pt" style:font-weight-complex="normal"/>
    </style:style>
    <style:style style:name="P55" style:family="paragraph" style:parent-style-name="Table_20_Contents">
      <style:paragraph-properties fo:text-align="justify" style:justify-single-word="false"/>
      <style:text-properties officeooo:rsid="00674cce" officeooo:paragraph-rsid="00674cce"/>
    </style:style>
    <style:style style:name="P56" style:family="paragraph" style:parent-style-name="Table_20_Contents">
      <style:paragraph-properties fo:text-align="start" style:justify-single-word="false"/>
      <style:text-properties officeooo:rsid="00674cce" officeooo:paragraph-rsid="00674cc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fo:font-variant="normal" fo:text-transform="none" fo:color="#202122" loext:opacity="100%" fo:letter-spacing="normal"/>
    </style:style>
    <style:style style:name="P59" style:family="paragraph" style:parent-style-name="Table_20_Contents">
      <style:paragraph-properties fo:text-align="center" style:justify-single-word="false"/>
      <style:text-properties fo:font-variant="normal" fo:text-transform="none" fo:color="#202122" loext:opacity="100%" fo:letter-spacing="normal" officeooo:paragraph-rsid="00674cce"/>
    </style:style>
    <style:style style:name="P60" style:family="paragraph" style:parent-style-name="Table_20_Contents">
      <style:paragraph-properties fo:text-align="center" style:justify-single-word="false"/>
      <style:text-properties fo:font-variant="normal" fo:text-transform="none" fo:color="#202122" loext:opacity="100%" fo:letter-spacing="normal" officeooo:paragraph-rsid="0067cd27"/>
    </style:style>
    <style:style style:name="P61" style:family="paragraph" style:parent-style-name="Table_20_Contents">
      <style:paragraph-properties fo:text-align="start" style:justify-single-word="false"/>
      <style:text-properties officeooo:rsid="0063c0d8" officeooo:paragraph-rsid="0063c0d8"/>
    </style:style>
    <style:style style:name="P62" style:family="paragraph" style:parent-style-name="Table_20_Contents">
      <style:paragraph-properties fo:text-align="justify" style:justify-single-word="false"/>
      <style:text-properties officeooo:rsid="0063c0d8" officeooo:paragraph-rsid="00674cce"/>
    </style:style>
    <style:style style:name="P63" style:family="paragraph" style:parent-style-name="Table_20_Contents">
      <style:paragraph-properties fo:text-align="start" style:justify-single-word="false"/>
      <style:text-properties officeooo:paragraph-rsid="00674cce"/>
    </style:style>
    <style:style style:name="P64" style:family="paragraph" style:parent-style-name="Table_20_Contents">
      <style:paragraph-properties fo:text-align="justify" style:justify-single-word="false"/>
      <style:text-properties officeooo:rsid="0067cd27" officeooo:paragraph-rsid="0067cd27"/>
    </style:style>
    <style:style style:name="P65" style:family="paragraph" style:parent-style-name="Table_20_Contents">
      <style:paragraph-properties fo:text-align="start" style:justify-single-word="false"/>
      <style:text-properties officeooo:rsid="0067cd27" officeooo:paragraph-rsid="0067cd27"/>
    </style:style>
    <style:style style:name="P66" style:family="paragraph" style:parent-style-name="Text_20_body" style:list-style-name="L1">
      <style:text-properties officeooo:paragraph-rsid="0050552f"/>
    </style:style>
    <style:style style:name="P67" style:family="paragraph" style:parent-style-name="Text_20_body" style:list-style-name="L1">
      <style:text-properties officeooo:rsid="0050552f" officeooo:paragraph-rsid="0050552f"/>
    </style:style>
    <style:style style:name="P68" style:family="paragraph" style:parent-style-name="Text_20_body" style:list-style-name="L2">
      <style:text-properties officeooo:paragraph-rsid="00101f13"/>
    </style:style>
    <style:style style:name="P69" style:family="paragraph" style:parent-style-name="Text_20_body" style:list-style-name="L3">
      <style:text-properties officeooo:paragraph-rsid="0011b6bc"/>
    </style:style>
    <style:style style:name="P70" style:family="paragraph" style:parent-style-name="Text_20_body" style:list-style-name="L3">
      <style:text-properties officeooo:paragraph-rsid="0013aa9d"/>
    </style:style>
    <style:style style:name="P71" style:family="paragraph" style:parent-style-name="Text_20_body" style:list-style-name="L3">
      <style:text-properties officeooo:rsid="0011b6bc" officeooo:paragraph-rsid="0013aa9d"/>
    </style:style>
    <style:style style:name="P72" style:family="paragraph" style:parent-style-name="Text_20_body" style:list-style-name="L4">
      <style:text-properties officeooo:paragraph-rsid="001561d0"/>
    </style:style>
    <style:style style:name="P73" style:family="paragraph" style:parent-style-name="Text_20_body" style:list-style-name="L4">
      <style:paragraph-properties fo:text-align="justify" style:justify-single-word="false"/>
      <style:text-properties officeooo:paragraph-rsid="0014962c"/>
    </style:style>
    <style:style style:name="P74" style:family="paragraph" style:parent-style-name="Text_20_body" style:list-style-name="L4">
      <style:text-properties officeooo:rsid="0016eae1" officeooo:paragraph-rsid="0016eae1"/>
    </style:style>
    <style:style style:name="P75" style:family="paragraph" style:parent-style-name="Text_20_body" style:list-style-name="L5">
      <style:text-properties officeooo:paragraph-rsid="001d6a12"/>
    </style:style>
    <style:style style:name="P76" style:family="paragraph" style:parent-style-name="Text_20_body" style:list-style-name="L5">
      <style:text-properties officeooo:rsid="001d6a12" officeooo:paragraph-rsid="001d6a12"/>
    </style:style>
    <style:style style:name="P77" style:family="paragraph" style:parent-style-name="Text_20_body" style:list-style-name="L5">
      <style:text-properties officeooo:rsid="001e060d" officeooo:paragraph-rsid="001e060d"/>
    </style:style>
    <style:style style:name="P78" style:family="paragraph" style:parent-style-name="Text_20_body" style:list-style-name="L6">
      <style:text-properties officeooo:paragraph-rsid="0022ba64"/>
    </style:style>
    <style:style style:name="P79" style:family="paragraph" style:parent-style-name="Text_20_body" style:list-style-name="L6">
      <style:text-properties officeooo:rsid="001a3073" officeooo:paragraph-rsid="0022ba64"/>
    </style:style>
    <style:style style:name="P80" style:family="paragraph" style:parent-style-name="Text_20_body" style:list-style-name="L7">
      <style:text-properties officeooo:paragraph-rsid="00352f60"/>
    </style:style>
    <style:style style:name="P81" style:family="paragraph" style:parent-style-name="Text_20_body" style:list-style-name="L7">
      <style:text-properties officeooo:rsid="00358463" officeooo:paragraph-rsid="00358463"/>
    </style:style>
    <style:style style:name="P82" style:family="paragraph" style:parent-style-name="Text_20_body" style:list-style-name="L8">
      <style:text-properties officeooo:rsid="0063c0d8" officeooo:paragraph-rsid="0063c0d8"/>
    </style:style>
    <style:style style:name="P83" style:family="paragraph" style:parent-style-name="Text_20_body" style:list-style-name="L10">
      <style:text-properties officeooo:rsid="0063c0d8" officeooo:paragraph-rsid="0063c0d8"/>
    </style:style>
    <style:style style:name="P84" style:family="paragraph" style:parent-style-name="Text_20_body" style:list-style-name="L9">
      <style:text-properties officeooo:rsid="00607cf9" officeooo:paragraph-rsid="00607cf9"/>
    </style:style>
    <style:style style:name="P85" style:family="paragraph">
      <loext:graphic-properties draw:fill="gradient" draw:fill-color="#ffffff" draw:fill-gradient-name="Gradient_20_1"/>
      <style:paragraph-properties fo:text-align="center" style:writing-mode="lr-tb"/>
    </style:style>
    <style:style style:name="P86" style:family="paragraph">
      <loext:graphic-properties draw:fill="solid" draw:fill-color="#1f1a17"/>
      <style:paragraph-properties style:writing-mode="lr-tb"/>
    </style:style>
    <style:style style:name="P87" style:family="paragraph">
      <loext:graphic-properties draw:fill="solid" draw:fill-color="#221d1b"/>
      <style:paragraph-properties style:writing-mode="lr-tb"/>
    </style:style>
    <style:style style:name="P88" style:family="paragraph">
      <loext:graphic-properties draw:fill="solid" draw:fill-color="#26211f"/>
      <style:paragraph-properties style:writing-mode="lr-tb"/>
    </style:style>
    <style:style style:name="P89" style:family="paragraph">
      <loext:graphic-properties draw:fill="solid" draw:fill-color="#282422"/>
      <style:paragraph-properties style:writing-mode="lr-tb"/>
    </style:style>
    <style:style style:name="P90" style:family="paragraph">
      <loext:graphic-properties draw:fill="solid" draw:fill-color="#2c2726"/>
      <style:paragraph-properties style:writing-mode="lr-tb"/>
    </style:style>
    <style:style style:name="P91" style:family="paragraph">
      <loext:graphic-properties draw:fill="solid" draw:fill-color="#2e2a27"/>
      <style:paragraph-properties style:writing-mode="lr-tb"/>
    </style:style>
    <style:style style:name="P92" style:family="paragraph">
      <loext:graphic-properties draw:fill="solid" draw:fill-color="#302c2b"/>
      <style:paragraph-properties style:writing-mode="lr-tb"/>
    </style:style>
    <style:style style:name="P93" style:family="paragraph">
      <loext:graphic-properties draw:fill="solid" draw:fill-color="#33302e"/>
      <style:paragraph-properties style:writing-mode="lr-tb"/>
    </style:style>
    <style:style style:name="P94" style:family="paragraph">
      <loext:graphic-properties draw:fill="solid" draw:fill-color="#35322f"/>
      <style:paragraph-properties style:writing-mode="lr-tb"/>
    </style:style>
    <style:style style:name="P95" style:family="paragraph">
      <loext:graphic-properties draw:fill="solid" draw:fill-color="#373432"/>
      <style:paragraph-properties style:writing-mode="lr-tb"/>
    </style:style>
    <style:style style:name="P96" style:family="paragraph">
      <loext:graphic-properties draw:fill="solid" draw:fill-color="#393633"/>
      <style:paragraph-properties style:writing-mode="lr-tb"/>
    </style:style>
    <style:style style:name="P97" style:family="paragraph">
      <loext:graphic-properties draw:fill="solid" draw:fill-color="#3c3836"/>
      <style:paragraph-properties style:writing-mode="lr-tb"/>
    </style:style>
    <style:style style:name="P98" style:family="paragraph">
      <loext:graphic-properties draw:fill="solid" draw:fill-color="#3e3a39"/>
      <style:paragraph-properties style:writing-mode="lr-tb"/>
    </style:style>
    <style:style style:name="P99" style:family="paragraph">
      <loext:graphic-properties draw:fill="solid" draw:fill-color="#3f3c3a"/>
      <style:paragraph-properties style:writing-mode="lr-tb"/>
    </style:style>
    <style:style style:name="P100" style:family="paragraph">
      <loext:graphic-properties draw:fill="solid" draw:fill-color="#413e3c"/>
      <style:paragraph-properties style:writing-mode="lr-tb"/>
    </style:style>
    <style:style style:name="P101" style:family="paragraph">
      <loext:graphic-properties draw:fill="solid" draw:fill-color="#43403e"/>
      <style:paragraph-properties style:writing-mode="lr-tb"/>
    </style:style>
    <style:style style:name="P102" style:family="paragraph">
      <loext:graphic-properties draw:fill="solid" draw:fill-color="#464341"/>
      <style:paragraph-properties style:writing-mode="lr-tb"/>
    </style:style>
    <style:style style:name="P103" style:family="paragraph">
      <loext:graphic-properties draw:fill="solid" draw:fill-color="#484544"/>
      <style:paragraph-properties style:writing-mode="lr-tb"/>
    </style:style>
    <style:style style:name="P104" style:family="paragraph">
      <loext:graphic-properties draw:fill="solid" draw:fill-color="#4a4745"/>
      <style:paragraph-properties style:writing-mode="lr-tb"/>
    </style:style>
    <style:style style:name="P105" style:family="paragraph">
      <loext:graphic-properties draw:fill="solid" draw:fill-color="#4d4a48"/>
      <style:paragraph-properties style:writing-mode="lr-tb"/>
    </style:style>
    <style:style style:name="P106" style:family="paragraph">
      <loext:graphic-properties draw:fill="solid" draw:fill-color="#4e4b4a"/>
      <style:paragraph-properties style:writing-mode="lr-tb"/>
    </style:style>
    <style:style style:name="P107" style:family="paragraph">
      <loext:graphic-properties draw:fill="solid" draw:fill-color="#514e4c"/>
      <style:paragraph-properties style:writing-mode="lr-tb"/>
    </style:style>
    <style:style style:name="P108" style:family="paragraph">
      <loext:graphic-properties draw:fill="solid" draw:fill-color="#53504e"/>
      <style:paragraph-properties style:writing-mode="lr-tb"/>
    </style:style>
    <style:style style:name="P109" style:family="paragraph">
      <loext:graphic-properties draw:fill="solid" draw:fill-color="#545250"/>
      <style:paragraph-properties style:writing-mode="lr-tb"/>
    </style:style>
    <style:style style:name="P110" style:family="paragraph">
      <loext:graphic-properties draw:fill="solid" draw:fill-color="#565452"/>
      <style:paragraph-properties style:writing-mode="lr-tb"/>
    </style:style>
    <style:style style:name="P111" style:family="paragraph">
      <loext:graphic-properties draw:fill="solid" draw:fill-color="#585554"/>
      <style:paragraph-properties style:writing-mode="lr-tb"/>
    </style:style>
    <style:style style:name="P112" style:family="paragraph">
      <loext:graphic-properties draw:fill="solid" draw:fill-color="#5a5756"/>
      <style:paragraph-properties style:writing-mode="lr-tb"/>
    </style:style>
    <style:style style:name="P113" style:family="paragraph">
      <loext:graphic-properties draw:fill="solid" draw:fill-color="#5b5957"/>
      <style:paragraph-properties style:writing-mode="lr-tb"/>
    </style:style>
    <style:style style:name="P114" style:family="paragraph">
      <loext:graphic-properties draw:fill="solid" draw:fill-color="#5d5a59"/>
      <style:paragraph-properties style:writing-mode="lr-tb"/>
    </style:style>
    <style:style style:name="P115" style:family="paragraph">
      <loext:graphic-properties draw:fill="solid" draw:fill-color="#5f5d5c"/>
      <style:paragraph-properties style:writing-mode="lr-tb"/>
    </style:style>
    <style:style style:name="P116" style:family="paragraph">
      <loext:graphic-properties draw:fill="solid" draw:fill-color="#615e5d"/>
      <style:paragraph-properties style:writing-mode="lr-tb"/>
    </style:style>
    <style:style style:name="P117" style:family="paragraph">
      <loext:graphic-properties draw:fill="solid" draw:fill-color="#636160"/>
      <style:paragraph-properties style:writing-mode="lr-tb"/>
    </style:style>
    <style:style style:name="P118" style:family="paragraph">
      <loext:graphic-properties draw:fill="solid" draw:fill-color="#656261"/>
      <style:paragraph-properties style:writing-mode="lr-tb"/>
    </style:style>
    <style:style style:name="P119" style:family="paragraph">
      <loext:graphic-properties draw:fill="solid" draw:fill-color="#676563"/>
      <style:paragraph-properties style:writing-mode="lr-tb"/>
    </style:style>
    <style:style style:name="P120" style:family="paragraph">
      <loext:graphic-properties draw:fill="solid" draw:fill-color="#696766"/>
      <style:paragraph-properties style:writing-mode="lr-tb"/>
    </style:style>
    <style:style style:name="P121" style:family="paragraph">
      <loext:graphic-properties draw:fill="solid" draw:fill-color="#6a6867"/>
      <style:paragraph-properties style:writing-mode="lr-tb"/>
    </style:style>
    <style:style style:name="P122" style:family="paragraph">
      <loext:graphic-properties draw:fill="solid" draw:fill-color="#6c6a69"/>
      <style:paragraph-properties style:writing-mode="lr-tb"/>
    </style:style>
    <style:style style:name="P123" style:family="paragraph">
      <loext:graphic-properties draw:fill="solid" draw:fill-color="#6e6c6b"/>
      <style:paragraph-properties style:writing-mode="lr-tb"/>
    </style:style>
    <style:style style:name="P124" style:family="paragraph">
      <loext:graphic-properties draw:fill="solid" draw:fill-color="#706e6d"/>
      <style:paragraph-properties style:writing-mode="lr-tb"/>
    </style:style>
    <style:style style:name="P125" style:family="paragraph">
      <loext:graphic-properties draw:fill="solid" draw:fill-color="#71706f"/>
      <style:paragraph-properties style:writing-mode="lr-tb"/>
    </style:style>
    <style:style style:name="P126" style:family="paragraph">
      <loext:graphic-properties draw:fill="solid" draw:fill-color="#737170"/>
      <style:paragraph-properties style:writing-mode="lr-tb"/>
    </style:style>
    <style:style style:name="P127" style:family="paragraph">
      <loext:graphic-properties draw:fill="solid" draw:fill-color="#757372"/>
      <style:paragraph-properties style:writing-mode="lr-tb"/>
    </style:style>
    <style:style style:name="P128" style:family="paragraph">
      <loext:graphic-properties draw:fill="solid" draw:fill-color="#767473"/>
      <style:paragraph-properties style:writing-mode="lr-tb"/>
    </style:style>
    <style:style style:name="P129" style:family="paragraph">
      <loext:graphic-properties draw:fill="solid" draw:fill-color="#787676"/>
      <style:paragraph-properties style:writing-mode="lr-tb"/>
    </style:style>
    <style:style style:name="P130" style:family="paragraph">
      <loext:graphic-properties draw:fill="solid" draw:fill-color="#7a7978"/>
      <style:paragraph-properties style:writing-mode="lr-tb"/>
    </style:style>
    <style:style style:name="P131" style:family="paragraph">
      <loext:graphic-properties draw:fill="solid" draw:fill-color="#7c7a79"/>
      <style:paragraph-properties style:writing-mode="lr-tb"/>
    </style:style>
    <style:style style:name="P132" style:family="paragraph">
      <loext:graphic-properties draw:fill="solid" draw:fill-color="#7e7d7c"/>
      <style:paragraph-properties style:writing-mode="lr-tb"/>
    </style:style>
    <style:style style:name="P133" style:family="paragraph">
      <loext:graphic-properties draw:fill="solid" draw:fill-color="#7f7e7d"/>
      <style:paragraph-properties style:writing-mode="lr-tb"/>
    </style:style>
    <style:style style:name="P134" style:family="paragraph">
      <loext:graphic-properties draw:fill="solid" draw:fill-color="#82807f"/>
      <style:paragraph-properties style:writing-mode="lr-tb"/>
    </style:style>
    <style:style style:name="P135" style:family="paragraph">
      <loext:graphic-properties draw:fill="solid" draw:fill-color="#848282"/>
      <style:paragraph-properties style:writing-mode="lr-tb"/>
    </style:style>
    <style:style style:name="P136" style:family="paragraph">
      <loext:graphic-properties draw:fill="none" draw:fill-color="#99cc00"/>
      <style:paragraph-properties fo:text-align="center" style:writing-mode="lr-tb"/>
    </style:style>
    <style:style style:name="P137" style:family="paragraph">
      <loext:graphic-properties draw:fill="solid" draw:fill-color="#8b0002"/>
      <style:paragraph-properties style:writing-mode="lr-tb"/>
    </style:style>
    <style:style style:name="P138" style:family="paragraph">
      <loext:graphic-properties draw:fill="solid" draw:fill-color="#969696" draw:opacity="100%"/>
      <style:paragraph-properties style:writing-mode="lr-tb"/>
    </style:style>
    <style:style style:name="P139" style:family="paragraph">
      <loext:graphic-properties draw:fill="solid" draw:fill-color="#8b0002" draw:opacity="100%"/>
      <style:paragraph-properties style:writing-mode="lr-tb"/>
    </style:style>
    <style:style style:name="P140" style:family="paragraph">
      <loext:graphic-properties draw:fill="solid" draw:fill-color="#969594"/>
      <style:paragraph-properties style:writing-mode="lr-tb"/>
    </style:style>
    <style:style style:name="T1" style:family="text">
      <style:text-properties style:font-name="CastleT" fo:font-size="18pt" fo:language="pl" fo:country="PL" style:font-size-asian="18pt" style:font-name-complex="CastleT" style:font-size-complex="18pt"/>
    </style:style>
    <style:style style:name="T2" style:family="text">
      <style:text-properties fo:color="#8b0002" loext:opacity="100%" style:font-name="ZapfHumnstPL" fo:font-size="12pt" fo:language="pl" fo:country="PL" style:font-size-asian="12pt" style:font-name-complex="ZapfHumnstPL" style:font-size-complex="12pt"/>
    </style:style>
    <style:style style:name="T3" style:family="text">
      <style:text-properties fo:color="#8b0002" loext:opacity="100%" style:font-name="ZapfHumnstPL" fo:font-size="7.5pt" style:font-size-asian="7.5pt" style:font-name-complex="ZapfHumnstPL" style:font-size-complex="7.5pt"/>
    </style:style>
    <style:style style:name="T4" style:family="text">
      <style:text-properties style:font-name="Arial" fo:font-size="14pt" fo:font-weight="bold" style:font-size-asian="14pt" style:font-weight-asian="bold" style:font-name-complex="Arial" style:font-size-complex="14pt"/>
    </style:style>
    <style:style style:name="T5" style:family="text">
      <style:text-properties style:font-name="Arial" fo:font-size="14pt" fo:font-weight="bold" officeooo:rsid="001ad964" style:font-size-asian="14pt" style:font-weight-asian="bold" style:font-name-complex="Arial" style:font-size-complex="14pt"/>
    </style:style>
    <style:style style:name="T6" style:family="text">
      <style:text-properties style:font-name="Arial" fo:font-weight="bold" style:font-weight-asian="bold" style:font-name-complex="Arial"/>
    </style:style>
    <style:style style:name="T7" style:family="text">
      <style:text-properties style:font-name="Arial" fo:font-weight="bold" officeooo:rsid="001ad964" style:font-weight-asian="bold" style:font-name-complex="Arial"/>
    </style:style>
    <style:style style:name="T8" style:family="text">
      <style:text-properties officeooo:rsid="001ad964"/>
    </style:style>
    <style:style style:name="T9" style:family="text">
      <style:text-properties style:font-name-complex="Arial"/>
    </style:style>
    <style:style style:name="T10" style:family="text">
      <style:text-properties officeooo:rsid="001ad964" style:font-name-complex="Arial"/>
    </style:style>
    <style:style style:name="T11" style:family="text">
      <style:text-properties style:font-name="ZapfHumnstPL" fo:font-size="7.5pt" style:font-size-asian="7.5pt" style:font-name-complex="ZapfHumnstPL" style:font-size-complex="7.5pt"/>
    </style:style>
    <style:style style:name="T12" style:family="text">
      <style:text-properties officeooo:rsid="00101f13"/>
    </style:style>
    <style:style style:name="T13" style:family="text">
      <style:text-properties style:font-name="Liberation Sans" fo:font-size="16.1000003814697pt" fo:font-weight="bold" officeooo:rsid="00101f13" style:font-name-asian="PingFang SC" style:font-size-asian="16.1000003814697pt" style:font-weight-asian="bold" style:font-name-complex="Arial Unicode MS" style:font-size-complex="16.1000003814697pt" style:font-weight-complex="bold"/>
    </style:style>
    <style:style style:name="T14" style:family="text">
      <style:text-properties officeooo:rsid="00113c68"/>
    </style:style>
    <style:style style:name="T15" style:family="text">
      <style:text-properties officeooo:rsid="00116424"/>
    </style:style>
    <style:style style:name="T16" style:family="text">
      <style:text-properties officeooo:rsid="0011b6bc"/>
    </style:style>
    <style:style style:name="T17" style:family="text">
      <style:text-properties officeooo:rsid="0013aa9d"/>
    </style:style>
    <style:style style:name="T18" style:family="text">
      <style:text-properties officeooo:rsid="0014962c"/>
    </style:style>
    <style:style style:name="T19" style:family="text">
      <style:text-properties officeooo:rsid="001561d0"/>
    </style:style>
    <style:style style:name="T20" style:family="text">
      <style:text-properties officeooo:rsid="0016eae1"/>
    </style:style>
    <style:style style:name="T21" style:family="text">
      <style:text-properties officeooo:rsid="0017d1fa"/>
    </style:style>
    <style:style style:name="T22" style:family="text">
      <style:text-properties officeooo:rsid="0019d4d0"/>
    </style:style>
    <style:style style:name="T23" style:family="text">
      <style:text-properties officeooo:rsid="001a3073"/>
    </style:style>
    <style:style style:name="T24" style:family="text">
      <style:text-properties officeooo:rsid="001a69e0"/>
    </style:style>
    <style:style style:name="T25" style:family="text">
      <style:text-properties officeooo:rsid="001b8e9e"/>
    </style:style>
    <style:style style:name="T26" style:family="text">
      <style:text-properties officeooo:rsid="001d1ab0"/>
    </style:style>
    <style:style style:name="T27" style:family="text">
      <style:text-properties officeooo:rsid="001d6a12"/>
    </style:style>
    <style:style style:name="T28" style:family="text">
      <style:text-properties officeooo:rsid="001e060d"/>
    </style:style>
    <style:style style:name="T29" style:family="text">
      <style:text-properties officeooo:rsid="001ff3cd"/>
    </style:style>
    <style:style style:name="T30" style:family="text">
      <style:text-properties officeooo:rsid="001ffc49"/>
    </style:style>
    <style:style style:name="T31" style:family="text">
      <style:text-properties officeooo:rsid="00225b5e"/>
    </style:style>
    <style:style style:name="T32" style:family="text">
      <style:text-properties officeooo:rsid="0022ba64"/>
    </style:style>
    <style:style style:name="T33" style:family="text">
      <style:text-properties officeooo:rsid="00234eed"/>
    </style:style>
    <style:style style:name="T34" style:family="text">
      <style:text-properties officeooo:rsid="002be0c9"/>
    </style:style>
    <style:style style:name="T35" style:family="text">
      <style:text-properties officeooo:rsid="002d65bc"/>
    </style:style>
    <style:style style:name="T36" style:family="text">
      <style:text-properties officeooo:rsid="00352f60"/>
    </style:style>
    <style:style style:name="T37" style:family="text">
      <style:text-properties officeooo:rsid="00358463"/>
    </style:style>
    <style:style style:name="T38" style:family="text">
      <style:text-properties officeooo:rsid="0036ec16"/>
    </style:style>
    <style:style style:name="T39" style:family="text">
      <style:text-properties officeooo:rsid="00370081"/>
    </style:style>
    <style:style style:name="T40" style:family="text">
      <style:text-properties officeooo:rsid="0037a191"/>
    </style:style>
    <style:style style:name="T41" style:family="text">
      <style:text-properties officeooo:rsid="0038578b"/>
    </style:style>
    <style:style style:name="T42" style:family="text">
      <style:text-properties style:font-name="Liberation Serif" fo:font-size="12pt" fo:font-weight="bold" officeooo:rsid="00101f13" style:font-name-asian="PingFang SC" style:font-size-asian="10.5pt" style:font-weight-asian="bold" style:font-name-complex="Arial Unicode MS" style:font-size-complex="12pt" style:font-weight-complex="bold"/>
    </style:style>
    <style:style style:name="T43" style:family="text">
      <style:text-properties style:font-name="Liberation Serif" fo:font-size="12pt" fo:font-weight="normal" style:font-name-asian="PingFang SC" style:font-size-asian="10.5pt" style:font-weight-asian="normal" style:font-name-complex="Arial Unicode MS" style:font-size-complex="12pt" style:font-weight-complex="normal"/>
    </style:style>
    <style:style style:name="T44" style:family="text">
      <style:text-properties style:font-name="Liberation Serif" fo:font-size="12pt" fo:font-weight="normal" officeooo:rsid="003a71fa" style:font-name-asian="PingFang SC" style:font-size-asian="10.5pt" style:font-weight-asian="normal" style:font-name-complex="Arial Unicode MS" style:font-size-complex="12pt" style:font-weight-complex="normal"/>
    </style:style>
    <style:style style:name="T45" style:family="text">
      <style:text-properties style:font-name="Liberation Serif" fo:font-size="12pt" fo:font-weight="normal" officeooo:rsid="003a83fe" style:font-name-asian="PingFang SC" style:font-size-asian="10.5pt" style:font-weight-asian="normal" style:font-name-complex="Arial Unicode MS" style:font-size-complex="12pt" style:font-weight-complex="normal"/>
    </style:style>
    <style:style style:name="T46" style:family="text">
      <style:text-properties style:font-name="Liberation Serif" fo:font-size="12pt" fo:font-weight="normal" officeooo:rsid="00418fa5" style:font-name-asian="PingFang SC" style:font-size-asian="10.5pt" style:font-weight-asian="normal" style:font-name-complex="Arial Unicode MS" style:font-size-complex="12pt" style:font-weight-complex="normal"/>
    </style:style>
    <style:style style:name="T47" style:family="text">
      <style:text-properties style:font-name="Liberation Serif" fo:font-size="12pt" fo:font-weight="normal" officeooo:rsid="004275bf" style:font-name-asian="PingFang SC" style:font-size-asian="10.5pt" style:font-weight-asian="normal" style:font-name-complex="Arial Unicode MS" style:font-size-complex="12pt" style:font-weight-complex="normal"/>
    </style:style>
    <style:style style:name="T48" style:family="text">
      <style:text-properties style:font-name="Liberation Serif" fo:font-size="12pt" fo:font-weight="normal" officeooo:rsid="0043f8d7" style:font-name-asian="PingFang SC" style:font-size-asian="10.5pt" style:font-weight-asian="normal" style:font-name-complex="Arial Unicode MS" style:font-size-complex="12pt" style:font-weight-complex="normal"/>
    </style:style>
    <style:style style:name="T49" style:family="text">
      <style:text-properties style:font-name="Liberation Serif" fo:font-size="12pt" fo:font-weight="normal" officeooo:rsid="00444166" style:font-name-asian="PingFang SC" style:font-size-asian="10.5pt" style:font-weight-asian="normal" style:font-name-complex="Arial Unicode MS" style:font-size-complex="12pt" style:font-weight-complex="normal"/>
    </style:style>
    <style:style style:name="T50" style:family="text">
      <style:text-properties style:font-name="Liberation Serif" fo:font-size="12pt" fo:font-weight="normal" officeooo:rsid="00447727" style:font-name-asian="PingFang SC" style:font-size-asian="10.5pt" style:font-weight-asian="normal" style:font-name-complex="Arial Unicode MS" style:font-size-complex="12pt" style:font-weight-complex="normal"/>
    </style:style>
    <style:style style:name="T51" style:family="text">
      <style:text-properties style:font-name="Liberation Serif" fo:font-size="12pt" fo:font-weight="normal" officeooo:rsid="0046097f" style:font-name-asian="PingFang SC" style:font-size-asian="10.5pt" style:font-weight-asian="normal" style:font-name-complex="Arial Unicode MS" style:font-size-complex="12pt" style:font-weight-complex="normal"/>
    </style:style>
    <style:style style:name="T52" style:family="text">
      <style:text-properties style:font-name="Liberation Serif" fo:font-size="12pt" fo:font-weight="normal" officeooo:rsid="004a1767" style:font-name-asian="PingFang SC" style:font-size-asian="10.5pt" style:font-weight-asian="normal" style:font-name-complex="Arial Unicode MS" style:font-size-complex="12pt" style:font-weight-complex="normal"/>
    </style:style>
    <style:style style:name="T53" style:family="text">
      <style:text-properties style:font-name="Liberation Serif" fo:font-size="12pt" fo:font-weight="normal" officeooo:rsid="004b1ea9" style:font-name-asian="PingFang SC" style:font-size-asian="10.5pt" style:font-weight-asian="normal" style:font-name-complex="Arial Unicode MS" style:font-size-complex="12pt" style:font-weight-complex="normal"/>
    </style:style>
    <style:style style:name="T54" style:family="text">
      <style:text-properties style:font-name="Liberation Serif" fo:font-size="12pt" fo:font-weight="normal" officeooo:rsid="0050552f" style:font-name-asian="PingFang SC" style:font-size-asian="10.5pt" style:font-weight-asian="normal" style:font-name-complex="Arial Unicode MS" style:font-size-complex="12pt" style:font-weight-complex="normal"/>
    </style:style>
    <style:style style:name="T55" style:family="text">
      <style:text-properties style:font-name="Liberation Serif" fo:font-size="12pt" fo:font-weight="normal" officeooo:rsid="005073d4" style:font-name-asian="PingFang SC" style:font-size-asian="10.5pt" style:font-weight-asian="normal" style:font-name-complex="Arial Unicode MS" style:font-size-complex="12pt" style:font-weight-complex="normal"/>
    </style:style>
    <style:style style:name="T56" style:family="text">
      <style:text-properties style:font-name="Liberation Serif" fo:font-size="12pt" fo:font-weight="normal" officeooo:rsid="0050d58d" style:font-name-asian="PingFang SC" style:font-size-asian="10.5pt" style:font-weight-asian="normal" style:font-name-complex="Arial Unicode MS" style:font-size-complex="12pt" style:font-weight-complex="normal"/>
    </style:style>
    <style:style style:name="T57" style:family="text">
      <style:text-properties style:font-name="Liberation Serif" fo:font-size="12pt" fo:font-weight="normal" officeooo:rsid="00511316" style:font-name-asian="PingFang SC" style:font-size-asian="10.5pt" style:font-weight-asian="normal" style:font-name-complex="Arial Unicode MS" style:font-size-complex="12pt" style:font-weight-complex="normal"/>
    </style:style>
    <style:style style:name="T58" style:family="text">
      <style:text-properties style:font-name="Liberation Serif" fo:font-size="12pt" fo:font-weight="normal" officeooo:rsid="0053446f" style:font-name-asian="PingFang SC" style:font-size-asian="10.5pt" style:font-weight-asian="normal" style:font-name-complex="Arial Unicode MS" style:font-size-complex="12pt" style:font-weight-complex="normal"/>
    </style:style>
    <style:style style:name="T59" style:family="text">
      <style:text-properties style:font-name="Liberation Serif" fo:font-size="12pt" fo:font-weight="normal" officeooo:rsid="00534b41" style:font-name-asian="PingFang SC" style:font-size-asian="10.5pt" style:font-weight-asian="normal" style:font-name-complex="Arial Unicode MS" style:font-size-complex="12pt" style:font-weight-complex="normal"/>
    </style:style>
    <style:style style:name="T60" style:family="text">
      <style:text-properties officeooo:rsid="0046097f"/>
    </style:style>
    <style:style style:name="T61" style:family="text">
      <style:text-properties officeooo:rsid="004d0281"/>
    </style:style>
    <style:style style:name="T62" style:family="text">
      <style:text-properties officeooo:rsid="00545f91"/>
    </style:style>
    <style:style style:name="T63" style:family="text">
      <style:text-properties officeooo:rsid="00556e33"/>
    </style:style>
    <style:style style:name="T64" style:family="text">
      <style:text-properties officeooo:rsid="00566974"/>
    </style:style>
    <style:style style:name="T65" style:family="text">
      <style:text-properties officeooo:rsid="00570226"/>
    </style:style>
    <style:style style:name="T66" style:family="text">
      <style:text-properties officeooo:rsid="0057f0ef"/>
    </style:style>
    <style:style style:name="T67" style:family="text">
      <style:text-properties officeooo:rsid="0058d036"/>
    </style:style>
    <style:style style:name="T68" style:family="text">
      <style:text-properties officeooo:rsid="005983ad"/>
    </style:style>
    <style:style style:name="T69" style:family="text">
      <style:text-properties officeooo:rsid="0059dbb2"/>
    </style:style>
    <style:style style:name="T70" style:family="text">
      <style:text-properties officeooo:rsid="005b08a9"/>
    </style:style>
    <style:style style:name="T71" style:family="text">
      <style:text-properties officeooo:rsid="005c384b"/>
    </style:style>
    <style:style style:name="T72" style:family="text">
      <style:text-properties officeooo:rsid="005e8bdd"/>
    </style:style>
    <style:style style:name="T73" style:family="text">
      <style:text-properties officeooo:rsid="00607cf9"/>
    </style:style>
    <style:style style:name="T74" style:family="text">
      <style:text-properties officeooo:rsid="0060aaac"/>
    </style:style>
    <style:style style:name="T75" style:family="text">
      <style:text-properties officeooo:rsid="0061d5f9"/>
    </style:style>
    <style:style style:name="T76" style:family="text">
      <style:text-properties officeooo:rsid="0063c0d8"/>
    </style:style>
    <style:style style:name="T77" style:family="text">
      <style:text-properties officeooo:rsid="00674c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gradient" draw:fill-color="#ffffff" draw:fill-gradient-name="Gradient_20_1"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style:run-through="foreground"/>
    </style:style>
    <style:style style:name="gr4" style:family="graphic">
      <style:graphic-properties draw:stroke="none" draw:fill="solid" draw:fill-color="#1f1a1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 style:family="graphic">
      <style:graphic-properties draw:stroke="none" draw:fill="solid" draw:fill-color="#221d1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 style:family="graphic">
      <style:graphic-properties draw:stroke="none" draw:fill="solid" draw:fill-color="#26211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7" style:family="graphic">
      <style:graphic-properties draw:stroke="none" draw:fill="solid" draw:fill-color="#28242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8" style:family="graphic">
      <style:graphic-properties draw:stroke="none" draw:fill="solid" draw:fill-color="#2c272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9" style:family="graphic">
      <style:graphic-properties draw:stroke="none" draw:fill="solid" draw:fill-color="#2e2a2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0" style:family="graphic">
      <style:graphic-properties draw:stroke="none" draw:fill="solid" draw:fill-color="#302c2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1" style:family="graphic">
      <style:graphic-properties draw:stroke="none" draw:fill="solid" draw:fill-color="#33302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2" style:family="graphic">
      <style:graphic-properties draw:stroke="none" draw:fill="solid" draw:fill-color="#35322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3" style:family="graphic">
      <style:graphic-properties draw:stroke="none" draw:fill="solid" draw:fill-color="#37343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4" style:family="graphic">
      <style:graphic-properties draw:stroke="none" draw:fill="solid" draw:fill-color="#39363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5" style:family="graphic">
      <style:graphic-properties draw:stroke="none" draw:fill="solid" draw:fill-color="#3c383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6" style:family="graphic">
      <style:graphic-properties draw:stroke="none" draw:fill="solid" draw:fill-color="#3e3a3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7" style:family="graphic">
      <style:graphic-properties draw:stroke="none" draw:fill="solid" draw:fill-color="#3f3c3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8" style:family="graphic">
      <style:graphic-properties draw:stroke="none" draw:fill="solid" draw:fill-color="#413e3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19" style:family="graphic">
      <style:graphic-properties draw:stroke="none" draw:fill="solid" draw:fill-color="#43403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0" style:family="graphic">
      <style:graphic-properties draw:stroke="none" draw:fill="solid" draw:fill-color="#46434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1" style:family="graphic">
      <style:graphic-properties draw:stroke="none" draw:fill="solid" draw:fill-color="#48454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2" style:family="graphic">
      <style:graphic-properties draw:stroke="none" draw:fill="solid" draw:fill-color="#4a4745"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3" style:family="graphic">
      <style:graphic-properties draw:stroke="none" draw:fill="solid" draw:fill-color="#4d4a4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4" style:family="graphic">
      <style:graphic-properties draw:stroke="none" draw:fill="solid" draw:fill-color="#4e4b4a"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5" style:family="graphic">
      <style:graphic-properties draw:stroke="none" draw:fill="solid" draw:fill-color="#514e4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6" style:family="graphic">
      <style:graphic-properties draw:stroke="none" draw:fill="solid" draw:fill-color="#53504e"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7" style:family="graphic">
      <style:graphic-properties draw:stroke="none" draw:fill="solid" draw:fill-color="#54525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8" style:family="graphic">
      <style:graphic-properties draw:stroke="none" draw:fill="solid" draw:fill-color="#56545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29" style:family="graphic">
      <style:graphic-properties draw:stroke="none" draw:fill="solid" draw:fill-color="#585554"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0" style:family="graphic">
      <style:graphic-properties draw:stroke="none" draw:fill="solid" draw:fill-color="#5a575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1" style:family="graphic">
      <style:graphic-properties draw:stroke="none" draw:fill="solid" draw:fill-color="#5b595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2" style:family="graphic">
      <style:graphic-properties draw:stroke="none" draw:fill="solid" draw:fill-color="#5d5a5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3" style:family="graphic">
      <style:graphic-properties draw:stroke="none" draw:fill="solid" draw:fill-color="#5f5d5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4" style:family="graphic">
      <style:graphic-properties draw:stroke="none" draw:fill="solid" draw:fill-color="#615e5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5" style:family="graphic">
      <style:graphic-properties draw:stroke="none" draw:fill="solid" draw:fill-color="#63616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6" style:family="graphic">
      <style:graphic-properties draw:stroke="none" draw:fill="solid" draw:fill-color="#656261"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7" style:family="graphic">
      <style:graphic-properties draw:stroke="none" draw:fill="solid" draw:fill-color="#67656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8" style:family="graphic">
      <style:graphic-properties draw:stroke="none" draw:fill="solid" draw:fill-color="#69676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39" style:family="graphic">
      <style:graphic-properties draw:stroke="none" draw:fill="solid" draw:fill-color="#6a6867"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0" style:family="graphic">
      <style:graphic-properties draw:stroke="none" draw:fill="solid" draw:fill-color="#6c6a6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1" style:family="graphic">
      <style:graphic-properties draw:stroke="none" draw:fill="solid" draw:fill-color="#6e6c6b"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2" style:family="graphic">
      <style:graphic-properties draw:stroke="none" draw:fill="solid" draw:fill-color="#706e6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3" style:family="graphic">
      <style:graphic-properties draw:stroke="none" draw:fill="solid" draw:fill-color="#71706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4" style:family="graphic">
      <style:graphic-properties draw:stroke="none" draw:fill="solid" draw:fill-color="#73717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5" style:family="graphic">
      <style:graphic-properties draw:stroke="none" draw:fill="solid" draw:fill-color="#75737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6" style:family="graphic">
      <style:graphic-properties draw:stroke="none" draw:fill="solid" draw:fill-color="#767473"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7" style:family="graphic">
      <style:graphic-properties draw:stroke="none" draw:fill="solid" draw:fill-color="#787676"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8" style:family="graphic">
      <style:graphic-properties draw:stroke="none" draw:fill="solid" draw:fill-color="#7a7978"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49" style:family="graphic">
      <style:graphic-properties draw:stroke="none" draw:fill="solid" draw:fill-color="#7c7a79"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0" style:family="graphic">
      <style:graphic-properties draw:stroke="none" draw:fill="solid" draw:fill-color="#7e7d7c"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1" style:family="graphic">
      <style:graphic-properties draw:stroke="none" draw:fill="solid" draw:fill-color="#7f7e7d"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2" style:family="graphic">
      <style:graphic-properties draw:stroke="none" draw:fill="solid" draw:fill-color="#82807f"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3" style:family="graphic">
      <style:graphic-properties draw:stroke="none" draw:fill="solid" draw:fill-color="#84828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54" style:family="graphic">
      <style:graphic-properties draw:stroke="none" draw:fill="solid" draw:fill-color="#1f1a17" draw:textarea-horizontal-align="left" draw:textarea-vertical-align="top" draw:auto-grow-height="false" fo:min-height="0.663cm" fo:min-width="0cm" fo:padding-top="0.229cm" fo:padding-bottom="0.229cm" fo:padding-left="0.441cm" fo:padding-right="0.441cm" fo:wrap-option="wrap" draw:shadow-color="#808080" style:run-through="foreground"/>
    </style:style>
    <style:style style:name="gr55" style:family="graphic">
      <style:graphic-properties draw:stroke="none" draw:fill="none" draw:fill-color="#99cc00" draw:textarea-horizontal-align="left" draw:textarea-vertical-align="top" draw:auto-grow-height="false" fo:padding-top="0.229cm" fo:padding-bottom="0.229cm" fo:padding-left="0.441cm" fo:padding-right="0.441cm" fo:wrap-option="wrap" draw:shadow-color="#808080" style:run-through="foreground"/>
    </style:style>
    <style:style style:name="gr56" style:family="graphic">
      <style:graphic-properties draw:stroke="none" draw:fill="solid" draw:fill-color="#8b0002" draw:textarea-horizontal-align="left" draw:textarea-vertical-align="top" draw:auto-grow-height="false" fo:min-height="3.032cm" fo:min-width="1.318cm" fo:padding-top="0.229cm" fo:padding-bottom="0.229cm" fo:padding-left="0.441cm" fo:padding-right="0.441cm" fo:wrap-option="wrap" draw:shadow-color="#808080" style:run-through="foreground"/>
    </style:style>
    <style:style style:name="gr57" style:family="graphic">
      <style:graphic-properties draw:stroke="solid" svg:stroke-width="0.009cm" svg:stroke-color="#969696" draw:stroke-linejoin="round" draw:fill="solid" draw:fill-color="#969696" draw:opacity="100%" draw:textarea-horizontal-align="left" draw:textarea-vertical-align="top" draw:auto-grow-height="false" fo:min-height="1.012cm" fo:min-width="0.614cm" fo:padding-top="0.229cm" fo:padding-bottom="0.229cm" fo:padding-left="0.441cm" fo:padding-right="0.441cm" fo:wrap-option="wrap" draw:shadow-color="#808080" style:run-through="foreground"/>
    </style:style>
    <style:style style:name="gr58" style:family="graphic">
      <style:graphic-properties draw:stroke="none" draw:fill="solid" draw:fill-color="#969696" draw:opacity="100%" draw:textarea-horizontal-align="left" draw:textarea-vertical-align="top" draw:auto-grow-height="false" fo:min-height="1.147cm" fo:min-width="0cm" fo:padding-top="0.229cm" fo:padding-bottom="0.229cm" fo:padding-left="0.441cm" fo:padding-right="0.441cm" fo:wrap-option="wrap" draw:shadow-color="#808080" style:run-through="foreground"/>
    </style:style>
    <style:style style:name="gr59" style:family="graphic">
      <style:graphic-properties draw:stroke="none" draw:fill="solid" draw:fill-color="#8b0002" draw:opacity="100%" draw:textarea-horizontal-align="left" draw:textarea-vertical-align="top" draw:auto-grow-height="false" fo:min-height="1.083cm" fo:min-width="0cm" fo:padding-top="0.229cm" fo:padding-bottom="0.229cm" fo:padding-left="0.441cm" fo:padding-right="0.441cm" fo:wrap-option="wrap" draw:shadow-color="#808080" style:run-through="foreground"/>
    </style:style>
    <style:style style:name="gr60" style:family="graphic">
      <style:graphic-properties draw:stroke="none" draw:fill="solid" draw:fill-color="#969696" draw:opacity="100%" draw:textarea-horizontal-align="left" draw:textarea-vertical-align="top" draw:auto-grow-height="false" fo:min-height="0.411cm" fo:min-width="0cm" fo:padding-top="0.229cm" fo:padding-bottom="0.229cm" fo:padding-left="0.441cm" fo:padding-right="0.441cm" fo:wrap-option="wrap" draw:shadow-color="#808080" style:run-through="foreground"/>
    </style:style>
    <style:style style:name="gr61" style:family="graphic">
      <style:graphic-properties draw:stroke="none" draw:fill="solid" draw:fill-color="#969696" draw:opacity="100%"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2" style:family="graphic">
      <style:graphic-properties draw:stroke="none" draw:fill="solid" draw:fill-color="#8b0002" draw:textarea-horizontal-align="left" draw:textarea-vertical-align="top" draw:auto-grow-height="false" fo:min-height="0cm" fo:min-width="0cm" fo:padding-top="0.229cm" fo:padding-bottom="0.229cm" fo:padding-left="0.441cm" fo:padding-right="0.441cm" fo:wrap-option="wrap" draw:shadow-color="#808080" style:run-through="foreground"/>
    </style:style>
    <style:style style:name="gr63" style:family="graphic">
      <style:graphic-properties draw:stroke="none" draw:fill="solid" draw:fill-color="#969696" draw:opacity="100%" draw:textarea-horizontal-align="left" draw:textarea-vertical-align="top" draw:auto-grow-height="false" fo:min-height="0.109cm" fo:min-width="0cm" fo:padding-top="0.229cm" fo:padding-bottom="0.229cm" fo:padding-left="0.441cm" fo:padding-right="0.441cm" fo:wrap-option="wrap" draw:shadow-color="#808080" style:run-through="foreground"/>
    </style:style>
    <style:style style:name="gr64" style:family="graphic">
      <style:graphic-properties draw:stroke="none" draw:fill="solid" draw:fill-color="#969696" draw:opacity="100%" draw:textarea-horizontal-align="left" draw:textarea-vertical-align="top" draw:auto-grow-height="false" fo:min-height="0.106cm" fo:min-width="0cm" fo:padding-top="0.229cm" fo:padding-bottom="0.229cm" fo:padding-left="0.441cm" fo:padding-right="0.441cm" fo:wrap-option="wrap" draw:shadow-color="#808080" style:run-through="foreground"/>
    </style:style>
    <style:style style:name="gr65" style:family="graphic">
      <style:graphic-properties draw:stroke="none" draw:fill="solid" draw:fill-color="#8b0002" draw:opacity="100%" draw:textarea-horizontal-align="left" draw:textarea-vertical-align="top" draw:auto-grow-height="false" fo:min-height="0.3cm" fo:min-width="0cm" fo:padding-top="0.229cm" fo:padding-bottom="0.229cm" fo:padding-left="0.441cm" fo:padding-right="0.441cm" fo:wrap-option="wrap" draw:shadow-color="#808080" style:run-through="foreground"/>
    </style:style>
    <style:style style:name="gr66" style:family="graphic">
      <style:graphic-properties draw:stroke="none" draw:fill="solid" draw:fill-color="#969594" draw:textarea-horizontal-align="left" draw:textarea-vertical-align="top" draw:auto-grow-height="false" fo:min-height="0.067cm" fo:min-width="0cm" fo:padding-top="0.229cm" fo:padding-bottom="0.229cm" fo:padding-left="0.441cm" fo:padding-right="0.441cm"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g text:anchor-type="char" draw:z-index="0" draw:name="Kształt1" draw:style-name="gr1"><draw:rect draw:style-name="gr55" draw:text-style-name="P136" svg:width="2.2cm" svg:height="3.534cm" svg:x="0.61cm" svg:y="0.651cm"><text:p/></draw:rect><draw:g draw:style-name="gr3"><draw:custom-shape draw:style-name="gr56" draw:text-style-name="P137" svg:width="2.2cm" svg:height="3.492cm" svg:x="0.61cm" svg:y="0.651cm"><text:p/><draw:enhanced-geometry svg:viewBox="0 0 21600 21600" draw:type="rectangle" draw:enhanced-path="M 0 0 L 21600 0 21600 21600 0 21600 0 0 Z N"/></draw:custom-shape><draw:custom-shape draw:style-name="gr57" draw:text-style-name="P138" svg:width="1.497cm" svg:height="1.472cm" svg:x="0.987cm" svg:y="2.216cm"><text:p/><draw:enhanced-geometry svg:viewBox="0 0 7749 6771" draw:type="non-primitive" draw:enhanced-path="M 3812 323 L 3866 324 3921 325 3974 327 4028 329 4082 333 4135 337 4188 342 4241 347 4292 353 4342 360 4392 367 4442 375 4491 384 4541 393 4590 403 4638 413 4864 25 4879 0 4905 13 5496 288 5524 301 5509 325 5327 640 5355 653 5384 666 5412 679 5440 692 5468 707 5496 721 5524 735 5552 749 5579 764 5607 780 5635 795 5662 811 5690 827 5717 843 5744 859 5771 875 6060 590 6080 569 6104 588 6596 990 6619 1008 6598 1029 6321 1303 6340 1321 6359 1340 6376 1358 6395 1377 6413 1396 6432 1415 6450 1434 6468 1454 6486 1474 6504 1494 6521 1514 6539 1534 6555 1554 6572 1574 6589 1594 6606 1615 7004 1437 7032 1425 7046 1451 7340 1986 7355 2011 7327 2023 6966 2183 6977 2207 6988 2230 6998 2253 7009 2276 7019 2299 7029 2322 7038 2346 7048 2369 7057 2392 7066 2416 7075 2440 7084 2465 7093 2489 7101 2513 7110 2537 7118 2561 7621 2515 7651 2512 7654 2540 7722 3134 7726 3161 7695 3164 7243 3207 7244 3229 7246 3251 7247 3274 7248 3296 7249 3325 7249 3354 7251 3383 7251 3412 7251 3439 7249 3468 7249 3495 7248 3522 7247 3544 7246 3566 7245 3588 7244 3609 7719 3725 7749 3732 7741 3759 7568 4335 7559 4362 7530 4355 7120 4255 7111 4283 7102 4310 7092 4337 7083 4363 7073 4390 7063 4417 7053 4444 7042 4471 7030 4498 7019 4524 7008 4550 6996 4577 6983 4603 6971 4629 6959 4655 6945 4681 7317 4849 7345 4861 7330 4886 7032 5419 7018 5444 6990 5432 6577 5245 6560 5265 6544 5284 6527 5303 6511 5322 6494 5341 6477 5360 6460 5378 6442 5397 6408 5433 6373 5470 6336 5505 6299 5541 6573 5842 6593 5864 6569 5881 6053 6259 6029 6276 6010 6255 5746 5963 5723 5978 5699 5992 5676 6006 5652 6019 5629 6033 5604 6046 5581 6059 5556 6072 5531 6085 5507 6097 5482 6110 5458 6122 5433 6134 5408 6146 5383 6158 5358 6169 5479 6541 5488 6568 5458 6576 4819 6744 4789 6752 4781 6725 4676 6401 4625 6413 4575 6423 4523 6433 4472 6443 4419 6452 4368 6459 4315 6468 4263 6474 4207 6481 4151 6486 4095 6491 4039 6494 3982 6497 3926 6499 3869 6501 3812 6501 3759 6501 3705 6500 3651 6498 3599 6495 3546 6492 3494 6488 3441 6483 3390 6478 3339 6472 3290 6465 3242 6458 3193 6450 3145 6442 3097 6433 3049 6423 3002 6413 2873 6745 2863 6771 2833 6762 2206 6565 2176 6556 2187 6530 2318 6192 2292 6181 2266 6169 2241 6158 2215 6146 2189 6134 2165 6121 2139 6109 2114 6096 2090 6083 2064 6070 2039 6057 2015 6043 1990 6030 1966 6016 1942 6002 1917 5988 1601 6271 1579 6290 1558 6270 1088 5847 1067 5827 1088 5808 1355 5570 1334 5550 1314 5531 1293 5512 1273 5492 1253 5472 1233 5452 1214 5432 1194 5411 1175 5391 1156 5370 1137 5349 1118 5328 1099 5307 1080 5285 1062 5263 1044 5241 720 5398 693 5411 679 5386 363 4861 348 4837 375 4824 677 4677 664 4654 653 4630 642 4607 631 4583 620 4559 609 4535 598 4510 588 4486 578 4461 568 4435 558 4410 549 4386 539 4361 530 4335 522 4310 514 4285 71 4307 41 4308 38 4281 3 3684 0 3656 32 3654 383 3637 380 3614 379 3589 377 3565 376 3540 375 3508 374 3477 374 3444 373 3412 374 3382 374 3353 375 3324 376 3295 377 3272 378 3249 379 3226 382 3202 64 3166 33 3163 37 3135 120 2543 124 2516 155 2519 507 2560 516 2531 526 2503 536 2476 546 2447 556 2419 567 2391 577 2364 590 2336 601 2309 612 2282 624 2255 636 2228 650 2201 662 2174 676 2147 689 2121 369 1970 342 1957 356 1931 667 1403 681 1379 708 1391 1062 1560 1080 1540 1097 1520 1115 1500 1133 1480 1151 1460 1169 1439 1186 1420 1205 1401 1242 1362 1280 1325 1319 1288 1359 1251 1131 981 1113 958 1137 941 1666 580 1691 563 1710 585 1920 835 1944 821 1968 807 1992 793 2017 779 2042 766 2066 753 2092 739 2116 726 2142 714 2168 701 2194 688 2219 675 2245 663 2271 651 2296 640 2323 628 2210 302 2201 276 2232 268 2867 90 2896 82 2905 109 3008 408 3055 398 3102 389 3150 381 3199 372 3247 365 3295 358 3343 352 3392 346 3443 341 3496 336 3547 332 3600 329 3652 327 3706 325 3759 324 3812 323 Z M 4234 402 L 4182 397 4130 392 4077 388 4025 385 3972 382 3918 380 3865 379 3812 379 3760 379 3707 380 3656 382 3604 384 3552 388 3501 392 3450 396 3400 401 3347 407 3296 414 3245 421 3195 429 3144 438 3095 449 3044 459 2995 469 2966 476 2957 451 2855 152 2280 312 2390 635 2398 658 2374 668 2346 681 2317 693 2287 707 2260 720 2232 733 2203 747 2176 761 2148 774 2120 789 2093 803 2065 818 2038 833 2010 848 1983 864 1957 879 1930 895 1906 910 1888 889 1679 641 1199 969 1425 1237 1441 1256 1422 1273 1400 1293 1379 1313 1356 1333 1335 1353 1314 1374 1294 1395 1273 1416 1252 1437 1232 1459 1212 1480 1192 1502 1173 1524 1153 1546 1134 1568 1115 1590 1097 1612 1080 1631 1057 1620 707 1454 425 1933 744 2084 771 2097 757 2121 743 2150 728 2178 714 2208 699 2238 686 2267 672 2296 660 2326 648 2355 635 2385 623 2415 612 2445 601 2476 590 2506 579 2536 569 2567 559 2597 553 2621 526 2617 178 2578 102 3115 418 3151 448 3154 445 3180 443 3211 441 3240 439 3269 437 3297 436 3326 436 3355 435 3383 435 3412 435 3443 436 3475 436 3506 439 3538 440 3568 442 3599 444 3630 448 3662 450 3690 417 3692 66 3709 99 4250 535 4229 559 4227 566 4249 575 4277 585 4304 594 4331 604 4359 614 4386 624 4412 635 4439 647 4467 658 4493 669 4520 681 4547 693 4573 706 4599 718 4626 731 4652 745 4678 757 4701 731 4715 432 4859 718 5336 1039 5180 1062 5169 1078 5188 1098 5213 1117 5237 1137 5260 1157 5284 1179 5307 1200 5330 1221 5353 1242 5375 1264 5398 1286 5421 1307 5443 1330 5465 1352 5487 1375 5508 1398 5530 1421 5550 1442 5570 1421 5589 1154 5828 1580 6211 1892 5932 1910 5915 1931 5928 1958 5944 1983 5960 2010 5976 2037 5991 2064 6005 2091 6020 2118 6034 2146 6048 2172 6062 2200 6076 2228 6089 2256 6102 2284 6115 2312 6128 2340 6140 2369 6153 2395 6163 2385 6187 2255 6522 2824 6699 2953 6371 2962 6347 2988 6353 3039 6364 3089 6374 3139 6384 3191 6393 3241 6401 3292 6409 3345 6415 3396 6421 3448 6427 3499 6432 3551 6435 3602 6439 3655 6441 3707 6443 3760 6444 3812 6444 3868 6444 3924 6443 3980 6441 4036 6438 4091 6434 4145 6430 4200 6424 4255 6418 4310 6412 4364 6404 4419 6395 4474 6386 4529 6376 4582 6365 4636 6353 4689 6341 4719 6333 4727 6360 4832 6682 5411 6530 5291 6163 5283 6140 5307 6130 5335 6118 5363 6105 5389 6092 5416 6079 5444 6066 5471 6052 5498 6038 5525 6024 5552 6010 5578 5995 5604 5981 5631 5966 5657 5950 5682 5934 5708 5919 5734 5903 5758 5888 5776 5908 6038 6197 6506 5856 6235 5557 6218 5537 6237 5520 6257 5501 6277 5482 6296 5461 6316 5442 6336 5422 6356 5402 6375 5382 6395 5361 6414 5341 6433 5320 6451 5299 6470 5279 6488 5258 6506 5236 6524 5215 6542 5193 6558 5174 6581 5184 6990 5370 7261 4886 6891 4719 6864 4706 6877 4682 6892 4654 6905 4625 6919 4597 6933 4568 6945 4539 6959 4510 6971 4481 6983 4451 6995 4422 7007 4393 7017 4363 7028 4334 7038 4304 7048 4274 7058 4244 7068 4214 7076 4186 7106 4194 7516 4294 7673 3771 7203 3656 7178 3650 7180 3627 7181 3600 7184 3573 7185 3547 7186 3520 7187 3493 7188 3466 7188 3439 7188 3412 7188 3383 7188 3355 7187 3327 7186 3298 7185 3270 7182 3242 7181 3213 7179 3183 7177 3156 7207 3153 7657 3112 7596 2573 7097 2619 7072 2621 7065 2599 7056 2572 7047 2546 7038 2520 7029 2493 7020 2467 7010 2440 7000 2414 6990 2387 6979 2361 6968 2335 6957 2309 6945 2283 6933 2258 6922 2232 6910 2207 6897 2181 6885 2157 6912 2145 7272 1986 7004 1500 6610 1675 6586 1685 6571 1666 6552 1643 6534 1621 6515 1598 6497 1576 6478 1554 6459 1532 6439 1511 6420 1489 6400 1468 6380 1446 6360 1425 6340 1404 6319 1384 6298 1363 6277 1343 6256 1322 6236 1304 6256 1285 6531 1012 6085 648 5799 931 5780 950 5757 935 5728 917 5699 899 5669 881 5640 864 5610 847 5579 830 5550 813 5520 797 5489 781 5459 766 5427 750 5397 735 5366 721 5334 706 5302 691 5271 677 5242 665 5256 639 5440 324 4904 75 4682 459 4671 479 4647 473 4596 462 4545 452 4494 441 4443 432 4390 423 4339 416 4286 409 4234 402 Z M 5906 1531 L 5854 1486 5801 1440 5747 1397 5691 1355 5634 1315 5577 1275 5518 1237 5458 1200 5397 1163 5335 1129 5272 1096 5208 1064 5144 1034 5078 1005 5010 978 4943 952 4877 927 4810 905 4743 884 4675 865 4607 847 4538 830 4467 815 4397 802 4325 790 4254 779 4181 770 4108 763 4035 757 3961 753 3887 750 3812 749 3737 750 3662 753 3589 757 3515 763 3442 770 3370 779 3298 790 3226 802 3156 815 3086 830 3016 847 2948 865 2880 884 2813 905 2746 927 2681 952 2613 978 2546 1005 2480 1034 2415 1064 2351 1096 2289 1129 2226 1163 2166 1200 2105 1237 2047 1275 1989 1315 1932 1355 1877 1397 1822 1440 1769 1486 1717 1531 1667 1577 1617 1625 1569 1674 1523 1724 1477 1775 1432 1827 1390 1879 1349 1933 1308 1988 1270 2044 1233 2100 1199 2157 1164 2217 1132 2275 1101 2335 1072 2395 1046 2455 1021 2515 998 2575 976 2636 956 2697 937 2760 920 2823 906 2886 892 2950 880 3015 870 3080 862 3145 856 3212 851 3278 849 3345 848 3412 849 3480 851 3546 856 3612 862 3678 870 3744 880 3809 892 3873 906 3937 920 4001 937 4064 956 4126 976 4187 998 4249 1021 4309 1046 4369 1072 4428 1101 4489 1132 4549 1164 4608 1199 4666 1233 4724 1270 4780 1308 4836 1349 4890 1390 4944 1432 4998 1477 5049 1523 5100 1569 5150 1617 5198 1667 5247 1717 5293 1769 5339 1822 5383 1877 5426 1932 5469 1989 5510 2047 5549 2105 5587 2166 5624 2226 5660 2289 5694 2351 5728 2415 5760 2480 5790 2546 5819 2613 5847 2681 5872 2746 5896 2813 5918 2880 5939 2948 5959 3016 5978 3086 5994 3156 6009 3226 6023 3298 6035 3370 6045 3442 6054 3515 6061 3589 6067 3662 6071 3737 6074 3812 6075 3887 6074 3961 6071 4035 6067 4108 6061 4181 6054 4254 6045 4325 6035 4397 6023 4467 6009 4538 5994 4607 5978 4675 5959 4743 5939 4810 5918 4877 5896 4943 5872 5010 5847 5078 5819 5144 5790 5208 5760 5272 5728 5335 5694 5397 5660 5458 5624 5518 5587 5577 5549 5634 5510 5691 5469 5747 5426 5801 5383 5854 5339 5906 5293 5957 5247 6006 5198 6055 5150 6101 5100 6146 5049 6191 4998 6233 4944 6275 4890 6315 4836 6353 4780 6390 4724 6426 4666 6459 4608 6492 4549 6522 4489 6551 4428 6578 4369 6602 4309 6626 4249 6647 4187 6667 4126 6686 4064 6703 4001 6719 3937 6732 3873 6743 3809 6753 3744 6761 3678 6768 3612 6772 3546 6776 3480 6777 3412 6776 3345 6772 3278 6768 3212 6761 3145 6753 3080 6743 3015 6732 2950 6719 2886 6703 2823 6686 2760 6667 2697 6647 2636 6626 2575 6602 2515 6578 2455 6551 2395 6522 2335 6492 2275 6459 2217 6426 2157 6390 2100 6353 2044 6315 1988 6275 1933 6233 1879 6191 1827 6146 1775 6101 1724 6055 1674 6006 1625 5957 1577 5906 1531 Z M 4967 899 L 5036 926 5104 955 5171 985 5237 1015 5302 1048 5367 1082 5431 1117 5492 1153 5554 1191 5614 1231 5672 1271 5730 1313 5787 1355 5843 1399 5897 1444 5951 1492 6002 1539 6052 1588 6101 1637 6150 1688 6195 1741 6240 1793 6284 1847 6326 1902 6366 1959 6407 2015 6444 2073 6480 2131 6515 2190 6547 2252 6579 2312 6609 2374 6636 2434 6660 2496 6685 2558 6707 2620 6727 2683 6746 2747 6763 2811 6779 2875 6792 2940 6805 3007 6815 3073 6824 3140 6829 3208 6835 3275 6837 3343 6838 3412 6837 3481 6835 3549 6829 3617 6824 3683 6815 3751 6805 3817 6792 3883 6779 3948 6763 4014 6746 4077 6727 4141 6707 4204 6685 4267 6660 4328 6636 4389 6609 4449 6579 4512 6547 4573 6515 4633 6480 4692 6444 4752 6407 4809 6366 4866 6326 4921 6284 4977 6240 5031 6195 5084 6150 5135 6101 5186 6052 5237 6002 5285 5951 5333 5897 5379 5843 5424 5787 5469 5730 5512 5672 5553 5614 5594 5554 5633 5492 5670 5431 5707 5367 5743 5302 5777 5237 5809 5171 5840 5104 5869 5036 5897 4967 5924 4900 5948 4832 5972 4763 5993 4694 6013 4624 6031 4552 6048 4481 6063 4409 6077 4336 6089 4263 6100 4189 6109 4115 6117 4039 6123 3964 6127 3888 6129 3812 6130 3735 6129 3659 6127 3584 6123 3509 6117 3434 6109 3361 6100 3287 6089 3214 6077 3143 6063 3071 6048 3000 6031 2930 6013 2861 5993 2792 5972 2723 5948 2656 5924 2587 5897 2520 5869 2452 5840 2386 5809 2321 5777 2256 5743 2194 5707 2131 5670 2070 5633 2010 5594 1951 5553 1893 5512 1836 5469 1781 5424 1726 5379 1674 5333 1621 5285 1571 5237 1522 5186 1475 5135 1428 5084 1383 5031 1340 4977 1297 4921 1257 4866 1218 4809 1180 4752 1144 4692 1109 4633 1076 4573 1044 4512 1015 4449 987 4389 963 4328 939 4267 917 4204 896 4141 877 4077 860 4014 844 3948 831 3883 819 3817 809 3751 801 3683 794 3617 790 3549 786 3481 785 3412 786 3343 790 3275 794 3208 801 3140 809 3073 819 3007 831 2940 844 2875 860 2811 877 2747 896 2683 917 2620 939 2558 963 2496 987 2434 1015 2374 1044 2312 1076 2252 1109 2190 1144 2131 1180 2073 1218 2015 1257 1959 1297 1902 1340 1847 1383 1793 1428 1741 1475 1688 1522 1637 1571 1588 1621 1539 1674 1492 1726 1444 1781 1399 1836 1355 1893 1313 1951 1271 2010 1231 2070 1191 2131 1153 2194 1117 2256 1082 2321 1048 2386 1015 2452 985 2520 955 2587 926 2656 899 2723 875 2792 853 2861 831 2930 812 3000 793 3071 776 3143 761 3214 747 3287 735 3361 724 3434 715 3509 707 3584 702 3659 697 3735 695 3812 693 3888 695 3964 697 4039 702 4115 707 4189 715 4263 724 4336 735 4409 747 4481 761 4552 776 4624 793 4694 812 4763 831 4832 853 4900 875 4967 899 Z N"/></draw:custom-shape><draw:custom-shape draw:style-name="gr58" draw:text-style-name="P138" svg:width="0.223cm" svg:height="1.606cm" svg:x="1.619cm" svg:y="2.351cm"><text:p/><draw:enhanced-geometry svg:viewBox="0 0 1158 7393" draw:type="non-primitive" draw:enhanced-path="M 85 0 L 1073 0 1158 0 1156 75 969 6874 969 6891 959 6907 945 6931 931 6955 918 6977 905 6999 893 7021 882 7042 869 7062 859 7081 818 7153 782 7215 764 7243 748 7268 731 7292 715 7312 700 7331 683 7347 675 7354 667 7362 659 7368 650 7373 643 7378 634 7382 626 7385 617 7388 608 7390 599 7392 589 7393 580 7393 569 7393 558 7392 548 7390 537 7387 527 7383 517 7379 508 7373 498 7367 489 7360 479 7351 470 7342 461 7332 442 7310 423 7284 403 7255 384 7221 363 7185 341 7144 294 7051 240 6943 236 6934 231 6925 227 6916 223 6907 217 6893 216 6879 2 76 0 0 85 0 Z N"/></draw:custom-shape><draw:custom-shape draw:style-name="gr59" draw:text-style-name="P139" svg:width="0.158cm" svg:height="1.542cm" svg:x="1.652cm" svg:y="2.383cm"><text:p/><draw:enhanced-geometry svg:viewBox="0 0 819 7097" draw:type="non-primitive" draw:enhanced-path="M 819 0 L 0 0 210 6713 215 6724 221 6736 264 6822 300 6896 332 6959 357 7009 378 7048 392 7075 398 7085 403 7092 407 7096 409 7097 412 7093 419 7082 430 7064 445 7038 464 7006 486 6966 513 6919 542 6867 552 6848 563 6830 574 6810 585 6790 598 6770 609 6749 622 6728 635 6705 819 0 Z N"/></draw:custom-shape><draw:custom-shape draw:style-name="gr60" draw:text-style-name="P138" svg:width="0.733cm" svg:height="0.87cm" svg:x="1.367cm" svg:y="2.575cm"><text:p/><draw:enhanced-geometry svg:viewBox="0 0 3790 4007" draw:type="non-primitive" draw:enhanced-path="M 79 0 L 3713 0 3790 0 3790 71 3790 3119 3790 3143 3787 3167 3784 3191 3780 3215 3773 3238 3766 3260 3757 3282 3748 3304 3737 3326 3726 3346 3713 3366 3699 3386 3685 3404 3668 3422 3651 3440 3634 3456 3615 3472 3596 3487 3576 3501 3555 3514 3534 3527 3511 3538 3488 3549 3464 3558 3441 3568 3416 3575 3391 3582 3365 3587 3339 3591 3312 3594 3286 3596 3259 3597 2318 3597 2310 3597 2302 3597 2285 3597 2267 3597 2247 3598 2227 3600 2205 3603 2182 3608 2160 3615 2136 3624 2124 3630 2112 3636 2100 3643 2088 3651 2076 3660 2064 3670 2052 3680 2040 3692 2028 3704 2016 3718 2005 3732 1993 3748 1982 3765 1971 3783 1960 3803 1949 3824 1858 4007 1803 3813 1797 3793 1790 3774 1782 3757 1773 3741 1764 3726 1755 3712 1745 3699 1734 3687 1723 3676 1712 3666 1701 3657 1688 3648 1676 3641 1664 3634 1651 3628 1639 3623 1613 3614 1589 3607 1564 3603 1541 3600 1519 3598 1499 3597 1481 3597 1466 3597 1460 3597 1453 3597 546 3597 518 3596 490 3594 463 3591 436 3587 409 3581 384 3575 359 3566 335 3557 310 3548 286 3537 264 3525 242 3512 221 3499 199 3484 179 3469 161 3452 142 3436 126 3418 109 3400 94 3380 80 3361 66 3340 55 3319 44 3296 34 3274 25 3252 18 3229 11 3205 7 3181 4 3157 1 3132 0 3107 0 71 0 0 79 0 Z N"/></draw:custom-shape><draw:custom-shape draw:style-name="gr61" draw:text-style-name="P138" svg:width="0.479cm" svg:height="0.198cm" svg:x="1.488cm" svg:y="2.186cm"><text:p/><draw:enhanced-geometry svg:viewBox="0 0 2474 916" draw:type="non-primitive" draw:enhanced-path="M 2391 916 L 83 916 0 916 0 842 0 74 0 0 83 0 2391 0 2474 0 2474 74 2474 842 2474 916 2391 916 Z N"/></draw:custom-shape><draw:custom-shape draw:style-name="gr62" draw:text-style-name="P137" svg:width="0.414cm" svg:height="0.135cm" svg:x="1.522cm" svg:y="2.216cm"><text:p/><draw:enhanced-geometry svg:viewBox="0 0 21600 21600" draw:type="rectangle" draw:enhanced-path="M 0 0 L 21600 0 21600 21600 0 21600 0 0 Z N"/></draw:custom-shape><draw:custom-shape draw:style-name="gr63" draw:text-style-name="P138" svg:width="0.396cm" svg:height="0.569cm" svg:x="0.855cm" svg:y="2.649cm"><text:p/><draw:enhanced-geometry svg:viewBox="0 0 2051 2613" draw:type="non-primitive" draw:enhanced-path="M 868 1295 L 868 328 868 303 870 280 873 259 876 240 882 223 887 207 890 200 895 193 899 187 905 181 909 176 915 171 922 166 928 162 935 158 943 155 951 152 960 149 978 144 999 141 1021 139 1047 139 1073 139 1098 141 1123 144 1145 147 1168 152 1190 158 1210 165 1229 173 1248 183 1265 193 1282 204 1297 218 1313 232 1326 247 1340 263 1352 280 1363 299 1373 318 1383 339 1392 361 1400 385 1408 409 1415 435 1420 463 1426 491 1430 521 1434 551 1437 583 1439 617 1440 651 1442 687 1443 725 1442 763 1440 800 1438 835 1436 868 1431 901 1427 931 1421 962 1416 990 1409 1016 1400 1042 1391 1066 1382 1088 1371 1109 1360 1129 1347 1148 1333 1165 1319 1182 1303 1197 1286 1211 1268 1225 1249 1236 1229 1247 1208 1256 1187 1265 1163 1272 1139 1278 1114 1283 1087 1288 1059 1291 1030 1293 1001 1295 970 1295 868 1295 Z M 1032 0 L 3 0 3 96 44 100 82 105 100 109 117 113 133 117 148 122 163 127 176 133 188 140 201 146 212 154 223 162 233 171 242 181 250 191 258 202 266 215 272 227 278 240 283 254 288 269 292 284 296 301 299 318 301 336 304 354 307 395 308 439 308 2150 307 2197 305 2241 302 2262 300 2281 297 2299 294 2317 290 2333 286 2349 280 2364 275 2378 268 2391 261 2404 253 2416 245 2427 237 2437 226 2446 216 2455 205 2463 193 2472 180 2478 166 2485 152 2490 136 2495 119 2499 101 2503 83 2506 63 2509 43 2511 22 2512 0 2513 0 2613 1180 2613 1180 2513 1155 2512 1132 2510 1111 2508 1089 2505 1070 2501 1051 2498 1035 2493 1019 2488 1003 2482 989 2476 977 2469 964 2461 952 2452 942 2444 933 2434 924 2424 916 2413 908 2401 902 2389 896 2375 890 2361 886 2347 883 2331 879 2314 876 2297 874 2279 871 2260 870 2240 868 2196 868 2150 868 1433 1180 1433 1233 1432 1283 1430 1333 1426 1381 1420 1427 1413 1472 1404 1515 1393 1557 1381 1596 1368 1635 1353 1671 1337 1706 1319 1739 1300 1771 1280 1800 1258 1829 1235 1856 1210 1881 1184 1904 1158 1926 1130 1946 1101 1964 1070 1980 1039 1995 1006 2008 973 2019 937 2030 902 2037 865 2043 828 2047 789 2051 750 2051 709 2051 683 2050 658 2047 633 2045 608 2042 583 2037 559 2033 536 2027 512 2021 490 2013 467 2005 444 1996 422 1987 401 1977 380 1966 360 1955 340 1942 321 1929 302 1915 284 1901 266 1886 248 1871 232 1854 215 1837 198 1819 183 1800 168 1781 154 1762 141 1741 128 1721 116 1699 104 1676 93 1642 77 1607 63 1571 51 1534 41 1497 32 1459 25 1420 19 1381 13 1340 10 1298 6 1257 4 1214 2 1125 1 1032 0 Z N"/></draw:custom-shape><draw:custom-shape draw:style-name="gr64" draw:text-style-name="P138" svg:width="0.412cm" svg:height="0.565cm" svg:x="2.224cm" svg:y="2.651cm"><text:p/><draw:enhanced-geometry svg:viewBox="0 0 2136 2601" draw:type="non-primitive" draw:enhanced-path="M 77 2601 L 2009 2601 2136 1719 2046 1719 2029 1770 2011 1820 1993 1867 1975 1911 1957 1954 1938 1995 1918 2034 1898 2070 1878 2104 1857 2137 1835 2167 1812 2195 1789 2223 1765 2248 1740 2271 1714 2293 1688 2313 1660 2331 1632 2348 1603 2363 1573 2377 1542 2389 1509 2400 1477 2409 1442 2418 1406 2425 1370 2431 1333 2435 1293 2439 1253 2441 1212 2443 1169 2443 1126 2443 1088 2440 1071 2439 1054 2436 1040 2434 1026 2430 1013 2427 1001 2422 989 2417 979 2412 970 2405 962 2399 954 2391 947 2383 941 2374 935 2364 930 2353 926 2342 922 2329 919 2316 916 2302 913 2287 910 2254 908 2217 907 2175 907 2129 907 1212 1465 767 1465 556 907 1001 907 436 908 389 910 345 911 325 913 306 916 288 919 271 922 255 927 240 932 226 938 212 945 199 951 187 959 176 968 166 978 157 988 149 1001 141 1013 134 1026 128 1041 122 1055 117 1072 112 1090 109 1109 105 1129 102 1150 100 1197 97 1250 95 1250 0 81 0 81 95 121 98 157 103 173 106 190 110 205 114 219 119 234 124 246 130 258 137 271 143 281 151 292 160 301 168 310 178 318 188 325 199 332 212 339 224 344 238 350 251 355 266 358 282 361 298 365 315 367 333 369 352 372 392 372 436 372 1315 0 1611 0 1818 372 1523 372 2140 372 2187 370 2231 368 2251 366 2270 362 2289 360 2306 356 2323 351 2338 347 2353 341 2367 336 2381 329 2393 321 2405 313 2415 304 2426 295 2435 285 2444 274 2452 262 2460 249 2467 236 2473 223 2479 208 2484 191 2488 175 2492 158 2495 139 2497 120 2499 99 2501 77 2502 77 2601 Z N"/></draw:custom-shape><draw:custom-shape draw:style-name="gr61" draw:text-style-name="P138" svg:width="0.826cm" svg:height="0.392cm" svg:x="1.481cm" svg:y="1.764cm"><text:p/><draw:enhanced-geometry svg:viewBox="0 0 4279 1804" draw:type="non-primitive" draw:enhanced-path="M 2137 1804 L 2169 1730 2201 1663 2236 1603 2273 1550 2312 1502 2353 1460 2394 1423 2439 1392 2484 1365 2531 1342 2579 1323 2628 1308 2678 1296 2730 1286 2781 1279 2834 1274 2887 1269 2941 1267 2995 1266 3049 1265 3103 1265 3158 1265 3211 1264 3266 1262 3320 1260 3374 1255 3426 1249 3479 1240 3530 1229 3581 1215 3632 1197 3680 1176 3777 988 3744 992 3710 996 3675 999 3641 1001 3570 1005 3499 1007 3425 1008 3350 1009 3275 1008 3199 1007 3131 1007 3063 1007 2996 1007 2929 1007 2862 1009 2796 1011 2731 1015 2668 1021 2628 1025 2589 1030 2551 1036 2513 1042 2476 1050 2439 1058 2404 1067 2370 1078 2336 1090 2303 1102 2271 1116 2241 1132 2212 1149 2183 1167 2156 1186 2131 1207 2106 1230 2084 1255 2061 1282 2041 1310 2023 1340 2006 1371 1991 1405 1977 1440 1965 1478 1955 1517 1947 1560 1941 1604 1936 1650 1934 1699 1934 1750 1936 1804 2137 1804 Z M 3830 886 L 3908 732 3863 738 3818 742 3773 746 3726 749 3678 751 3630 753 3579 755 3530 755 3479 756 3427 756 3376 756 3323 756 3271 755 3218 754 3165 753 3111 752 3034 751 2957 750 2878 749 2802 749 2725 749 2649 750 2574 752 2501 755 2427 759 2355 764 2286 772 2218 781 2185 786 2152 791 2120 797 2089 803 2058 810 2028 818 1999 826 1970 834 1937 845 1905 857 1875 870 1844 883 1816 898 1789 914 1763 931 1737 949 1714 968 1691 988 1671 1010 1651 1033 1633 1057 1616 1083 1602 1109 1588 1137 1576 1167 1566 1198 1558 1230 1552 1264 1546 1301 1544 1337 1543 1376 1543 1416 1546 1458 1550 1502 1557 1549 1566 1596 1577 1645 1591 1696 1605 1749 1623 1804 1833 1804 1831 1744 1831 1687 1833 1633 1838 1581 1846 1532 1854 1484 1866 1440 1879 1398 1895 1358 1911 1321 1930 1286 1952 1251 1974 1220 1999 1191 2024 1164 2052 1138 2081 1115 2112 1093 2143 1072 2176 1054 2211 1036 2247 1021 2284 1005 2322 992 2360 981 2400 970 2441 961 2483 952 2525 945 2569 939 2612 933 2657 928 2723 923 2790 919 2858 917 2926 915 2995 914 3063 914 3131 915 3199 915 3284 916 3368 916 3451 916 3532 914 3571 912 3611 910 3649 908 3687 905 3723 901 3759 897 3795 892 3830 886 Z M 3960 631 L 4049 458 3970 466 3891 473 3811 478 3729 482 3646 485 3564 487 3479 489 3395 489 3310 489 3224 488 3138 487 3053 485 2967 483 2881 480 2795 478 2710 475 2583 472 2459 468 2336 465 2216 463 2097 462 1981 463 1869 465 1759 469 1707 473 1655 476 1604 481 1555 485 1507 491 1459 497 1413 505 1369 513 1326 523 1284 532 1244 543 1205 555 1168 567 1133 581 1099 596 1068 611 1040 627 1014 644 989 661 966 680 945 700 926 722 908 744 892 768 877 794 865 820 855 848 846 877 839 908 836 940 833 973 833 1008 835 1046 839 1084 845 1124 854 1165 865 1208 879 1253 894 1301 912 1349 932 1399 956 1451 981 1505 1009 1561 1040 1619 1073 1678 1110 1740 1149 1804 1516 1804 1498 1744 1482 1687 1469 1633 1458 1579 1450 1529 1443 1478 1439 1431 1438 1386 1438 1342 1440 1300 1444 1259 1451 1220 1460 1184 1470 1148 1482 1115 1497 1082 1512 1052 1530 1023 1549 994 1571 968 1593 943 1617 919 1643 897 1670 875 1699 856 1729 837 1761 819 1793 803 1828 788 1862 773 1898 759 1936 747 1966 737 1998 729 2029 721 2061 714 2095 707 2128 701 2162 695 2197 690 2267 681 2338 673 2412 668 2487 663 2563 660 2640 658 2719 657 2797 657 2876 657 2954 658 3034 659 3113 660 3171 661 3228 662 3286 663 3343 664 3399 664 3455 664 3511 664 3565 663 3618 661 3671 659 3722 657 3773 653 3822 649 3869 644 3916 638 3960 631 Z M 4099 360 L 4279 9 4225 37 4168 60 4109 82 4048 100 3985 117 3919 131 3852 143 3783 153 3711 161 3637 166 3562 171 3486 173 3408 174 3329 173 3247 171 3165 168 3081 164 2996 158 2910 152 2821 144 2733 136 2643 127 2552 117 2460 107 2275 86 2086 64 1896 42 1702 21 1591 10 1479 3 1368 0 1259 0 1151 3 1046 11 943 23 844 38 748 57 656 80 568 108 485 139 407 175 334 215 267 260 208 311 154 365 108 424 69 487 39 557 17 631 3 710 0 795 6 884 21 979 48 1080 85 1186 134 1298 194 1415 267 1539 352 1668 450 1804 1032 1804 992 1737 956 1673 922 1611 891 1550 863 1491 838 1435 816 1380 796 1328 779 1277 765 1227 752 1180 743 1134 736 1090 731 1048 729 1006 729 967 731 929 737 893 743 859 752 826 763 794 777 763 791 734 809 707 828 681 850 656 873 633 898 610 924 589 952 569 983 550 1015 532 1050 514 1085 498 1123 484 1163 470 1203 457 1245 446 1289 435 1335 425 1381 417 1429 409 1478 402 1528 396 1578 391 1631 386 1685 382 1739 378 1795 376 1851 374 1909 372 1967 371 2086 370 2207 371 2331 373 2456 376 2583 379 2712 383 2801 386 2892 388 2981 391 3071 393 3160 395 3249 396 3339 397 3427 397 3516 396 3603 394 3689 392 3774 388 3856 383 3939 377 4021 369 4099 360 Z N"/></draw:custom-shape><draw:custom-shape draw:style-name="gr65" draw:text-style-name="P139" svg:width="0.673cm" svg:height="0.759cm" svg:x="1.397cm" svg:y="2.605cm"><text:p/><draw:enhanced-geometry svg:viewBox="0 0 3479 3497" draw:type="non-primitive" draw:enhanced-path="M 3479 0 L 0 0 0 2967 1 2985 2 3002 4 3020 8 3037 12 3054 18 3070 23 3087 31 3102 39 3118 47 3133 57 3148 67 3162 78 3175 89 3190 101 3202 115 3214 128 3226 143 3237 157 3247 172 3257 187 3266 204 3275 221 3282 239 3289 256 3296 275 3301 293 3306 312 3310 331 3313 351 3315 370 3317 390 3317 1297 3317 1303 3317 1309 3317 1347 3317 1395 3319 1420 3322 1448 3325 1477 3331 1507 3338 1537 3348 1567 3359 1581 3366 1597 3374 1612 3382 1626 3391 1641 3401 1655 3412 1669 3424 1682 3437 1695 3451 1709 3465 1721 3481 1732 3497 1746 3481 1759 3465 1774 3451 1787 3437 1802 3424 1815 3412 1830 3401 1844 3391 1858 3382 1872 3374 1885 3366 1900 3359 1928 3348 1956 3338 1983 3331 2010 3325 2035 3322 2060 3319 2106 3317 2147 3317 2155 3317 2162 3317 3103 3317 3122 3317 3141 3315 3160 3313 3178 3310 3196 3306 3213 3302 3231 3297 3248 3290 3265 3284 3282 3276 3297 3268 3313 3259 3327 3250 3341 3240 3355 3229 3369 3218 3381 3206 3392 3194 3403 3181 3415 3167 3424 3153 3434 3139 3441 3125 3449 3110 3456 3095 3462 3079 3467 3063 3472 3047 3475 3030 3477 3013 3478 2996 3479 2979 3479 0 Z N"/></draw:custom-shape><draw:custom-shape draw:style-name="gr61" draw:text-style-name="P138" svg:width="0.542cm" svg:height="0.248cm" svg:x="1.455cm" svg:y="2.847cm"><text:p/><draw:enhanced-geometry svg:viewBox="0 0 2811 1141" draw:type="non-primitive" draw:enhanced-path="M 0 113 L 217 113 306 231 544 231 790 575 2043 575 2281 231 2543 231 2647 0 2811 0 2801 57 2790 110 2779 163 2768 214 2755 264 2743 314 2731 361 2716 407 2703 452 2688 496 2674 538 2658 580 2642 620 2626 658 2608 695 2591 731 2573 766 2554 800 2535 833 2515 864 2495 894 2475 922 2453 949 2431 975 2409 1000 2386 1024 2363 1046 2338 1068 2314 1089 2289 1107 2263 1125 2237 1141 745 1141 713 1127 682 1112 650 1096 620 1078 591 1059 562 1037 533 1016 506 993 478 969 453 944 427 917 401 890 377 861 352 831 328 799 306 767 284 734 261 700 240 664 219 628 198 591 179 551 159 512 140 471 121 430 103 388 84 344 67 299 49 254 32 208 17 161 0 113 Z N"/></draw:custom-shape><draw:custom-shape draw:style-name="gr66" draw:text-style-name="P140" svg:width="0.287cm" svg:height="0.526cm" svg:x="1.534cm" svg:y="2.734cm"><text:p/><draw:enhanced-geometry svg:viewBox="0 0 1492 2424" draw:type="non-primitive" draw:enhanced-path="M 404 1769 L 443 1696 729 1163 1303 97 1249 75 1294 0 1492 86 1455 154 1408 136 851 1163 563 1696 506 1802 519 1820 530 1839 535 1849 539 1858 543 1867 545 1877 547 1887 548 1896 548 1906 548 1916 546 1926 544 1935 540 1945 537 1955 290 2424 0 2299 238 1839 244 1830 251 1821 259 1814 268 1807 276 1801 287 1795 298 1791 309 1787 332 1780 356 1775 380 1772 404 1769 Z N"/></draw:custom-shape></draw:g></draw:g><text:tab/><text:span text:style-name="T1">Politechnika Łódzka</text:span></text:p>
      <text:p text:style-name="P9"><text:span text:style-name="T1"><text:tab/></text:span><text:span text:style-name="T2">Instytut Informatyki</text:span></text:p>
      <text:p text:style-name="P15"/>
      <text:p text:style-name="P15"/>
      <text:p text:style-name="P15"/>
      <text:p text:style-name="P15"/>
      <text:p text:style-name="P10"><draw:g text:anchor-type="char" draw:z-index="1" draw:name="Kształt2" draw:style-name="gr1"><draw:rect draw:style-name="gr2" draw:text-style-name="P85" svg:width="2.2cm" svg:height="24.605cm" svg:x="0.612cm" svg:y="4.184cm"><text:p/></draw:rect><draw:g draw:style-name="gr3"><draw:custom-shape draw:style-name="gr4" draw:text-style-name="P86" svg:width="0.276cm" svg:height="0.041cm" svg:x="1.06cm" svg:y="28.443cm"><text:p/><draw:enhanced-geometry svg:viewBox="0 0 453 68" draw:type="non-primitive" draw:enhanced-path="M 66 0 L 453 68 0 68 66 0 Z N"/></draw:custom-shape><draw:custom-shape draw:style-name="gr5" draw:text-style-name="P87" svg:width="0.345cm" svg:height="0.066cm" svg:x="1.078cm" svg:y="28.418cm"><text:p/><draw:enhanced-geometry svg:viewBox="0 0 563 107" draw:type="non-primitive" draw:enhanced-path="M 171 107 L 0 77 75 0 563 86 543 107 171 107 Z N"/></draw:custom-shape><draw:custom-shape draw:style-name="gr6" draw:text-style-name="P88" svg:width="0.343cm" svg:height="0.091cm" svg:x="1.102cm" svg:y="28.393cm"><text:p/><draw:enhanced-geometry svg:viewBox="0 0 562 145" draw:type="non-primitive" draw:enhanced-path="M 387 145 L 0 77 74 0 562 86 505 145 387 145 Z N"/></draw:custom-shape><draw:custom-shape draw:style-name="gr7" draw:text-style-name="P89" svg:width="0.343cm" svg:height="0.1cm" svg:x="1.124cm" svg:y="28.37cm"><text:p/><draw:enhanced-geometry svg:viewBox="0 0 562 162" draw:type="non-primitive" draw:enhanced-path="M 488 162 L 0 76 73 0 562 86 488 162 Z N"/></draw:custom-shape><draw:custom-shape draw:style-name="gr8" draw:text-style-name="P90" svg:width="0.343cm" svg:height="0.1cm" svg:x="1.146cm" svg:y="28.346cm"><text:p/><draw:enhanced-geometry svg:viewBox="0 0 562 163" draw:type="non-primitive" draw:enhanced-path="M 488 163 L 0 77 74 0 562 86 488 163 Z N"/></draw:custom-shape><draw:custom-shape draw:style-name="gr9" draw:text-style-name="P91" svg:width="0.345cm" svg:height="0.098cm" svg:x="1.168cm" svg:y="28.325cm"><text:p/><draw:enhanced-geometry svg:viewBox="0 0 564 163" draw:type="non-primitive" draw:enhanced-path="M 489 163 L 0 77 75 0 564 86 489 163 Z N"/></draw:custom-shape><draw:custom-shape draw:style-name="gr10" draw:text-style-name="P92" svg:width="0.343cm" svg:height="0.1cm" svg:x="1.192cm" svg:y="28.3cm"><text:p/><draw:enhanced-geometry svg:viewBox="0 0 562 162" draw:type="non-primitive" draw:enhanced-path="M 488 162 L 0 76 74 0 562 86 488 162 Z N"/></draw:custom-shape><draw:custom-shape draw:style-name="gr11" draw:text-style-name="P93" svg:width="0.343cm" svg:height="0.098cm" svg:x="1.215cm" svg:y="28.279cm"><text:p/><draw:enhanced-geometry svg:viewBox="0 0 562 163" draw:type="non-primitive" draw:enhanced-path="M 489 163 L 0 77 74 0 562 86 489 163 Z N"/></draw:custom-shape><draw:custom-shape draw:style-name="gr12" draw:text-style-name="P94" svg:width="0.345cm" svg:height="0.1cm" svg:x="1.236cm" svg:y="28.254cm"><text:p/><draw:enhanced-geometry svg:viewBox="0 0 563 163" draw:type="non-primitive" draw:enhanced-path="M 488 163 L 0 77 74 0 563 86 488 163 Z N"/></draw:custom-shape><draw:custom-shape draw:style-name="gr13" draw:text-style-name="P95" svg:width="0.345cm" svg:height="0.1cm" svg:x="1.259cm" svg:y="28.229cm"><text:p/><draw:enhanced-geometry svg:viewBox="0 0 563 162" draw:type="non-primitive" draw:enhanced-path="M 488 162 L 0 76 74 0 563 86 488 162 Z N"/></draw:custom-shape><draw:custom-shape draw:style-name="gr14" draw:text-style-name="P96" svg:width="0.343cm" svg:height="0.098cm" svg:x="1.284cm" svg:y="28.206cm"><text:p/><draw:enhanced-geometry svg:viewBox="0 0 562 163" draw:type="non-primitive" draw:enhanced-path="M 489 163 L 0 77 75 0 562 86 489 163 Z N"/></draw:custom-shape><draw:custom-shape draw:style-name="gr15" draw:text-style-name="P97" svg:width="0.343cm" svg:height="0.1cm" svg:x="1.305cm" svg:y="28.183cm"><text:p/><draw:enhanced-geometry svg:viewBox="0 0 562 163" draw:type="non-primitive" draw:enhanced-path="M 489 163 L 0 77 74 0 562 86 489 163 Z N"/></draw:custom-shape><draw:custom-shape draw:style-name="gr16" draw:text-style-name="P98" svg:width="0.345cm" svg:height="0.098cm" svg:x="1.328cm" svg:y="28.161cm"><text:p/><draw:enhanced-geometry svg:viewBox="0 0 562 162" draw:type="non-primitive" draw:enhanced-path="M 487 162 L 0 76 73 0 562 86 487 162 Z N"/></draw:custom-shape><draw:custom-shape draw:style-name="gr17" draw:text-style-name="P99" svg:width="0.345cm" svg:height="0.1cm" svg:x="1.349cm" svg:y="28.136cm"><text:p/><draw:enhanced-geometry svg:viewBox="0 0 563 163" draw:type="non-primitive" draw:enhanced-path="M 488 163 L 0 77 75 0 563 86 488 163 Z N"/></draw:custom-shape><draw:custom-shape draw:style-name="gr18" draw:text-style-name="P100" svg:width="0.343cm" svg:height="0.098cm" svg:x="1.374cm" svg:y="28.115cm"><text:p/><draw:enhanced-geometry svg:viewBox="0 0 562 163" draw:type="non-primitive" draw:enhanced-path="M 489 163 L 0 77 75 0 562 86 489 163 Z N"/></draw:custom-shape><draw:custom-shape draw:style-name="gr19" draw:text-style-name="P101" svg:width="0.345cm" svg:height="0.1cm" svg:x="1.397cm" svg:y="28.09cm"><text:p/><draw:enhanced-geometry svg:viewBox="0 0 562 163" draw:type="non-primitive" draw:enhanced-path="M 488 163 L 0 77 73 0 562 87 488 163 Z N"/></draw:custom-shape><draw:custom-shape draw:style-name="gr20" draw:text-style-name="P102" svg:width="0.345cm" svg:height="0.1cm" svg:x="1.418cm" svg:y="28.065cm"><text:p/><draw:enhanced-geometry svg:viewBox="0 0 562 164" draw:type="non-primitive" draw:enhanced-path="M 487 164 L 0 78 73 0 562 87 487 164 Z N"/></draw:custom-shape><draw:custom-shape draw:style-name="gr21" draw:text-style-name="P103" svg:width="0.345cm" svg:height="0.1cm" svg:x="1.441cm" svg:y="28.041cm"><text:p/><draw:enhanced-geometry svg:viewBox="0 0 563 164" draw:type="non-primitive" draw:enhanced-path="M 489 164 L 0 77 75 0 563 87 489 164 Z N"/></draw:custom-shape><draw:custom-shape draw:style-name="gr22" draw:text-style-name="P104" svg:width="0.343cm" svg:height="0.1cm" svg:x="1.464cm" svg:y="28.019cm"><text:p/><draw:enhanced-geometry svg:viewBox="0 0 564 163" draw:type="non-primitive" draw:enhanced-path="M 489 163 L 0 76 75 0 564 87 489 163 Z N"/></draw:custom-shape><draw:custom-shape draw:style-name="gr23" draw:text-style-name="P105" svg:width="0.345cm" svg:height="0.1cm" svg:x="1.487cm" svg:y="27.995cm"><text:p/><draw:enhanced-geometry svg:viewBox="0 0 562 164" draw:type="non-primitive" draw:enhanced-path="M 488 164 L 0 77 74 0 562 87 488 164 Z N"/></draw:custom-shape><draw:custom-shape draw:style-name="gr24" draw:text-style-name="P106" svg:width="0.345cm" svg:height="0.1cm" svg:x="1.508cm" svg:y="27.972cm"><text:p/><draw:enhanced-geometry svg:viewBox="0 0 562 164" draw:type="non-primitive" draw:enhanced-path="M 489 164 L 0 77 74 0 562 87 489 164 Z N"/></draw:custom-shape><draw:custom-shape draw:style-name="gr25" draw:text-style-name="P107" svg:width="0.345cm" svg:height="0.1cm" svg:x="1.531cm" svg:y="27.947cm"><text:p/><draw:enhanced-geometry svg:viewBox="0 0 563 163" draw:type="non-primitive" draw:enhanced-path="M 488 163 L 0 76 74 0 563 87 488 163 Z N"/></draw:custom-shape><draw:custom-shape draw:style-name="gr26" draw:text-style-name="P108" svg:width="0.343cm" svg:height="0.098cm" svg:x="1.557cm" svg:y="27.926cm"><text:p/><draw:enhanced-geometry svg:viewBox="0 0 563 164" draw:type="non-primitive" draw:enhanced-path="M 488 164 L 0 77 74 0 563 87 488 164 Z N"/></draw:custom-shape><draw:custom-shape draw:style-name="gr27" draw:text-style-name="P109" svg:width="0.345cm" svg:height="0.1cm" svg:x="1.577cm" svg:y="27.901cm"><text:p/><draw:enhanced-geometry svg:viewBox="0 0 562 164" draw:type="non-primitive" draw:enhanced-path="M 489 164 L 0 77 75 0 562 87 489 164 Z N"/></draw:custom-shape><draw:custom-shape draw:style-name="gr28" draw:text-style-name="P110" svg:width="0.345cm" svg:height="0.1cm" svg:x="1.6cm" svg:y="27.877cm"><text:p/><draw:enhanced-geometry svg:viewBox="0 0 562 163" draw:type="non-primitive" draw:enhanced-path="M 489 163 L 0 76 74 0 562 86 489 163 Z N"/></draw:custom-shape><draw:custom-shape draw:style-name="gr29" draw:text-style-name="P111" svg:width="0.343cm" svg:height="0.1cm" svg:x="1.624cm" svg:y="27.855cm"><text:p/><draw:enhanced-geometry svg:viewBox="0 0 562 164" draw:type="non-primitive" draw:enhanced-path="M 487 164 L 0 77 73 0 562 86 487 164 Z N"/></draw:custom-shape><draw:custom-shape draw:style-name="gr30" draw:text-style-name="P112" svg:width="0.343cm" svg:height="0.1cm" svg:x="1.646cm" svg:y="27.831cm"><text:p/><draw:enhanced-geometry svg:viewBox="0 0 563 163" draw:type="non-primitive" draw:enhanced-path="M 488 163 L 0 77 75 0 563 86 488 163 Z N"/></draw:custom-shape><draw:custom-shape draw:style-name="gr31" draw:text-style-name="P113" svg:width="0.345cm" svg:height="0.098cm" svg:x="1.669cm" svg:y="27.808cm"><text:p/><draw:enhanced-geometry svg:viewBox="0 0 562 162" draw:type="non-primitive" draw:enhanced-path="M 489 162 L 0 76 75 0 562 86 489 162 Z N"/></draw:custom-shape><draw:custom-shape draw:style-name="gr32" draw:text-style-name="P114" svg:width="0.345cm" svg:height="0.1cm" svg:x="1.69cm" svg:y="27.783cm"><text:p/><draw:enhanced-geometry svg:viewBox="0 0 562 163" draw:type="non-primitive" draw:enhanced-path="M 488 163 L 0 77 73 0 562 86 488 163 Z N"/></draw:custom-shape><draw:custom-shape draw:style-name="gr33" draw:text-style-name="P115" svg:width="0.343cm" svg:height="0.1cm" svg:x="1.714cm" svg:y="27.76cm"><text:p/><draw:enhanced-geometry svg:viewBox="0 0 562 163" draw:type="non-primitive" draw:enhanced-path="M 487 163 L 0 77 73 0 562 86 487 163 Z N"/></draw:custom-shape><draw:custom-shape draw:style-name="gr34" draw:text-style-name="P116" svg:width="0.343cm" svg:height="0.08cm" svg:x="1.737cm" svg:y="27.757cm"><text:p/><draw:enhanced-geometry svg:viewBox="0 0 563 129" draw:type="non-primitive" draw:enhanced-path="M 489 129 L 0 43 42 0 266 0 563 53 489 129 Z N"/></draw:custom-shape><draw:custom-shape draw:style-name="gr35" draw:text-style-name="P117" svg:width="0.345cm" svg:height="0.055cm" svg:x="1.759cm" svg:y="27.757cm"><text:p/><draw:enhanced-geometry svg:viewBox="0 0 564 91" draw:type="non-primitive" draw:enhanced-path="M 489 91 L 0 5 5 0 482 0 564 14 489 91 Z N"/></draw:custom-shape><draw:custom-shape draw:style-name="gr36" draw:text-style-name="P118" svg:width="0.212cm" svg:height="0.033cm" svg:x="1.898cm" svg:y="27.757cm"><text:p/><draw:enhanced-geometry svg:viewBox="0 0 348 53" draw:type="non-primitive" draw:enhanced-path="M 297 53 L 0 0 348 0 297 53 Z N"/></draw:custom-shape><draw:custom-shape draw:style-name="gr37" draw:text-style-name="P119"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20"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21" svg:width="0.248cm" svg:height="0.075cm" svg:x="1.896cm" svg:y="27.621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22"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23"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24"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25"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26"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27"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28"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29"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30"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31"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32"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33"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34"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35"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86"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pan text:style-name="T4"><text:tab/>PRACA DYPLOMOWA </text:span><text:span text:style-name="T5">INŻYNIERSKA</text:span></text:p>
      <text:p text:style-name="P12"/>
      <text:p text:style-name="P12"/>
      <text:p text:style-name="P12"/>
      <text:p text:style-name="P12"/>
      <text:p text:style-name="P12"/>
      <text:p text:style-name="P12"/>
      <text:p text:style-name="P12"/>
      <text:p text:style-name="P12"/>
      <text:p text:style-name="P12"/>
      <text:p text:style-name="P12"/>
      <text:p text:style-name="P11"><text:span text:style-name="T7"><text:tab/>Z</text:span><text:span text:style-name="T6">AAWANSOWANY MODEL BEZPIECZEŃSTWA <text:tab/>ZASTOSOWANY W PRZYKŁADOWYM <text:tab/>WIELODOSTĘPNYM SYSTEMIE INFORMATYCZNYM</text:span></text:p>
      <text:p text:style-name="P14"/>
      <text:p text:style-name="P1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tab/><text:tab/>Wydział Fizyki Technicznej, Informatyki i Matematyki Stosowanej</text:p>
      <text:p text:style-name="P16"><text:tab/><text:tab/>Promotor: <text:span text:style-name="T8">dr inż. Mateusz Smoliński</text:span></text:p>
      <text:p text:style-name="P16"><text:tab/><text:tab/>Dyplomant: <text:span text:style-name="T8">Przemysław Komuda</text:span></text:p>
      <text:p text:style-name="P5"><text:tab/> <text:s text:c="8"/>Nr albumu: <text:span text:style-name="T8">216802</text:span></text:p>
      <text:p text:style-name="P5"><text:tab/> <text:s text:c="8"/>Kierunek: <text:span text:style-name="T8">Informatyka</text:span></text:p>
      <text:p text:style-name="P2"><text:span text:style-name="T9"><text:tab/> <text:s text:c="8"/>Specjalność: </text:span><text:span text:style-name="T10">Infrastruktura i aplikacje sieciowe</text:span></text:p>
      <text:p text:style-name="P3"/>
      <text:p text:style-name="P4">Łódź 01.11.2020</text:p>
      <text:p text:style-name="P35"><text:tab/></text:p>
      <text:p text:style-name="P54"/>
      <text:p text:style-name="P54"/>
      <text:p text:style-name="P36"/>
      <text:p text:style-name="P7"><draw:g text:anchor-type="char" draw:z-index="2" draw:name="Kształt3" draw:style-name="gr1"><draw:rect draw:style-name="gr2" draw:text-style-name="P85" svg:width="2.2cm" svg:height="24.605cm" svg:x="0.612cm" svg:y="4.184cm"><text:p/></draw:rect><draw:g draw:style-name="gr3"><draw:custom-shape draw:style-name="gr4" draw:text-style-name="P86" svg:width="0.276cm" svg:height="0.041cm" svg:x="1.06cm" svg:y="28.443cm"><text:p/><draw:enhanced-geometry svg:viewBox="0 0 453 68" draw:type="non-primitive" draw:enhanced-path="M 66 0 L 453 68 0 68 66 0 Z N"/></draw:custom-shape><draw:custom-shape draw:style-name="gr5" draw:text-style-name="P87" svg:width="0.345cm" svg:height="0.066cm" svg:x="1.078cm" svg:y="28.418cm"><text:p/><draw:enhanced-geometry svg:viewBox="0 0 563 107" draw:type="non-primitive" draw:enhanced-path="M 171 107 L 0 77 75 0 563 86 543 107 171 107 Z N"/></draw:custom-shape><draw:custom-shape draw:style-name="gr6" draw:text-style-name="P88" svg:width="0.343cm" svg:height="0.091cm" svg:x="1.102cm" svg:y="28.393cm"><text:p/><draw:enhanced-geometry svg:viewBox="0 0 562 145" draw:type="non-primitive" draw:enhanced-path="M 387 145 L 0 77 74 0 562 86 505 145 387 145 Z N"/></draw:custom-shape><draw:custom-shape draw:style-name="gr7" draw:text-style-name="P89" svg:width="0.343cm" svg:height="0.1cm" svg:x="1.124cm" svg:y="28.37cm"><text:p/><draw:enhanced-geometry svg:viewBox="0 0 562 162" draw:type="non-primitive" draw:enhanced-path="M 488 162 L 0 76 73 0 562 86 488 162 Z N"/></draw:custom-shape><draw:custom-shape draw:style-name="gr8" draw:text-style-name="P90" svg:width="0.343cm" svg:height="0.1cm" svg:x="1.146cm" svg:y="28.346cm"><text:p/><draw:enhanced-geometry svg:viewBox="0 0 562 163" draw:type="non-primitive" draw:enhanced-path="M 488 163 L 0 77 74 0 562 86 488 163 Z N"/></draw:custom-shape><draw:custom-shape draw:style-name="gr9" draw:text-style-name="P91" svg:width="0.345cm" svg:height="0.098cm" svg:x="1.168cm" svg:y="28.325cm"><text:p/><draw:enhanced-geometry svg:viewBox="0 0 564 163" draw:type="non-primitive" draw:enhanced-path="M 489 163 L 0 77 75 0 564 86 489 163 Z N"/></draw:custom-shape><draw:custom-shape draw:style-name="gr10" draw:text-style-name="P92" svg:width="0.343cm" svg:height="0.1cm" svg:x="1.192cm" svg:y="28.3cm"><text:p/><draw:enhanced-geometry svg:viewBox="0 0 562 162" draw:type="non-primitive" draw:enhanced-path="M 488 162 L 0 76 74 0 562 86 488 162 Z N"/></draw:custom-shape><draw:custom-shape draw:style-name="gr11" draw:text-style-name="P93" svg:width="0.343cm" svg:height="0.098cm" svg:x="1.215cm" svg:y="28.279cm"><text:p/><draw:enhanced-geometry svg:viewBox="0 0 562 163" draw:type="non-primitive" draw:enhanced-path="M 489 163 L 0 77 74 0 562 86 489 163 Z N"/></draw:custom-shape><draw:custom-shape draw:style-name="gr12" draw:text-style-name="P94" svg:width="0.345cm" svg:height="0.1cm" svg:x="1.236cm" svg:y="28.254cm"><text:p/><draw:enhanced-geometry svg:viewBox="0 0 563 163" draw:type="non-primitive" draw:enhanced-path="M 488 163 L 0 77 74 0 563 86 488 163 Z N"/></draw:custom-shape><draw:custom-shape draw:style-name="gr13" draw:text-style-name="P95" svg:width="0.345cm" svg:height="0.1cm" svg:x="1.259cm" svg:y="28.229cm"><text:p/><draw:enhanced-geometry svg:viewBox="0 0 563 162" draw:type="non-primitive" draw:enhanced-path="M 488 162 L 0 76 74 0 563 86 488 162 Z N"/></draw:custom-shape><draw:custom-shape draw:style-name="gr14" draw:text-style-name="P96" svg:width="0.343cm" svg:height="0.098cm" svg:x="1.284cm" svg:y="28.206cm"><text:p/><draw:enhanced-geometry svg:viewBox="0 0 562 163" draw:type="non-primitive" draw:enhanced-path="M 489 163 L 0 77 75 0 562 86 489 163 Z N"/></draw:custom-shape><draw:custom-shape draw:style-name="gr15" draw:text-style-name="P97" svg:width="0.343cm" svg:height="0.1cm" svg:x="1.305cm" svg:y="28.183cm"><text:p/><draw:enhanced-geometry svg:viewBox="0 0 562 163" draw:type="non-primitive" draw:enhanced-path="M 489 163 L 0 77 74 0 562 86 489 163 Z N"/></draw:custom-shape><draw:custom-shape draw:style-name="gr16" draw:text-style-name="P98" svg:width="0.345cm" svg:height="0.098cm" svg:x="1.328cm" svg:y="28.161cm"><text:p/><draw:enhanced-geometry svg:viewBox="0 0 562 162" draw:type="non-primitive" draw:enhanced-path="M 487 162 L 0 76 73 0 562 86 487 162 Z N"/></draw:custom-shape><draw:custom-shape draw:style-name="gr17" draw:text-style-name="P99" svg:width="0.345cm" svg:height="0.1cm" svg:x="1.349cm" svg:y="28.136cm"><text:p/><draw:enhanced-geometry svg:viewBox="0 0 563 163" draw:type="non-primitive" draw:enhanced-path="M 488 163 L 0 77 75 0 563 86 488 163 Z N"/></draw:custom-shape><draw:custom-shape draw:style-name="gr18" draw:text-style-name="P100" svg:width="0.343cm" svg:height="0.098cm" svg:x="1.374cm" svg:y="28.115cm"><text:p/><draw:enhanced-geometry svg:viewBox="0 0 562 163" draw:type="non-primitive" draw:enhanced-path="M 489 163 L 0 77 75 0 562 86 489 163 Z N"/></draw:custom-shape><draw:custom-shape draw:style-name="gr19" draw:text-style-name="P101" svg:width="0.345cm" svg:height="0.1cm" svg:x="1.397cm" svg:y="28.09cm"><text:p/><draw:enhanced-geometry svg:viewBox="0 0 562 163" draw:type="non-primitive" draw:enhanced-path="M 488 163 L 0 77 73 0 562 87 488 163 Z N"/></draw:custom-shape><draw:custom-shape draw:style-name="gr20" draw:text-style-name="P102" svg:width="0.345cm" svg:height="0.1cm" svg:x="1.418cm" svg:y="28.065cm"><text:p/><draw:enhanced-geometry svg:viewBox="0 0 562 164" draw:type="non-primitive" draw:enhanced-path="M 487 164 L 0 78 73 0 562 87 487 164 Z N"/></draw:custom-shape><draw:custom-shape draw:style-name="gr21" draw:text-style-name="P103" svg:width="0.345cm" svg:height="0.1cm" svg:x="1.441cm" svg:y="28.041cm"><text:p/><draw:enhanced-geometry svg:viewBox="0 0 563 164" draw:type="non-primitive" draw:enhanced-path="M 489 164 L 0 77 75 0 563 87 489 164 Z N"/></draw:custom-shape><draw:custom-shape draw:style-name="gr22" draw:text-style-name="P104" svg:width="0.343cm" svg:height="0.1cm" svg:x="1.464cm" svg:y="28.019cm"><text:p/><draw:enhanced-geometry svg:viewBox="0 0 564 163" draw:type="non-primitive" draw:enhanced-path="M 489 163 L 0 76 75 0 564 87 489 163 Z N"/></draw:custom-shape><draw:custom-shape draw:style-name="gr23" draw:text-style-name="P105" svg:width="0.345cm" svg:height="0.1cm" svg:x="1.487cm" svg:y="27.995cm"><text:p/><draw:enhanced-geometry svg:viewBox="0 0 562 164" draw:type="non-primitive" draw:enhanced-path="M 488 164 L 0 77 74 0 562 87 488 164 Z N"/></draw:custom-shape><draw:custom-shape draw:style-name="gr24" draw:text-style-name="P106" svg:width="0.345cm" svg:height="0.1cm" svg:x="1.508cm" svg:y="27.972cm"><text:p/><draw:enhanced-geometry svg:viewBox="0 0 562 164" draw:type="non-primitive" draw:enhanced-path="M 489 164 L 0 77 74 0 562 87 489 164 Z N"/></draw:custom-shape><draw:custom-shape draw:style-name="gr25" draw:text-style-name="P107" svg:width="0.345cm" svg:height="0.1cm" svg:x="1.531cm" svg:y="27.947cm"><text:p/><draw:enhanced-geometry svg:viewBox="0 0 563 163" draw:type="non-primitive" draw:enhanced-path="M 488 163 L 0 76 74 0 563 87 488 163 Z N"/></draw:custom-shape><draw:custom-shape draw:style-name="gr26" draw:text-style-name="P108" svg:width="0.343cm" svg:height="0.098cm" svg:x="1.557cm" svg:y="27.926cm"><text:p/><draw:enhanced-geometry svg:viewBox="0 0 563 164" draw:type="non-primitive" draw:enhanced-path="M 488 164 L 0 77 74 0 563 87 488 164 Z N"/></draw:custom-shape><draw:custom-shape draw:style-name="gr27" draw:text-style-name="P109" svg:width="0.345cm" svg:height="0.1cm" svg:x="1.577cm" svg:y="27.901cm"><text:p/><draw:enhanced-geometry svg:viewBox="0 0 562 164" draw:type="non-primitive" draw:enhanced-path="M 489 164 L 0 77 75 0 562 87 489 164 Z N"/></draw:custom-shape><draw:custom-shape draw:style-name="gr28" draw:text-style-name="P110" svg:width="0.345cm" svg:height="0.1cm" svg:x="1.6cm" svg:y="27.877cm"><text:p/><draw:enhanced-geometry svg:viewBox="0 0 562 163" draw:type="non-primitive" draw:enhanced-path="M 489 163 L 0 76 74 0 562 86 489 163 Z N"/></draw:custom-shape><draw:custom-shape draw:style-name="gr29" draw:text-style-name="P111" svg:width="0.343cm" svg:height="0.1cm" svg:x="1.624cm" svg:y="27.855cm"><text:p/><draw:enhanced-geometry svg:viewBox="0 0 562 164" draw:type="non-primitive" draw:enhanced-path="M 487 164 L 0 77 73 0 562 86 487 164 Z N"/></draw:custom-shape><draw:custom-shape draw:style-name="gr30" draw:text-style-name="P112" svg:width="0.343cm" svg:height="0.1cm" svg:x="1.646cm" svg:y="27.831cm"><text:p/><draw:enhanced-geometry svg:viewBox="0 0 563 163" draw:type="non-primitive" draw:enhanced-path="M 488 163 L 0 77 75 0 563 86 488 163 Z N"/></draw:custom-shape><draw:custom-shape draw:style-name="gr31" draw:text-style-name="P113" svg:width="0.345cm" svg:height="0.098cm" svg:x="1.669cm" svg:y="27.808cm"><text:p/><draw:enhanced-geometry svg:viewBox="0 0 562 162" draw:type="non-primitive" draw:enhanced-path="M 489 162 L 0 76 75 0 562 86 489 162 Z N"/></draw:custom-shape><draw:custom-shape draw:style-name="gr32" draw:text-style-name="P114" svg:width="0.345cm" svg:height="0.1cm" svg:x="1.69cm" svg:y="27.783cm"><text:p/><draw:enhanced-geometry svg:viewBox="0 0 562 163" draw:type="non-primitive" draw:enhanced-path="M 488 163 L 0 77 73 0 562 86 488 163 Z N"/></draw:custom-shape><draw:custom-shape draw:style-name="gr33" draw:text-style-name="P115" svg:width="0.343cm" svg:height="0.1cm" svg:x="1.714cm" svg:y="27.76cm"><text:p/><draw:enhanced-geometry svg:viewBox="0 0 562 163" draw:type="non-primitive" draw:enhanced-path="M 487 163 L 0 77 73 0 562 86 487 163 Z N"/></draw:custom-shape><draw:custom-shape draw:style-name="gr34" draw:text-style-name="P116" svg:width="0.343cm" svg:height="0.08cm" svg:x="1.737cm" svg:y="27.757cm"><text:p/><draw:enhanced-geometry svg:viewBox="0 0 563 129" draw:type="non-primitive" draw:enhanced-path="M 489 129 L 0 43 42 0 266 0 563 53 489 129 Z N"/></draw:custom-shape><draw:custom-shape draw:style-name="gr35" draw:text-style-name="P117" svg:width="0.345cm" svg:height="0.055cm" svg:x="1.759cm" svg:y="27.757cm"><text:p/><draw:enhanced-geometry svg:viewBox="0 0 564 91" draw:type="non-primitive" draw:enhanced-path="M 489 91 L 0 5 5 0 482 0 564 14 489 91 Z N"/></draw:custom-shape><draw:custom-shape draw:style-name="gr36" draw:text-style-name="P118" svg:width="0.212cm" svg:height="0.033cm" svg:x="1.898cm" svg:y="27.757cm"><text:p/><draw:enhanced-geometry svg:viewBox="0 0 348 53" draw:type="non-primitive" draw:enhanced-path="M 297 53 L 0 0 348 0 297 53 Z N"/></draw:custom-shape><draw:custom-shape draw:style-name="gr37" draw:text-style-name="P119" svg:width="0.198cm" svg:height="0.087cm" svg:x="1.914cm" svg:y="27.679cm"><text:p/><draw:enhanced-geometry svg:viewBox="0 0 323 144" draw:type="non-primitive" draw:enhanced-path="M 310 144 L 228 130 323 130 310 144 Z M 0 0 L 167 29 157 30 147 32 136 32 126 32 104 32 85 29 66 27 50 23 35 19 22 13 10 7 0 0 Z N"/></draw:custom-shape><draw:custom-shape draw:style-name="gr38" draw:text-style-name="P120" svg:width="0.197cm" svg:height="0.052cm" svg:x="1.896cm" svg:y="27.647cm"><text:p/><draw:enhanced-geometry svg:viewBox="0 0 319 82" draw:type="non-primitive" draw:enhanced-path="M 0 0 L 319 56 297 62 276 68 256 71 235 75 215 78 195 80 174 82 156 82 139 82 124 80 109 79 95 77 83 73 70 70 60 66 49 62 40 57 32 53 25 47 18 40 13 33 8 26 3 19 1 11 0 6 0 0 Z N"/></draw:custom-shape><draw:custom-shape draw:style-name="gr39" draw:text-style-name="P121" svg:width="0.248cm" svg:height="0.075cm" svg:x="1.896cm" svg:y="27.623cm"><text:p/><draw:enhanced-geometry svg:viewBox="0 0 404 123" draw:type="non-primitive" draw:enhanced-path="M 197 123 L 30 94 19 86 11 76 6 66 1 55 0 43 0 29 3 15 8 0 404 70 377 80 350 90 325 99 298 106 272 112 247 117 223 121 197 123 Z N"/></draw:custom-shape><draw:custom-shape draw:style-name="gr40" draw:text-style-name="P122" svg:width="0.292cm" svg:height="0.085cm" svg:x="1.896cm" svg:y="27.596cm"><text:p/><draw:enhanced-geometry svg:viewBox="0 0 475 141" draw:type="non-primitive" draw:enhanced-path="M 319 141 L 0 85 0 76 1 65 3 56 7 46 10 34 15 24 22 12 27 0 475 79 465 84 453 89 420 105 385 118 352 131 319 141 Z N"/></draw:custom-shape><draw:custom-shape draw:style-name="gr41" draw:text-style-name="P123" svg:width="0.325cm" svg:height="0.092cm" svg:x="1.901cm" svg:y="27.571cm"><text:p/><draw:enhanced-geometry svg:viewBox="0 0 530 151" draw:type="non-primitive" draw:enhanced-path="M 396 151 L 0 81 8 63 18 43 32 22 47 0 530 85 508 97 488 109 467 119 445 129 433 135 421 140 408 146 396 151 Z N"/></draw:custom-shape><draw:custom-shape draw:style-name="gr42" draw:text-style-name="P124" svg:width="0.345cm" svg:height="0.098cm" svg:x="1.914cm" svg:y="27.547cm"><text:p/><draw:enhanced-geometry svg:viewBox="0 0 564 159" draw:type="non-primitive" draw:enhanced-path="M 448 159 L 0 80 13 62 27 42 43 21 60 0 564 90 536 109 507 127 478 144 448 159 Z N"/></draw:custom-shape><draw:custom-shape draw:style-name="gr43" draw:text-style-name="P125" svg:width="0.357cm" svg:height="0.1cm" svg:x="1.93cm" svg:y="27.522cm"><text:p/><draw:enhanced-geometry svg:viewBox="0 0 584 163" draw:type="non-primitive" draw:enhanced-path="M 483 163 L 0 78 14 62 28 44 42 27 60 9 64 5 69 0 584 92 559 110 534 129 508 146 483 163 Z N"/></draw:custom-shape><draw:custom-shape draw:style-name="gr44" draw:text-style-name="P126" svg:width="0.366cm" svg:height="0.1cm" svg:x="1.951cm" svg:y="27.501cm"><text:p/><draw:enhanced-geometry svg:viewBox="0 0 596 166" draw:type="non-primitive" draw:enhanced-path="M 504 166 L 0 76 14 62 28 47 39 34 52 23 64 11 76 0 596 91 573 111 551 131 528 148 504 166 Z N"/></draw:custom-shape><draw:custom-shape draw:style-name="gr45" draw:text-style-name="P127" svg:width="0.366cm" svg:height="0.1cm" svg:x="1.972cm" svg:y="27.478cm"><text:p/><draw:enhanced-geometry svg:viewBox="0 0 598 168" draw:type="non-primitive" draw:enhanced-path="M 515 168 L 0 76 19 56 40 38 62 19 82 0 598 92 578 112 558 131 537 149 515 168 Z N"/></draw:custom-shape><draw:custom-shape draw:style-name="gr46" draw:text-style-name="P128" svg:width="0.362cm" svg:height="0.1cm" svg:x="1.997cm" svg:y="27.457cm"><text:p/><draw:enhanced-geometry svg:viewBox="0 0 594 165" draw:type="non-primitive" draw:enhanced-path="M 520 165 L 0 74 23 55 45 35 68 18 91 0 594 90 580 105 566 121 554 133 543 145 531 155 520 165 Z N"/></draw:custom-shape><draw:custom-shape draw:style-name="gr47" draw:text-style-name="P129" svg:width="0.355cm" svg:height="0.1cm" svg:x="2.023cm" svg:y="27.434cm"><text:p/><draw:enhanced-geometry svg:viewBox="0 0 583 164" draw:type="non-primitive" draw:enhanced-path="M 516 164 L 0 72 26 54 51 35 76 17 101 0 583 86 571 103 556 120 540 139 523 157 519 161 516 164 Z N"/></draw:custom-shape><draw:custom-shape draw:style-name="gr48" draw:text-style-name="P130" svg:width="0.345cm" svg:height="0.098cm" svg:x="2.05cm" svg:y="27.413cm"><text:p/><draw:enhanced-geometry svg:viewBox="0 0 563 159" draw:type="non-primitive" draw:enhanced-path="M 503 159 L 0 69 28 50 57 31 86 15 114 0 563 79 551 97 538 117 522 138 503 159 Z N"/></draw:custom-shape><draw:custom-shape draw:style-name="gr49" draw:text-style-name="P131" svg:width="0.324cm" svg:height="0.092cm" svg:x="2.085cm" svg:y="27.393cm"><text:p/><draw:enhanced-geometry svg:viewBox="0 0 529 152" draw:type="non-primitive" draw:enhanced-path="M 482 152 L 0 66 19 56 38 44 57 35 75 26 90 19 104 13 119 6 132 0 529 70 521 90 511 109 498 130 482 152 Z N"/></draw:custom-shape><draw:custom-shape draw:style-name="gr50" draw:text-style-name="P132" svg:width="0.292cm" svg:height="0.085cm" svg:x="2.122cm" svg:y="27.376cm"><text:p/><draw:enhanced-geometry svg:viewBox="0 0 475 141" draw:type="non-primitive" draw:enhanced-path="M 449 141 L 0 62 7 58 14 55 51 39 87 23 123 11 159 0 475 56 475 65 474 75 472 85 470 95 466 106 460 118 456 129 449 141 Z N"/></draw:custom-shape><draw:custom-shape draw:style-name="gr51" draw:text-style-name="P133" svg:width="0.248cm" svg:height="0.073cm" svg:x="2.166cm" svg:y="27.362cm"><text:p/><draw:enhanced-geometry svg:viewBox="0 0 404 121" draw:type="non-primitive" draw:enhanced-path="M 397 121 L 0 51 28 41 55 32 83 23 111 16 137 11 165 6 191 2 217 0 369 27 381 36 391 47 399 57 403 70 404 81 403 94 401 107 397 121 Z N"/></draw:custom-shape><draw:custom-shape draw:style-name="gr52" draw:text-style-name="P134" svg:width="0.193cm" svg:height="0.048cm" svg:x="2.219cm" svg:y="27.362cm"><text:p/><draw:enhanced-geometry svg:viewBox="0 0 316 79" draw:type="non-primitive" draw:enhanced-path="M 316 79 L 0 23 20 17 41 13 62 9 81 6 102 3 121 1 141 0 160 0 177 0 192 1 207 3 221 5 234 8 245 12 257 15 267 20 275 24 284 30 291 36 298 42 304 49 308 56 312 63 315 71 316 74 316 79 Z N"/></draw:custom-shape><draw:custom-shape draw:style-name="gr53" draw:text-style-name="P135" svg:width="0.092cm" svg:height="0.017cm" svg:x="2.298cm" svg:y="27.362cm"><text:p/><draw:enhanced-geometry svg:viewBox="0 0 152 28" draw:type="non-primitive" draw:enhanced-path="M 152 28 L 0 1 16 0 31 0 52 0 70 2 86 5 102 7 117 12 130 16 141 22 152 28 Z N"/></draw:custom-shape><draw:custom-shape draw:style-name="gr54" draw:text-style-name="P86" svg:width="0.375cm" svg:height="1.123cm" svg:x="1.044cm" svg:y="27.362cm"><text:p/><draw:enhanced-geometry svg:viewBox="0 0 614 1835" draw:type="non-primitive" draw:enhanced-path="M 614 275 L 613 290 612 307 610 322 608 336 606 350 601 364 598 377 592 390 588 402 581 415 574 425 567 437 559 446 550 455 540 465 530 473 519 482 508 490 497 498 484 506 472 513 459 519 445 525 431 531 418 535 403 539 388 542 372 546 357 547 340 549 324 551 306 551 290 551 273 549 257 548 241 546 226 542 211 539 196 535 182 531 169 526 155 522 142 516 130 509 117 502 106 495 94 488 84 480 73 470 64 460 55 451 47 439 39 427 32 416 26 404 21 391 16 377 11 365 8 351 6 336 3 322 1 307 0 290 0 275 0 259 1 244 2 229 5 215 8 200 11 187 15 173 20 160 25 149 31 136 37 125 44 115 52 105 60 95 68 86 77 78 87 69 99 60 110 52 123 44 135 38 148 31 162 26 176 20 190 15 205 12 221 8 238 5 254 3 271 1 289 0 306 0 324 0 340 1 357 3 372 5 388 8 403 12 418 15 431 20 459 30 484 42 508 56 530 71 540 80 550 91 559 101 567 112 574 123 581 135 588 148 592 159 598 173 601 186 606 200 608 215 610 229 612 244 613 259 614 275 Z M 28 1835 L 28 649 600 649 600 1835 28 1835 Z N"/></draw:custom-shape></draw:g></draw:g><text:s text:c="17"/>Instytut Informatyki</text:p>
      <text:p text:style-name="P8"><text:span text:style-name="T11"><text:s text:c="23"/>90-924 Łódź, ul. Wólczańska 215, </text:span><text:span text:style-name="T3">budynek B9</text:span></text:p>
      <text:p text:style-name="P6"><text:s text:c="9"/>tel. 042 631 27 97, 042 632 97 57, fax 042 630 34 14 email: office@ics.p.lodz.pl</text:p>
      <text:p text:style-name="P5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2">Spis treści</text:p>
          </text:index-title>
          <text:p text:style-name="P39"><text:a xlink:type="simple" xlink:href="#__RefHeading___Toc382_4217443648" text:style-name="Index_20_Link" text:visited-style-name="Index_20_Link">1. Wstęp<text:tab/>4</text:a></text:p>
          <text:p text:style-name="P40"><text:a xlink:type="simple" xlink:href="#__RefHeading___Toc488_4217443648" text:style-name="Index_20_Link" text:visited-style-name="Index_20_Link">1.1. Przedstawienie rozwiązywanego problemu<text:tab/>4</text:a></text:p>
          <text:p text:style-name="P40"><text:a xlink:type="simple" xlink:href="#__RefHeading___Toc500_4217443648" text:style-name="Index_20_Link" text:visited-style-name="Index_20_Link">1.2. Alternatywne rozwiązania<text:tab/>4</text:a></text:p>
          <text:p text:style-name="P39"><text:a xlink:type="simple" xlink:href="#__RefHeading___Toc502_4217443648" text:style-name="Index_20_Link" text:visited-style-name="Index_20_Link">2. Cel i zakres pracy<text:tab/>5</text:a></text:p>
          <text:p text:style-name="P40"><text:a xlink:type="simple" xlink:href="#__RefHeading___Toc516_4217443648" text:style-name="Index_20_Link" text:visited-style-name="Index_20_Link">2.1. Cel pracy<text:tab/>5</text:a></text:p>
          <text:p text:style-name="P40"><text:a xlink:type="simple" xlink:href="#__RefHeading___Toc518_4217443648" text:style-name="Index_20_Link" text:visited-style-name="Index_20_Link">2.2. Zakres pracy<text:tab/>5</text:a></text:p>
          <text:p text:style-name="P39"><text:a xlink:type="simple" xlink:href="#__RefHeading___Toc504_4217443648" text:style-name="Index_20_Link" text:visited-style-name="Index_20_Link">3. Założenia<text:tab/>5</text:a></text:p>
          <text:p text:style-name="P40"><text:a xlink:type="simple" xlink:href="#__RefHeading___Toc506_4217443648" text:style-name="Index_20_Link" text:visited-style-name="Index_20_Link">3.1. Opis architektury<text:tab/>5</text:a></text:p>
          <text:p text:style-name="P40"><text:a xlink:type="simple" xlink:href="#__RefHeading___Toc508_4217443648" text:style-name="Index_20_Link" text:visited-style-name="Index_20_Link">3.2. Stos technologiczny<text:tab/>6</text:a></text:p>
          <text:p text:style-name="P40"><text:a xlink:type="simple" xlink:href="#__RefHeading___Toc422_2337193129" text:style-name="Index_20_Link" text:visited-style-name="Index_20_Link">3.3. Opis środowisk<text:tab/>7</text:a></text:p>
          <text:p text:style-name="P41"><text:a xlink:type="simple" xlink:href="#__RefHeading___Toc424_2337193129" text:style-name="Index_20_Link" text:visited-style-name="Index_20_Link">3.3.1. Środowisko deweloperskie<text:tab/>7</text:a></text:p>
          <text:p text:style-name="P41"><text:a xlink:type="simple" xlink:href="#__RefHeading___Toc426_2337193129" text:style-name="Index_20_Link" text:visited-style-name="Index_20_Link">3.3.2. Środowisko produkcyjne<text:tab/>7</text:a></text:p>
          <text:p text:style-name="P40"><text:a xlink:type="simple" xlink:href="#__RefHeading___Toc510_4217443648" text:style-name="Index_20_Link" text:visited-style-name="Index_20_Link">3.4. Reguły biznesowe<text:tab/>8</text:a></text:p>
          <text:p text:style-name="P40"><text:a xlink:type="simple" xlink:href="#__RefHeading___Toc512_4217443648" text:style-name="Index_20_Link" text:visited-style-name="Index_20_Link">3.5. Oferowana funkcjonalność<text:tab/>9</text:a></text:p>
          <text:p text:style-name="P40"><text:a xlink:type="simple" xlink:href="#__RefHeading___Toc514_4217443648" text:style-name="Index_20_Link" text:visited-style-name="Index_20_Link">3.6. Zastosowany model<text:tab/>10</text:a></text:p>
        </text:index-body>
      </text:table-of-content>
      <text:p text:style-name="Standard"/>
      <text:h text:style-name="P45" text:outline-level="1"><text:bookmark-start text:name="__RefHeading___Toc382_4217443648"/>1. Wstęp<text:bookmark-end text:name="__RefHeading___Toc382_4217443648"/></text:h>
      <text:h text:style-name="P46" text:outline-level="2"><text:bookmark-start text:name="__RefHeading___Toc488_4217443648"/><text:span text:style-name="T12">1.1. </text:span><text:span text:style-name="T13">Przedstawienie rozwiązywanego problemu</text:span><text:bookmark-end text:name="__RefHeading___Toc488_4217443648"/></text:h>
      <text:p text:style-name="P17"><text:span text:style-name="T42"><text:tab/></text:span><text:span text:style-name="T44">W dzisiejszych czasach wiele osób korzysta z różnego rodzaju aplikacji sieciowych w życiu zawodowym oraz prywatnym – dla usprawnienia </text:span><text:span text:style-name="T46">pewnych procesów</text:span><text:span text:style-name="T44"> lub rozrywki. </text:span><text:span text:style-name="T45">Zakładając konto w jakimkolwiek serwisie należy ustawić silne hasło </text:span><text:span text:style-name="T51">(np. zgodne z wytycznymi NIST</text:span><text:span text:style-name="T51"><text:bibliography-mark text:identifier="Publikacja NIST 800-63B dotycząca wytycznych bezpieczeństwa w sieci, artykuł 5.1" text:bibliography-type="www" text:address="https://pages.nist.gov/800-63-3/sp800-63b.html" text:title="Publikacja NIST 800-63B dotycząca wytycznych bezpieczeństwa w sieci, artykuł 5.1">[5]</text:bibliography-mark></text:span><text:span text:style-name="T51">)</text:span><text:span text:style-name="T45">, jednak nie zawsze jest to gwarancją bezpieczeństwa przed włamaniem na nasze konto, które z kolei może mieć katastrofalne skutki. </text:span><text:span text:style-name="T46">Biznes, dla którego przeznaczona jest aplikacja oraz jej deweloperzy powinni zadbać o ochronę danych użytkowników implementując odpowiednie mechanizmy bezpieczeństwa. W tej dziedzinie swoistym wzorem do naśladowania mogą być systemy bankowe, </text:span><text:span text:style-name="T47">tym bardziej po wprowadzeniu unijnej dyrektywy PSD2, wymagającej np. „silnego uwierzytelniania klienta”</text:span><text:span text:style-name="T47"><text:bibliography-mark text:identifier="Dyrektywa Parlamentu Europejskiego i Rady (UE) 2015/2366, artykuł 4, punkt 30" text:bibliography-type="www" text:address="https://eur-lex.europa.eu/legal-content/PL/TXT/HTML/?uri=CELEX:32015L2366&amp;from=EN#d1e1384-35-1" text:title="Dyrektywa Parlamentu Europejskiego i Rady (UE) 2015/2366, artykuł 4, punkt 30">[3]</text:bibliography-mark></text:span><text:span text:style-name="T47">.</text:span></text:p>
      <text:p text:style-name="P17"><text:span text:style-name="T47"><text:tab/></text:span><text:span text:style-name="T48">Kwestią, którą należy rozważyć jest </text:span><text:span text:style-name="T49">również komfort korzystania z aplikacji bądź systemu informatycznego. Choć jest to bardzo subiektywna opinia każdego użytkownika, najczęściej wygoda nie idzie w parze z bezpieczeństwem. Dla przykładu, gdy </text:span><text:span text:style-name="T50">podczas zakładania konta na stronie internetowej jest wymagane podanie skomplikowanego hasła, </text:span><text:span text:style-name="T51">62% użytkowników uzna to za irytujące, zgodnie z badaniem</text:span><text:span text:style-name="T51"><text:bibliography-mark text:identifier="Badanie laboratorium CUPS z Carnegie Mellon University dotyczące zachowań użytkowników" text:bibliography-type="www" text:address="https://cups.cs.cmu.edu/soups/2010/proceedings/a2_shay.pdf" text:title="Badanie laboratorium CUPS z Carnegie Mellon University dotyczące zachowań użytkowników">[2]</text:bibliography-mark></text:span><text:span text:style-name="T51">. </text:span><text:span text:style-name="T52">Stopień zabezpieczeń powinien także być adekwatny do rodzaju </text:span><text:span text:style-name="T53">systemu informatycznego – zazwyczaj nie znajdziemy biometrii na forum internetowym.</text:span></text:p>
      <text:p text:style-name="P17"><text:span text:style-name="T53"><text:tab/></text:span><text:span text:style-name="T54">Obecnie aplikacje sieciowe są narażone na wiele ataków</text:span><text:span text:style-name="T54"><text:bibliography-mark text:identifier="OWASP Top Ten" text:bibliography-type="www" text:address="https://owasp.org/www-project-top-ten/" text:title="Lista podatności aplikacji sieciowych OWASP Top Ten">[4]</text:bibliography-mark></text:span><text:span text:style-name="T54">, do najczęstszych z nich należą między innymi:</text:span></text:p>
      <text:list xml:id="list1986888158" text:style-name="L1">
        <text:list-item>
          <text:p text:style-name="P66"><text:span text:style-name="T54">SQL injection – </text:span><text:span text:style-name="T55">wprowadzenie w pole tekstowe na stronie internetowej kwerend SQL, które </text:span><text:span text:style-name="T56">zostanę wykonane w bazie danych ze względu na nieodpowiednie filtrowanie danych wejściowych</text:span></text:p>
        </text:list-item>
        <text:list-item>
          <text:p text:style-name="P66"><text:span text:style-name="T54">Cross site scripting (XSS) – </text:span><text:span text:style-name="T55">umieszczenie </text:span><text:span text:style-name="T57">skryptu</text:span><text:span text:style-name="T55"> </text:span><text:span text:style-name="T56">na stronie internetowej, któr</text:span><text:span text:style-name="T57">a zostanie wyświetlona przez innego użytkownika, a ze względu na nieodpowiednie filtrowanie danych wejściowych niechciany skrypt zostanie wykonany</text:span></text:p>
        </text:list-item>
        <text:list-item>
          <text:p text:style-name="P67"><text:span text:style-name="T43">Cross site request forgery (CSRF) – </text:span><text:span text:style-name="T57">wykonanie niepożądanej akcji na stronie internetowej, na której użytkownik jest stale uwierzytelniony np. poprzez kliknięcie w odpowiednio spreparowane hiperłącze.</text:span></text:p>
        </text:list-item>
      </text:list>
      <text:p text:style-name="P28"><text:span text:style-name="T58">Podczas implementacji zabezpieczeń w systemach informatycznych deweloperzy stają przed dużym wyzwaniem, nie tylko </text:span><text:span text:style-name="T59">ze względu na ochronę przed atakami, ale również narzucenie użytkownikom bezpiecznych sposobów interakcji z tymi systemami.</text:span></text:p>
      <text:h text:style-name="P47" text:outline-level="2"><text:bookmark-start text:name="__RefHeading___Toc500_4217443648"/>1.2. Alternatywne rozwiązania<text:bookmark-end text:name="__RefHeading___Toc500_4217443648"/></text:h>
      <text:p text:style-name="P17"><text:tab/><text:span text:style-name="T62">Za najbezpieczniejsze syst</text:span><text:span text:style-name="T63">emy często uważane są te, w których dochodzi do obrotu pieniędzmi, </text:span><text:span text:style-name="T64">takie jak:</text:span></text:p>
      <text:list xml:id="list2539604971" text:style-name="L2">
        <text:list-item>
          <text:p text:style-name="P68">https://www.aliorbank.pl – <text:span text:style-name="T67">bankowość internetowa</text:span></text:p>
        </text:list-item>
        <text:list-item>
          <text:p text:style-name="P68"><text:soft-page-break/>https://www.xtb.com – <text:span text:style-name="T67">platforma maklerska</text:span></text:p>
        </text:list-item>
      </text:list>
      <text:h text:style-name="P44" text:outline-level="1"><text:bookmark-start text:name="__RefHeading___Toc502_4217443648"/>2. Cel i zakres pracy<text:bookmark-end text:name="__RefHeading___Toc502_4217443648"/></text:h>
      <text:h text:style-name="P49" text:outline-level="2"><text:bookmark-start text:name="__RefHeading___Toc516_4217443648"/>2.1. Cel pracy<text:bookmark-end text:name="__RefHeading___Toc516_4217443648"/></text:h>
      <text:p text:style-name="P18"><text:tab/><text:span text:style-name="T61">Celem pracy </text:span><text:span text:style-name="T65">jest</text:span><text:span text:style-name="T61"> stworzenie wielodostępnego systemu informatycznego, który zapewnia spójność i ochronę danych użytkowników oraz utrudnia włamanie się na konto któregoś z nich. </text:span><text:span text:style-name="T65">Bezpieczeństwo jest zagwarantowane głównie poprzez spełnienie zasady 3A (authentication, authorization, accounting), implementację własnego mechanizmu uwierzytelniania </text:span><text:span text:style-name="T66">oraz wykorzystanie kontroli dostępu do zasobów </text:span><text:span text:style-name="T67">bazującej na rolach.</text:span></text:p>
      <text:h text:style-name="P49" text:outline-level="2"><text:bookmark-start text:name="__RefHeading___Toc518_4217443648"/>2.2. Zakres pracy<text:bookmark-end text:name="__RefHeading___Toc518_4217443648"/></text:h>
      <text:p text:style-name="P17"><text:tab/><text:span text:style-name="T68">Praca dzieli się na dwie części: implementacyjna i opisowa. Część implementacyjna polega na zaprojektowaniu, stworzeniu oraz osadzeniu systemu informatycznego, natomiast część opisowa na udokumentowaniu zastosowanych mechanizmów, modelu biznesowego oraz procesu wytwarzania oprogramowania.</text:span></text:p>
      <text:h text:style-name="P44" text:outline-level="1"><text:bookmark-start text:name="__RefHeading___Toc504_4217443648"/>3. Założenia<text:bookmark-end text:name="__RefHeading___Toc504_4217443648"/></text:h>
      <text:h text:style-name="P50" text:outline-level="2"><text:bookmark-start text:name="__RefHeading___Toc506_4217443648"/><text:span text:style-name="T12">3.1. Opis </text:span><text:span text:style-name="T14">architektury</text:span><text:bookmark-end text:name="__RefHeading___Toc506_4217443648"/></text:h>
      <text:p text:style-name="Text_20_body"><text:tab/><text:span text:style-name="T14">System informatyczny stworzony w ramach pracy inżynierskiej </text:span><text:span text:style-name="T16">opiera się o architekturę trójwarstwową</text:span><text:span text:style-name="T15">. </text:span><text:span text:style-name="T16">Składają się na niego:</text:span></text:p>
      <text:list xml:id="list2746952034" text:style-name="L3">
        <text:list-item>
          <text:p text:style-name="P69"><text:span text:style-name="T16">Warstwa prezentacji zrealizowana jako aplikacja internetowa typu SPA</text:span><text:span text:style-name="T16"><text:bibliography-mark text:identifier="Single Page Web Applications: JavaScript End-to-end" text:bibliography-type="book" text:author="Michael Mikowski, Josh Powell" text:booktitle="Single Page Web Applications: JavaScript End-to-end" text:publisher="Manning Publications" text:year="2013">[1]</text:bibliography-mark></text:span><text:span text:style-name="T16">, poprzez którą użytkownicy prowadzą interakcję z systemem. </text:span><text:span text:style-name="T17">Wykonywane w niej akcje prowadzą do wywołania </text:span><text:span text:style-name="T19">metod</text:span><text:span text:style-name="T17"> punktów </text:span><text:span text:style-name="T24">dostępowych</text:span><text:span text:style-name="T17"> (tzw. „endpointów”) REST udostępnionych przez warstwę logiki binzesowej z wykorzystaniem protokołu HTTPS.</text:span></text:p>
        </text:list-item>
        <text:list-item>
          <text:p text:style-name="P71">Warstwa logiki biznesowej zrealizowana jako <text:span text:style-name="T60">bezstanowa,</text:span> monolityczna aplikacja sieciowa, w której odbywa się transakcyjne przetwarzanie danych. <text:span text:style-name="T17">Sama w sobie jest podzielona na kolejne trzy warstwy:</text:span></text:p>
        </text:list-item>
      </text:list>
      <text:list xml:id="list3062072370" text:style-name="L4">
        <text:list-item>
          <text:p text:style-name="P73"><text:span text:style-name="T18">War</text:span><text:span text:style-name="T19">stwa kontrolerów </text:span><text:span text:style-name="T20">(punktów </text:span><text:span text:style-name="T24">dostępowych</text:span><text:span text:style-name="T20"> </text:span><text:span text:style-name="T19">REST</text:span><text:span text:style-name="T20">)</text:span><text:span text:style-name="T19"> – umożliwia ona komunikację dalszych warstw ze światem zewnętrznym (w tym przypadku z aplikacją SPA), wywołuje metody warstwy serwisów. Nie są w niej przeprowadzane transakcje aplikacyjne.</text:span></text:p>
        </text:list-item>
        <text:list-item>
          <text:p text:style-name="P72"><text:span text:style-name="T19">Warstwa serwisów – </text:span><text:span text:style-name="T20">odpowiada za przetwarzanie danych oraz spełnienie reguł biznesowych systemu. Rozpoczynają się w niej transakcje aplikacyjne.</text:span></text:p>
        </text:list-item>
        <text:list-item>
          <text:p text:style-name="P74"><text:soft-page-break/>Warstwa repozytoriów – jest pośrednikiem, który zapewnia połączenie warstwy logiki biznesowej z warstwą danych. Przeprowadza operacje zapisu oraz odczytu danych. Kontynuuje transakcję aplikacyjne rozpoczęte przez warstwę serwisów.</text:p>
        </text:list-item>
      </text:list>
      <text:list xml:id="list1918753959039" text:continue-list="list2746952034" text:style-name="L3">
        <text:list-item>
          <text:p text:style-name="P70"><text:span text:style-name="T18">Warstwa </text:span><text:span text:style-name="T30">składowania</text:span><text:span text:style-name="T18"> danych – </text:span><text:span text:style-name="T21">system </text:span><text:span text:style-name="T16">zarządzania relacyjną bazą danych, </text:span><text:span text:style-name="T21">w której przechowywane są dane wykorzystywane w aplikacji. Operacje zapisu i odczytu zainicjowane przez warstwę logiki biznesowej, które są wykonywane w ramach transakcji aplikacyjnych powodują rozpoczęcie transakcji bazodanowych, co zapewnia spójność danych w systemie.</text:span></text:p>
        </text:list-item>
      </text:list>
      <text:h text:style-name="P48" text:outline-level="2"><text:bookmark-start text:name="__RefHeading___Toc508_4217443648"/>3.2. Stos technologiczny<text:bookmark-end text:name="__RefHeading___Toc508_4217443648"/></text:h>
      <text:p text:style-name="P19"><text:tab/><text:span text:style-name="T25">P</text:span><text:span text:style-name="T26">rzed przystąpieniem do implementacji należało wybrać język programowania oraz szkielet budowy aplikacji, który zostanie wykorzystany do stworzenia warstwy logiki biznesowej. Wybór <text:s/>padł na język Java (wersja 11.</text:span><text:span text:style-name="T32">0.8</text:span><text:span text:style-name="T26">) oraz Spring Framework. </text:span><text:span text:style-name="T32">Jego głównym komponentem jest kontener IoC, który zarządza </text:span><text:span text:style-name="T26"><text:s/></text:span><text:span text:style-name="T29">Jako narzędzie do zarządzania zależnościami oraz budowania projektu został użyty Maven (wersja 3.6.3). </text:span><text:span text:style-name="T26">Ponadto użyte zostało narzędzie Spring Boot (wersja </text:span><text:span text:style-name="T28">2.3.5.RELEASE</text:span><text:span text:style-name="T26">), </text:span><text:span text:style-name="T27">które jest rozwiązaniem faworyzującym konwencję ponad konfigurację. Dzięki niemu w projekcie jest zawarty wbudowany serwer aplikacyjny Tomcat, który można uruchomić wraz z osadzoną aplikacją przy pomocy jednego polecenia w terminalu. Ponadto zarządza ono wersjami zależności. W skład Springa wchodzi wiele modułów, a najważniejsze z nich, które zostały wykorzystane w systemie to:</text:span></text:p>
      <text:list xml:id="list2656931601" text:style-name="L5">
        <text:list-item>
          <text:p text:style-name="P76">Spring Data – <text:span text:style-name="T28">dostarcza warstwę abstrakcji do komunikacji ze źródłem danych</text:span></text:p>
        </text:list-item>
        <text:list-item>
          <text:p text:style-name="P75"><text:span text:style-name="T27">Spring Security – </text:span><text:span text:style-name="T28">biblioteka, przy pomocy której zostały zrealizowane mechanizmy uwierzytelnienia i autoryzacji; wykorzystuje bezpieczeństwo deklaratywne</text:span></text:p>
        </text:list-item>
        <text:list-item>
          <text:p text:style-name="P77">Spring AOP – umożliwia stosowanie programowania aspektowego oraz tworzenia własnych adnotacji</text:p>
        </text:list-item>
        <text:list-item>
          <text:p text:style-name="P77">Spring Mail – <text:span text:style-name="T29">dostarcza abstrakcję pomocną przy wysyłaniu wiadomości email do użytkowników systemu z poziomu aplikacji</text:span></text:p>
        </text:list-item>
      </text:list>
      <text:p text:style-name="P22">Warto również wspomnieć o bibliotece Hibernate (wersja 5.3.23.Final) będącej implementacją Java Persistence API. Jest to mechanizm do mapowania obiektowo-relacyjnego domyślnie wykorzystywany przez Spring Data, który również został wykorzystany w projekcie.</text:p>
      <text:p text:style-name="P20"><text:tab/>Do implementacji warstwy składowania danych został wykorzystany system zarządzania relacyjną bazą danych PostgreSQL (wersja 1<text:span text:style-name="T40">1</text:span>.<text:span text:style-name="T40">6</text:span>). Jest to zaawansowany, otwartoźródłowy system, który umożliwia przetwarzanie transakcyjne oraz dobrze integruje się z biblioteką Hibernate.</text:p>
      <text:p text:style-name="P21"><text:tab/>Ostatnim krokiem był wybór technologii, która zostanie wykorzystania do stworzenia warstwy prezentacji. W tym przypadku postawiono na język programowania JavaScript (wersja ES6) oraz bibliotekę do budowania interfejsów użytkownika React.js (wersja 16.14.0). <text:span text:style-name="T31">Do zainicjowania projektu zostało użyte narzędzie Create React App, które w pewnym sensie jest odpowiednikiem Spring Boota. Dzięki niemu do projektu zostaje dodana wstępna konfiguracja </text:span><text:soft-page-break/><text:span text:style-name="T31">narzędzi Webpack do podziału aplikacji na mniejsze pakiety oraz Babel do konwersji kodu JavaScript w wersji ES6 lub wyższej na ES5, czyli zgodną ze starszymi przeglądarkami. </text:span><text:span text:style-name="T32">Do zarządzania zależnościami zostało wykorzystane narzędzie NPM (wersja 6.14.8), czyli domyślny menedżer pakietów JavaScript. Najważniejsze pakiety wykorzystane w aplikacji warstwy prezentacji to:</text:span></text:p>
      <text:list xml:id="list1080694418" text:style-name="L6">
        <text:list-item>
          <text:p text:style-name="P78"><text:span text:style-name="T22">Axios (wersja 0.19.2) – </text:span><text:span text:style-name="T32">klient</text:span><text:span text:style-name="T23"> HTTP </text:span><text:span text:style-name="T32">ułatwiający wysyłanie żądań do serwera</text:span></text:p>
        </text:list-item>
        <text:list-item>
          <text:p text:style-name="P79">i18next <text:span text:style-name="T33">(wersja 19.8.3)</text:span> – <text:span text:style-name="T33">popularna biblioteka dodająca funkcjonalność internacjonalizacji</text:span></text:p>
        </text:list-item>
        <text:list-item>
          <text:p text:style-name="P78"><text:span text:style-name="T23">yup </text:span><text:span text:style-name="T33">(wersja 0.29.3)</text:span><text:span text:style-name="T23"> – </text:span><text:span text:style-name="T33">biblioteka umożliwiająca definiowanie schematów, zgodnie z którymi ma być przeprowadzana walidacja obiektów wysyłanych </text:span></text:p>
        </text:list-item>
        <text:list-item>
          <text:p text:style-name="P78"><text:span text:style-name="T23">React Bootstrap </text:span><text:span text:style-name="T33">(wersja 1.4.0)</text:span><text:span text:style-name="T23"> – </text:span><text:span text:style-name="T33">zapewnia integrację Reacta z biblioteką Bootstrap dostarcza</text:span><text:span text:style-name="T70">jącą</text:span><text:span text:style-name="T33"> arkusze stylów, </text:span><text:span text:style-name="T70">przy pomocy których zbudowanych jest wiele responsywnych stron internetowych.</text:span></text:p>
        </text:list-item>
      </text:list>
      <text:h text:style-name="P49" text:outline-level="2"><text:bookmark-start text:name="__RefHeading___Toc422_2337193129"/>3.3. Opis środowisk<text:bookmark-end text:name="__RefHeading___Toc422_2337193129"/></text:h>
      <text:h text:style-name="P51" text:outline-level="3"><text:bookmark-start text:name="__RefHeading___Toc424_2337193129"/>3.3.1. Środowisko deweloperskie<text:bookmark-end text:name="__RefHeading___Toc424_2337193129"/></text:h>
      <text:p text:style-name="P18"><text:tab/><text:span text:style-name="T34">Jako zintegrowane środowisko programistyczne posłużył program IntelliJ IDEA </text:span><text:span text:style-name="T35">(wersja 2020.2.3). Zaraz obok Eclipse jest to najpopularniejsze narzędzie na rynku, które zapewnia świetną integrację z Mavenem oraz Springiem. Ze względu na wykorzystanie Spring Boota instalacja samodzielnego serwera aplikacyjnego nie była wymagana. Jeżeli chodzi o bazę danych, to dewelopersko była wykorzystywana lokalna instancja PostgreSQL. </text:span><text:span text:style-name="T69">Przy implementacji warstwy prezentacji bardzo użytecznym narzędziem okazał się Webpack, które udostępnia serwer deweloperski działający w środowisku Node.js (wersja 12.19.0) umożliwiający przeładowywanie zmian w projekcie podczas działania aplikacji.</text:span></text:p>
      <text:h text:style-name="P51" text:outline-level="3"><text:bookmark-start text:name="__RefHeading___Toc426_2337193129"/>3.3.2. Środowisko produkcyjne<text:bookmark-end text:name="__RefHeading___Toc426_2337193129"/></text:h>
      <text:p text:style-name="P24"><text:tab/><text:span text:style-name="T36">Warstwa logiki biznesowej oraz warstwa prezentacji stworzone w ramach pracy inżynierskiej zostały osadzone jako dwie niezależne aplikacje na platformie chmurowej Heroku. Ich kod źródłowy znajduje się w zdalnym repozytorium Git w serwisie GitHub. Do automatycznego osadzania aplikacji został wykorzystany mechanizm GitHub Actions. </text:span><text:span text:style-name="T37">Repozytorium posiada następującą strukturę katalogów:</text:span></text:p>
      <text:list xml:id="list2392934011" text:style-name="L7">
        <text:list-item>
          <text:p text:style-name="P80">.<text:span text:style-name="T37">github/workflows – katalog z konfiguracją GitHub Actions</text:span></text:p>
        </text:list-item>
        <text:list-item>
          <text:p text:style-name="P81">backend – katalog z kodem źródłowym aplikacji warstwy logiki biznesowej</text:p>
        </text:list-item>
        <text:list-item>
          <text:p text:style-name="P81">frontend – katalog z kodem źródłowym warstwy prezentacji</text:p>
        </text:list-item>
      </text:list>
      <text:p text:style-name="P26">Mechanizm GitHub Actions został skonfigurowany w taki sposób, aby jakakolwiek zmiana w katalogu frontend lub backend powodowała zbudowanie projektu znajdującego się w tym katalogu oraz osadzenie go na platformie Heroku.</text:p>
      <text:p text:style-name="Listing"><text:soft-page-break/>name: backend</text:p>
      <text:p text:style-name="Listing"/>
      <text:p text:style-name="Listing">on:</text:p>
      <text:p text:style-name="Listing"><text:s text:c="2"/>push:</text:p>
      <text:p text:style-name="Listing"><text:s text:c="4"/>branches: </text:p>
      <text:p text:style-name="Listing"><text:s text:c="6"/>- master</text:p>
      <text:p text:style-name="Listing"><text:s text:c="4"/>paths:</text:p>
      <text:p text:style-name="Listing"><text:s text:c="6"/>- 'backend/**'</text:p>
      <text:p text:style-name="Listing"><text:s text:c="6"/>- '.github/workflows/backend.yml'</text:p>
      <text:p text:style-name="Listing"/>
      <text:p text:style-name="Listing">jobs:</text:p>
      <text:p text:style-name="Listing"><text:s text:c="2"/>build:</text:p>
      <text:p text:style-name="Listing"><text:s text:c="4"/>runs-on: ubuntu-latest</text:p>
      <text:p text:style-name="Listing"><text:s text:c="4"/>steps:</text:p>
      <text:p text:style-name="Listing"><text:s text:c="4"/>- uses: actions/checkout@v2</text:p>
      <text:p text:style-name="Listing"><text:s text:c="4"/>- name: Set up JDK 11</text:p>
      <text:p text:style-name="Listing"><text:s text:c="6"/>uses: actions/setup-java@v1</text:p>
      <text:p text:style-name="Listing"><text:s text:c="6"/>with:</text:p>
      <text:p text:style-name="Listing"><text:s text:c="8"/>java-version: 11</text:p>
      <text:p text:style-name="Listing"><text:s text:c="4"/>- name: Build with Maven</text:p>
      <text:p text:style-name="Listing"><text:s text:c="6"/>run: mvn -B package --file backend/pom.xml</text:p>
      <text:p text:style-name="Listing"><text:s text:c="4"/>- name: Add backend remote origin</text:p>
      <text:p text:style-name="Listing"><text:s text:c="6"/>run: git remote add heroku-backend https://heroku:${{secrets.HEROKU_API_KEY}}@git.heroku.com/${{secrets.HEROKU_BACKEND_APP_NAME}}.git</text:p>
      <text:p text:style-name="Listing"><text:s text:c="4"/>- name: Deploy backend to Heroku</text:p>
      <text:p text:style-name="Listing"><text:s text:c="6"/>run: git push heroku-backend `git subtree split --prefix backend master`:refs/heads/master –force</text:p>
      <text:p text:style-name="Listing"/>
      <text:p text:style-name="P27">^Listing prezentujący konfigurację GitHub Actions wykorzystywaną do osadzania aplikacji warstwy logiki biznesowej. Dla celów bezpieczeństwa zostały w niej użyte zmienne środowiskowe możliwe do ustawienia w opcjach repozytorium. Analogiczna konfiguracja została wykonana dla aplikacji warstwy prezentacji.</text:p>
      <text:p text:style-name="P25"><text:span text:style-name="T38">Platforma chmurowa Heroku oferuje również </text:span><text:span text:style-name="T39">możliwość korzystania z systemu zarządzania relacyjną bazą danych PostgreSQL w modelu Database as a Service. W wersji darmowej posiada on jednak pewne ograniczenia, takie jak brak możliwości utworzenia wielu użytkowników bazodanowych oraz nadania im uprawnień do tabel. Z tego powodu docelowym środowiskiem, w jakim został uruchomiony RDBMS jest platforma </text:span><text:span text:style-name="T40">Microsoft Azure</text:span><text:span text:style-name="T39">. Zawarta w niej usługa </text:span><text:span text:style-name="T40">Azure Database for PostgreSQL </text:span><text:span text:style-name="T41">ułatwia konfigurację oraz</text:span><text:span text:style-name="T40"> uruchomienie </text:span><text:span text:style-name="T41">własnej instancji bazy danych w </text:span><text:span text:style-name="T71">chmurze Microsoftu. Jest to szybsze rozwiązanie w</text:span><text:span text:style-name="T41"> porównaniu do np. usług oferujących hosting kontenerów Dockera. Ponadto daje pełną kontrolę nad użytkownikami bazodanowymi oraz ich uprawnieniami.</text:span></text:p>
      <text:h text:style-name="P47" text:outline-level="2"><text:bookmark-start text:name="__RefHeading___Toc510_4217443648"/>3.<text:span text:style-name="T14">4</text:span>. Reguły biznesowe<text:bookmark-end text:name="__RefHeading___Toc510_4217443648"/></text:h>
      <text:p text:style-name="P31"><text:tab/><text:span text:style-name="T72">Tematyką stworzonego projektu jest wypożyczalnia pojazdów – użytkownicy mogą dokon</text:span><text:span text:style-name="T73">ać</text:span><text:span text:style-name="T72"> rezerwacji na określony pojazd w wybranych przez siebie przedziałach czasowych. System jest typu OLTP (online transaction processing), gdyż zapewnia spójność </text:span><text:span text:style-name="T73">rzeczywistych obiektów z </text:span><text:span text:style-name="T72">dany</text:span><text:span text:style-name="T73">mi</text:span><text:span text:style-name="T72"> prezentowany</text:span><text:span text:style-name="T73">mi</text:span><text:span text:style-name="T72"> użytkownikom </text:span><text:span text:style-name="T73">oraz danymi w bazie danych</text:span><text:span text:style-name="T72">. </text:span><text:span text:style-name="T76">System został podzielony na trzy moduły funkcjonalne:</text:span></text:p>
      <text:list xml:id="list1515838420" text:style-name="L8">
        <text:list-item>
          <text:p text:style-name="P82"><text:soft-page-break/>MOK – moduł obsługi kont</text:p>
        </text:list-item>
        <text:list-item>
          <text:p text:style-name="P82">MOP – moduł obsługi pojazdów</text:p>
        </text:list-item>
        <text:list-item>
          <text:p text:style-name="P82">MOR – moduł obsługi rezerwacji.</text:p>
        </text:list-item>
      </text:list>
      <text:p text:style-name="P31"><text:span text:style-name="T73">W systemie </text:span><text:span text:style-name="T76">oprócz użytkownika nieuwierzytelnionego (GUEST)</text:span><text:span text:style-name="T73"> istnieją trzy poziomy dostępu użytkowników </text:span><text:span text:style-name="T76">uwierzytelnionych</text:span><text:span text:style-name="T73">:</text:span></text:p>
      <text:list xml:id="list3788493022" text:style-name="L9">
        <text:list-item>
          <text:p text:style-name="P84">ADMIN – administrator, zarządza kontami użytkowników</text:p>
        </text:list-item>
        <text:list-item>
          <text:p text:style-name="P84">EMPLOYEE – pracownik, zarządza zasobami (pojazdami) oraz rezerwacjami <text:span text:style-name="T74">klientów</text:span></text:p>
        </text:list-item>
        <text:list-item>
          <text:p text:style-name="P84">CLIENT – klient, może złożyć rezerwację <text:span text:style-name="T74">oraz zarządza własnymi rezerwacjami.</text:span></text:p>
        </text:list-item>
      </text:list>
      <text:p text:style-name="P29"><text:span text:style-name="T74">Wszystkie pojazdy mają określoną cenę wynajmu, jest ona naliczana za każdy dzień rezerwacji. </text:span><text:span text:style-name="T75">Rezerwacja posiada przypisany do niej status, </text:span><text:span text:style-name="T76">natomiast statusom są przypisane następujące liczby:</text:span></text:p>
      <text:p text:style-name="P32"><text:s text:c="6"/>0. <text:s text:c="2"/>Złożony</text:p>
      <text:list xml:id="list1715393521" text:style-name="L10">
        <text:list-item>
          <text:p text:style-name="P83">Anulowany</text:p>
        </text:list-item>
        <text:list-item>
          <text:p text:style-name="P83">Zakończony.</text:p>
        </text:list-item>
      </text:list>
      <text:h text:style-name="P49" text:outline-level="2"><text:bookmark-start text:name="__RefHeading___Toc512_4217443648"/>3.5. Oferowana funkcjonalność<text:bookmark-end text:name="__RefHeading___Toc512_4217443648"/></text:h>
      <text:p text:style-name="P18"><text:tab/><text:span text:style-name="T76">System oferuje użytkownikom następujące przypadki użycia:</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leLine105553139425280">
          <table:table-cell table:style-name="Tabela1.A1" office:value-type="string">
            <text:p text:style-name="P61">P.U.</text:p>
          </table:table-cell>
          <table:table-cell table:style-name="Tabela1.A1" office:value-type="string">
            <text:p text:style-name="P61">Nazwa</text:p>
          </table:table-cell>
          <table:table-cell table:style-name="Tabela1.A1" office:value-type="string">
            <text:p text:style-name="P61">Użytkownik nieuwierzytelniony</text:p>
          </table:table-cell>
          <table:table-cell table:style-name="Tabela1.A1" office:value-type="string">
            <text:p text:style-name="P61">Klient</text:p>
          </table:table-cell>
          <table:table-cell table:style-name="Tabela1.A1" office:value-type="string">
            <text:p text:style-name="P61">Pracownik</text:p>
          </table:table-cell>
          <table:table-cell table:style-name="Tabela1.F1" office:value-type="string">
            <text:p text:style-name="P61">Administrator</text:p>
          </table:table-cell>
        </table:table-row>
        <table:table-row table:style-name="TableLine105553139427584">
          <table:table-cell table:style-name="Tabela1.A2" office:value-type="string">
            <text:p text:style-name="P37">MOK.1</text:p>
          </table:table-cell>
          <table:table-cell table:style-name="Tabela1.A2" office:value-type="string">
            <text:p text:style-name="P61">Zarejestruj</text:p>
          </table:table-cell>
          <table:table-cell table:style-name="Tabela1.A2" office:value-type="string">
            <text:p text:style-name="P58">✓</text:p>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38"/>
          </table:table-cell>
        </table:table-row>
        <table:table-row table:style-name="TableLine105553139429376">
          <table:table-cell table:style-name="Tabela1.A2" office:value-type="string">
            <text:p text:style-name="P62">MOK.<text:span text:style-name="T77">2</text:span></text:p>
          </table:table-cell>
          <table:table-cell table:style-name="Tabela1.A2" office:value-type="string">
            <text:p text:style-name="P61">Zaloguj</text:p>
          </table:table-cell>
          <table:table-cell table:style-name="Tabela1.A2" office:value-type="string">
            <text:p text:style-name="P58">✓</text:p>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38"/>
          </table:table-cell>
        </table:table-row>
        <table:table-row table:style-name="TableLine105553139429888">
          <table:table-cell table:style-name="Tabela1.A2" office:value-type="string">
            <text:p text:style-name="P62">MOK.<text:span text:style-name="T77">3</text:span></text:p>
          </table:table-cell>
          <table:table-cell table:style-name="Tabela1.A2" office:value-type="string">
            <text:p text:style-name="P61">Wyloguj</text:p>
          </table:table-cell>
          <table:table-cell table:style-name="Tabela1.A2" office:value-type="string">
            <text:p text:style-name="P38"/>
          </table:table-cell>
          <table:table-cell table:style-name="Tabela1.A2" office:value-type="string">
            <text:p text:style-name="P58">✓</text:p>
          </table:table-cell>
          <table:table-cell table:style-name="Tabela1.A2" office:value-type="string">
            <text:p text:style-name="P58">✓</text:p>
          </table:table-cell>
          <table:table-cell table:style-name="Tabela1.F2" office:value-type="string">
            <text:p text:style-name="P58">✓</text:p>
          </table:table-cell>
        </table:table-row>
        <table:table-row table:style-name="TableLine105553139430144">
          <table:table-cell table:style-name="Tabela1.A2" office:value-type="string">
            <text:p text:style-name="P62">MOK.<text:span text:style-name="T77">4</text:span></text:p>
          </table:table-cell>
          <table:table-cell table:style-name="Tabela1.A2" office:value-type="string">
            <text:p text:style-name="P61">Zresetuj hasło</text:p>
          </table:table-cell>
          <table:table-cell table:style-name="Tabela1.A2" office:value-type="string">
            <text:p text:style-name="P58">✓</text:p>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38"/>
          </table:table-cell>
        </table:table-row>
        <table:table-row table:style-name="TableLine105553139430400">
          <table:table-cell table:style-name="Tabela1.A2" office:value-type="string">
            <text:p text:style-name="P62">MOK.<text:span text:style-name="T77">5</text:span></text:p>
          </table:table-cell>
          <table:table-cell table:style-name="Tabela1.A2" office:value-type="string">
            <text:p text:style-name="P56">Przełącz poziom dostępu</text:p>
          </table:table-cell>
          <table:table-cell table:style-name="Tabela1.A2" office:value-type="string">
            <text:p text:style-name="P38"/>
          </table:table-cell>
          <table:table-cell table:style-name="Tabela1.A2" office:value-type="string">
            <text:p text:style-name="P58">✓</text:p>
          </table:table-cell>
          <table:table-cell table:style-name="Tabela1.A2" office:value-type="string">
            <text:p text:style-name="P58">✓</text:p>
          </table:table-cell>
          <table:table-cell table:style-name="Tabela1.F2" office:value-type="string">
            <text:p text:style-name="P58">✓</text:p>
          </table:table-cell>
        </table:table-row>
        <table:table-row table:style-name="TableLine105553139429632">
          <table:table-cell table:style-name="Tabela1.A2" office:value-type="string">
            <text:p text:style-name="P62">MOK.<text:span text:style-name="T77">6</text:span></text:p>
          </table:table-cell>
          <table:table-cell table:style-name="Tabela1.A2" office:value-type="string">
            <text:p text:style-name="P56">Utwórz konto</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59">✓</text:p>
          </table:table-cell>
        </table:table-row>
        <table:table-row table:style-name="TableLine105553139430656">
          <table:table-cell table:style-name="Tabela1.A2" office:value-type="string">
            <text:p text:style-name="P62">MOK.<text:span text:style-name="T77">7</text:span></text:p>
          </table:table-cell>
          <table:table-cell table:style-name="Tabela1.A2" office:value-type="string">
            <text:p text:style-name="P56">Zablokuj/odblokuj konto</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59">✓</text:p>
          </table:table-cell>
        </table:table-row>
        <table:table-row table:style-name="TableLine105553139431168">
          <table:table-cell table:style-name="Tabela1.A2" office:value-type="string">
            <text:p text:style-name="P62">MOK.<text:span text:style-name="T77">8</text:span></text:p>
          </table:table-cell>
          <table:table-cell table:style-name="Tabela1.A2" office:value-type="string">
            <text:p text:style-name="P56">Zmień poziomy dostępu konta</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59">✓</text:p>
          </table:table-cell>
        </table:table-row>
        <table:table-row table:style-name="TableLine105553139431168">
          <table:table-cell table:style-name="Tabela1.A2" office:value-type="string">
            <text:p text:style-name="P62">MOK.<text:span text:style-name="T77">9</text:span></text:p>
          </table:table-cell>
          <table:table-cell table:style-name="Tabela1.A2" office:value-type="string">
            <text:p text:style-name="P63"><text:span text:style-name="T77">Wyświetl wszystkie konta</text:span></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59">✓</text:p>
          </table:table-cell>
        </table:table-row>
        <table:table-row table:style-name="TableLine105553139431168">
          <table:table-cell table:style-name="Tabela1.A2" office:value-type="string">
            <text:p text:style-name="P62">MOK.1<text:span text:style-name="T77">0</text:span></text:p>
          </table:table-cell>
          <table:table-cell table:style-name="Tabela1.A2" office:value-type="string">
            <text:p text:style-name="P56">Filtruj listę kont</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59">✓</text:p>
          </table:table-cell>
        </table:table-row>
        <table:table-row table:style-name="TableLine105553139431168">
          <table:table-cell table:style-name="Tabela1.A2" office:value-type="string">
            <text:p text:style-name="P62">MOK.1<text:span text:style-name="T77">1</text:span></text:p>
          </table:table-cell>
          <table:table-cell table:style-name="Tabela1.A2" office:value-type="string">
            <text:p text:style-name="P56">Wyświetl szczegóły własnego konta</text:p>
          </table:table-cell>
          <table:table-cell table:style-name="Tabela1.A2" office:value-type="string">
            <text:p text:style-name="P38"/>
          </table:table-cell>
          <table:table-cell table:style-name="Tabela1.A2" office:value-type="string">
            <text:p text:style-name="P59">✓</text:p>
          </table:table-cell>
          <table:table-cell table:style-name="Tabela1.A2" office:value-type="string">
            <text:p text:style-name="P59">✓</text:p>
          </table:table-cell>
          <table:table-cell table:style-name="Tabela1.F2" office:value-type="string">
            <text:p text:style-name="P59">✓</text:p>
          </table:table-cell>
        </table:table-row>
        <table:table-row table:style-name="TableLine105553139431168">
          <table:table-cell table:style-name="Tabela1.A2" office:value-type="string">
            <text:p text:style-name="P62">MOK.1<text:span text:style-name="T77">2</text:span></text:p>
          </table:table-cell>
          <table:table-cell table:style-name="Tabela1.A2" office:value-type="string">
            <text:p text:style-name="P63"><text:span text:style-name="T77">Wyświetl szczegóły konta innego użytkownika</text:span></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59">✓</text:p>
          </table:table-cell>
        </table:table-row>
        <table:table-row table:style-name="TableLine105553139431168">
          <table:table-cell table:style-name="Tabela1.A2" office:value-type="string">
            <text:p text:style-name="P62">MOK.1<text:span text:style-name="T77">3</text:span></text:p>
          </table:table-cell>
          <table:table-cell table:style-name="Tabela1.A2" office:value-type="string">
            <text:p text:style-name="P63"><text:span text:style-name="T77">Edytuj dane własnego konta</text:span></text:p>
          </table:table-cell>
          <table:table-cell table:style-name="Tabela1.A2" office:value-type="string">
            <text:p text:style-name="P38"/>
          </table:table-cell>
          <table:table-cell table:style-name="Tabela1.A2" office:value-type="string">
            <text:p text:style-name="P59">✓</text:p>
          </table:table-cell>
          <table:table-cell table:style-name="Tabela1.A2" office:value-type="string">
            <text:p text:style-name="P59">✓</text:p>
          </table:table-cell>
          <table:table-cell table:style-name="Tabela1.F2" office:value-type="string">
            <text:p text:style-name="P59">✓</text:p>
          </table:table-cell>
        </table:table-row>
        <text:soft-page-break/>
        <table:table-row table:style-name="TableLine105553139431168">
          <table:table-cell table:style-name="Tabela1.A2" office:value-type="string">
            <text:p text:style-name="P62">MOK.1<text:span text:style-name="T77">4</text:span></text:p>
          </table:table-cell>
          <table:table-cell table:style-name="Tabela1.A2" office:value-type="string">
            <text:p text:style-name="P56">Edytuj dane konta innego użytkownika</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59">✓</text:p>
          </table:table-cell>
        </table:table-row>
        <table:table-row table:style-name="TableLine105553139431168">
          <table:table-cell table:style-name="Tabela1.A2" office:value-type="string">
            <text:p text:style-name="P62">MOK.1<text:span text:style-name="T77">5</text:span></text:p>
          </table:table-cell>
          <table:table-cell table:style-name="Tabela1.A2" office:value-type="string">
            <text:p text:style-name="P56">Zmień własne hasło</text:p>
          </table:table-cell>
          <table:table-cell table:style-name="Tabela1.A2" office:value-type="string">
            <text:p text:style-name="P38"/>
          </table:table-cell>
          <table:table-cell table:style-name="Tabela1.A2" office:value-type="string">
            <text:p text:style-name="P59">✓</text:p>
          </table:table-cell>
          <table:table-cell table:style-name="Tabela1.A2" office:value-type="string">
            <text:p text:style-name="P59">✓</text:p>
          </table:table-cell>
          <table:table-cell table:style-name="Tabela1.F2" office:value-type="string">
            <text:p text:style-name="P59">✓</text:p>
          </table:table-cell>
        </table:table-row>
        <table:table-row table:style-name="TableLine105553139431168">
          <table:table-cell table:style-name="Tabela1.A2" office:value-type="string">
            <text:p text:style-name="P62">MOK.1<text:span text:style-name="T77">6</text:span></text:p>
          </table:table-cell>
          <table:table-cell table:style-name="Tabela1.A2" office:value-type="string">
            <text:p text:style-name="P56">Zmień hasło innego użytkownika</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59">✓</text:p>
          </table:table-cell>
        </table:table-row>
        <table:table-row table:style-name="TableLine105553139431168">
          <table:table-cell table:style-name="Tabela1.A2" office:value-type="string">
            <text:p text:style-name="P62">MOK.1<text:span text:style-name="T77">7</text:span></text:p>
          </table:table-cell>
          <table:table-cell table:style-name="Tabela1.A2" office:value-type="string">
            <text:p text:style-name="P56">Wyślij maila potwierdzającego</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38"/>
          </table:table-cell>
          <table:table-cell table:style-name="Tabela1.F2" office:value-type="string">
            <text:p text:style-name="P59">✓</text:p>
          </table:table-cell>
        </table:table-row>
        <table:table-row table:style-name="TableLine105553139431168">
          <table:table-cell table:style-name="Tabela1.A2" office:value-type="string">
            <text:p text:style-name="P55">MOP.1</text:p>
          </table:table-cell>
          <table:table-cell table:style-name="Tabela1.A2" office:value-type="string">
            <text:p text:style-name="P56">Dodaj pojazd</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59">✓</text:p>
          </table:table-cell>
          <table:table-cell table:style-name="Tabela1.F2" office:value-type="string">
            <text:p text:style-name="P59"/>
          </table:table-cell>
        </table:table-row>
        <table:table-row table:style-name="TableLine105553139431168">
          <table:table-cell table:style-name="Tabela1.A2" office:value-type="string">
            <text:p text:style-name="P55">MOP.2</text:p>
          </table:table-cell>
          <table:table-cell table:style-name="Tabela1.A2" office:value-type="string">
            <text:p text:style-name="P56">Edytuj pojazd</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59">✓</text:p>
          </table:table-cell>
          <table:table-cell table:style-name="Tabela1.F2" office:value-type="string">
            <text:p text:style-name="P59"/>
          </table:table-cell>
        </table:table-row>
        <table:table-row table:style-name="TableLine105553139431168">
          <table:table-cell table:style-name="Tabela1.A2" office:value-type="string">
            <text:p text:style-name="P55">MOP.3</text:p>
          </table:table-cell>
          <table:table-cell table:style-name="Tabela1.A2" office:value-type="string">
            <text:p text:style-name="P56">Aktywuj/dezaktywuj pojazd</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59">✓</text:p>
          </table:table-cell>
          <table:table-cell table:style-name="Tabela1.F2" office:value-type="string">
            <text:p text:style-name="P59"/>
          </table:table-cell>
        </table:table-row>
        <table:table-row table:style-name="TableLine105553139431168">
          <table:table-cell table:style-name="Tabela1.A2" office:value-type="string">
            <text:p text:style-name="P55">MOP.4</text:p>
          </table:table-cell>
          <table:table-cell table:style-name="Tabela1.A2" office:value-type="string">
            <text:p text:style-name="P56">Wyświetl wszystkie pojazdy</text:p>
          </table:table-cell>
          <table:table-cell table:style-name="Tabela1.A2" office:value-type="string">
            <text:p text:style-name="P59">✓</text:p>
          </table:table-cell>
          <table:table-cell table:style-name="Tabela1.A2" office:value-type="string">
            <text:p text:style-name="P59">✓</text:p>
          </table:table-cell>
          <table:table-cell table:style-name="Tabela1.A2" office:value-type="string">
            <text:p text:style-name="P59">✓</text:p>
          </table:table-cell>
          <table:table-cell table:style-name="Tabela1.F2" office:value-type="string">
            <text:p text:style-name="P59">✓</text:p>
          </table:table-cell>
        </table:table-row>
        <table:table-row table:style-name="TableLine105553139431168">
          <table:table-cell table:style-name="Tabela1.A2" office:value-type="string">
            <text:p text:style-name="P55">MOP.5</text:p>
          </table:table-cell>
          <table:table-cell table:style-name="Tabela1.A2" office:value-type="string">
            <text:p text:style-name="P56">Filtruj listę pojazdów</text:p>
          </table:table-cell>
          <table:table-cell table:style-name="Tabela1.A2" office:value-type="string">
            <text:p text:style-name="P59">✓</text:p>
          </table:table-cell>
          <table:table-cell table:style-name="Tabela1.A2" office:value-type="string">
            <text:p text:style-name="P59">✓</text:p>
          </table:table-cell>
          <table:table-cell table:style-name="Tabela1.A2" office:value-type="string">
            <text:p text:style-name="P59">✓</text:p>
          </table:table-cell>
          <table:table-cell table:style-name="Tabela1.F2" office:value-type="string">
            <text:p text:style-name="P59">✓</text:p>
          </table:table-cell>
        </table:table-row>
        <table:table-row table:style-name="TableLine105553139431168">
          <table:table-cell table:style-name="Tabela1.A2" office:value-type="string">
            <text:p text:style-name="P55">MOP.6</text:p>
          </table:table-cell>
          <table:table-cell table:style-name="Tabela1.A2" office:value-type="string">
            <text:p text:style-name="P56">Wyświetl szczegóły pojazdu</text:p>
          </table:table-cell>
          <table:table-cell table:style-name="Tabela1.A2" office:value-type="string">
            <text:p text:style-name="P59">✓</text:p>
          </table:table-cell>
          <table:table-cell table:style-name="Tabela1.A2" office:value-type="string">
            <text:p text:style-name="P59">✓</text:p>
          </table:table-cell>
          <table:table-cell table:style-name="Tabela1.A2" office:value-type="string">
            <text:p text:style-name="P59">✓</text:p>
          </table:table-cell>
          <table:table-cell table:style-name="Tabela1.F2" office:value-type="string">
            <text:p text:style-name="P59">✓</text:p>
          </table:table-cell>
        </table:table-row>
        <table:table-row table:style-name="TableLine105553139431168">
          <table:table-cell table:style-name="Tabela1.A2" office:value-type="string">
            <text:p text:style-name="P64">MOR.1</text:p>
          </table:table-cell>
          <table:table-cell table:style-name="Tabela1.A2" office:value-type="string">
            <text:p text:style-name="P65">Zarezerwuj pojazd</text:p>
          </table:table-cell>
          <table:table-cell table:style-name="Tabela1.A2" office:value-type="string">
            <text:p text:style-name="P38"/>
          </table:table-cell>
          <table:table-cell table:style-name="Tabela1.A2" office:value-type="string">
            <text:p text:style-name="P60">✓</text:p>
          </table:table-cell>
          <table:table-cell table:style-name="Tabela1.A2" office:value-type="string">
            <text:p text:style-name="P38"/>
          </table:table-cell>
          <table:table-cell table:style-name="Tabela1.F2" office:value-type="string">
            <text:p text:style-name="P59"/>
          </table:table-cell>
        </table:table-row>
        <table:table-row table:style-name="TableLine105553139431168">
          <table:table-cell table:style-name="Tabela1.A2" office:value-type="string">
            <text:p text:style-name="P64">MOR.2</text:p>
          </table:table-cell>
          <table:table-cell table:style-name="Tabela1.A2" office:value-type="string">
            <text:p text:style-name="P65">Zmień status rezerwacji</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60">✓</text:p>
          </table:table-cell>
          <table:table-cell table:style-name="Tabela1.F2" office:value-type="string">
            <text:p text:style-name="P59"/>
          </table:table-cell>
        </table:table-row>
        <table:table-row table:style-name="TableLine105553139431168">
          <table:table-cell table:style-name="Tabela1.A2" office:value-type="string">
            <text:p text:style-name="P64">MOR.3</text:p>
          </table:table-cell>
          <table:table-cell table:style-name="Tabela1.A2" office:value-type="string">
            <text:p text:style-name="P65">Anuluj własną rezerwację</text:p>
          </table:table-cell>
          <table:table-cell table:style-name="Tabela1.A2" office:value-type="string">
            <text:p text:style-name="P38"/>
          </table:table-cell>
          <table:table-cell table:style-name="Tabela1.A2" office:value-type="string">
            <text:p text:style-name="P60">✓</text:p>
          </table:table-cell>
          <table:table-cell table:style-name="Tabela1.A2" office:value-type="string">
            <text:p text:style-name="P38"/>
          </table:table-cell>
          <table:table-cell table:style-name="Tabela1.F2" office:value-type="string">
            <text:p text:style-name="P59"/>
          </table:table-cell>
        </table:table-row>
        <table:table-row table:style-name="TableLine105553139431168">
          <table:table-cell table:style-name="Tabela1.A2" office:value-type="string">
            <text:p text:style-name="P64">MOR.4</text:p>
          </table:table-cell>
          <table:table-cell table:style-name="Tabela1.A2" office:value-type="string">
            <text:p text:style-name="P65">Wyświetl wszystkie rezerwacje</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60">✓</text:p>
          </table:table-cell>
          <table:table-cell table:style-name="Tabela1.F2" office:value-type="string">
            <text:p text:style-name="P59"/>
          </table:table-cell>
        </table:table-row>
        <table:table-row table:style-name="TableLine105553139431168">
          <table:table-cell table:style-name="Tabela1.A2" office:value-type="string">
            <text:p text:style-name="P64">MOR.5</text:p>
          </table:table-cell>
          <table:table-cell table:style-name="Tabela1.A2" office:value-type="string">
            <text:p text:style-name="P65">Filtruj listę rezerwacji</text:p>
          </table:table-cell>
          <table:table-cell table:style-name="Tabela1.A2" office:value-type="string">
            <text:p text:style-name="P38"/>
          </table:table-cell>
          <table:table-cell table:style-name="Tabela1.A2" office:value-type="string">
            <text:p text:style-name="P38"/>
          </table:table-cell>
          <table:table-cell table:style-name="Tabela1.A2" office:value-type="string">
            <text:p text:style-name="P60">✓</text:p>
          </table:table-cell>
          <table:table-cell table:style-name="Tabela1.F2" office:value-type="string">
            <text:p text:style-name="P59"/>
          </table:table-cell>
        </table:table-row>
        <table:table-row table:style-name="TableLine105553139431168">
          <table:table-cell table:style-name="Tabela1.A2" office:value-type="string">
            <text:p text:style-name="P64">MOR.6</text:p>
          </table:table-cell>
          <table:table-cell table:style-name="Tabela1.A2" office:value-type="string">
            <text:p text:style-name="P65">Wyświetl własne rezerwacje</text:p>
          </table:table-cell>
          <table:table-cell table:style-name="Tabela1.A2" office:value-type="string">
            <text:p text:style-name="P38"/>
          </table:table-cell>
          <table:table-cell table:style-name="Tabela1.A2" office:value-type="string">
            <text:p text:style-name="P60">✓</text:p>
          </table:table-cell>
          <table:table-cell table:style-name="Tabela1.A2" office:value-type="string">
            <text:p text:style-name="P38"/>
          </table:table-cell>
          <table:table-cell table:style-name="Tabela1.F2" office:value-type="string">
            <text:p text:style-name="P59"/>
          </table:table-cell>
        </table:table-row>
        <table:table-row table:style-name="TableLine105553139431168">
          <table:table-cell table:style-name="Tabela1.A2" office:value-type="string">
            <text:p text:style-name="P64">MOR.7</text:p>
          </table:table-cell>
          <table:table-cell table:style-name="Tabela1.A2" office:value-type="string">
            <text:p text:style-name="P65">Wyświetl szczegóły rezerwacji</text:p>
          </table:table-cell>
          <table:table-cell table:style-name="Tabela1.A2" office:value-type="string">
            <text:p text:style-name="P38"/>
          </table:table-cell>
          <table:table-cell table:style-name="Tabela1.A2" office:value-type="string">
            <text:p text:style-name="P60">✓</text:p>
          </table:table-cell>
          <table:table-cell table:style-name="Tabela1.A2" office:value-type="string">
            <text:p text:style-name="P60">✓</text:p>
          </table:table-cell>
          <table:table-cell table:style-name="Tabela1.F2" office:value-type="string">
            <text:p text:style-name="P59"/>
          </table:table-cell>
        </table:table-row>
        <table:table-row table:style-name="TableLine105553139431168">
          <table:table-cell table:style-name="Tabela1.A2" office:value-type="string">
            <text:p text:style-name="P64">MOR.8</text:p>
          </table:table-cell>
          <table:table-cell table:style-name="Tabela1.A2" office:value-type="string">
            <text:p text:style-name="P65">Edytuj rezerwację</text:p>
          </table:table-cell>
          <table:table-cell table:style-name="Tabela1.A2" office:value-type="string">
            <text:p text:style-name="P38"/>
          </table:table-cell>
          <table:table-cell table:style-name="Tabela1.A2" office:value-type="string">
            <text:p text:style-name="P60">✓</text:p>
          </table:table-cell>
          <table:table-cell table:style-name="Tabela1.A2" office:value-type="string">
            <text:p text:style-name="P38"/>
          </table:table-cell>
          <table:table-cell table:style-name="Tabela1.F2" office:value-type="string">
            <text:p text:style-name="P59"/>
          </table:table-cell>
        </table:table-row>
      </table:table>
      <text:p text:style-name="P30"/>
      <text:h text:style-name="P49" text:outline-level="2"><text:bookmark-start text:name="__RefHeading___Toc514_4217443648"/>3.6. Zastosowany model<text:bookmark-end text:name="__RefHeading___Toc514_4217443648"/></text:h>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User_20_Entry" text:bibliography-data-field="booktitle"/>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P34">Bibliografia</text:p>
          </text:index-title>
          <text:p text:style-name="P33">[1] Michael Mikowski, Josh Powell, <text:span text:style-name="User_20_Entry">Single Page Web Applications: JavaScript End-to-end</text:span>, Manning Publications, 2013</text:p>
          <text:p text:style-name="P33">[2] Badanie laboratorium CUPS z Carnegie Mellon University dotyczące zachowań użytkowników, https://cups.cs.cmu.edu/soups/2010/proceedings/a2_shay.pdf</text:p>
          <text:p text:style-name="P33">[2] Dyrektywa Parlamentu Europejskiego i Rady (UE) 2015/2366, artykuł 4, punkt 30, https://eur-lex.europa.eu/legal-content/PL/TXT/HTML/?uri=CELEX:32015L2366&amp;from=EN#d1e1384-35-1</text:p>
          <text:p text:style-name="P33">[4] Lista podatności aplikacji sieciowych OWASP Top Ten, https://owasp.org/www-project-top-ten/</text:p>
          <text:p text:style-name="P33">[3] Publikacja NIST 800-63B dotycząca wytycznych bezpieczeństwa w sieci, artykuł 5.1, https://pages.nist.gov/800-63-3/sp800-63b.html</text:p>
        </text:index-body>
      </text:bibliography>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ZapfHumnstPL" svg:font-family="ZapfHumnstPL" style:font-family-generic="decorative"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erif1" svg:font-family="'Liberation Serif'" style:font-adornments="Kursywa" style:font-family-generic="roman" style:font-pitch="variable"/>
    <style:font-face style:name="Arial" svg:font-family="Arial" style:font-family-generic="swiss" style:font-pitch="variable"/>
    <style:font-face style:name="CastleT" svg:font-family="Castl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ffffff" draw:end-color="#cccccc"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Signature" style:family="paragraph" style:parent-style-name="Standard" style:class="text">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1" style:display-name="Bibliography 1" style:family="paragraph" style:parent-style-name="Index" style:list-style-name="" style:class="index">
      <style:paragraph-properties>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ing" style:family="paragraph" style:parent-style-name="Text_20_body">
      <style:paragraph-properties fo:margin-top="0cm" fo:margin-bottom="0cm" style:contextual-spacing="false" fo:line-height="100%" fo:text-align="start" style:justify-single-word="false"/>
      <style:text-properties style:font-name="Courier New" fo:font-family="'Courier New'" style:font-family-generic="modern" style:font-pitch="variable" fo:font-size="10pt" officeooo:rsid="0036ec16"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User_20_Entry" style:display-name="User Entry" style:family="text">
      <style:text-properties style:font-name="Liberation Serif1" fo:font-family="'Liberation Serif'" style:font-style-name="Kursywa" style:font-family-generic="roman" style:font-pitch="variable"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prefix="[" style:num-suffix="] " style:num-format="1">
        <style:list-level-properties text:list-level-position-and-space-mode="label-alignment" fo:text-align="end">
          <style:list-level-label-alignment text:label-followed-by="nothing" fo:text-indent="0.6cm"/>
        </style:list-level-properties>
      </text:list-level-style-number>
      <text:list-level-style-number text:level="2" text:style-name="Numbering_20_Symbols" style:num-prefix="(" style:num-suffix=")" style:num-format="1">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prefix="(" style:num-suffix=")" style:num-format="1">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prefix="(" style:num-suffix=")" style:num-format="1">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prefix="(" style:num-suffix=")" style:num-format="1">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prefix="(" style:num-suffix=")" style:num-format="1">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prefix="(" style:num-suffix=")" style:num-format="1">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prefix="(" style:num-suffix=")" style:num-format="1">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prefix="(" style:num-suffix=")" style:num-format="1">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prefix="(" style:num-suffix=")" style:num-format="1">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pl" fo:country="PL">
      <text:sort-key text:key="author" text:sort-ascending="true"/>
      <text:sort-key text:key="title"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0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3. Założenia</text:chapter></text:p>
      </style:header>
      <style:footer>
        <text:p text:style-name="MP1"><text:page-number text:select-page="current">11</text:page-number></text:p>
      </style:footer>
      <style:footer-left>
        <text:p text:style-name="MP2"><text:page-number text:select-page="current">10</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1-03T22:24:07.057261942</meta:creation-date>
    <dc:date>2020-11-10T00:19:16.765620623</dc:date>
    <meta:editing-duration>PT4H58M18S</meta:editing-duration>
    <meta:editing-cycles>48</meta:editing-cycles>
    <meta:generator>LibreOffice/7.0.3.1$MacOSX_X86_64 LibreOffice_project/d7547858d014d4cf69878db179d326fc3483e082</meta:generator>
    <meta:document-statistic meta:table-count="1" meta:image-count="0" meta:object-count="0" meta:page-count="11" meta:paragraph-count="249" meta:word-count="1920" meta:character-count="15155" meta:non-whitespace-character-count="13272"/>
  </office:meta>
</office:document-meta>
</file>